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7.747cm"/>
    </style:style>
    <style:style style:family="table-column" style:name="co2">
      <style:table-column-properties fo:break-before="auto" style:column-width="6.461cm"/>
    </style:style>
    <style:style style:family="table-column" style:name="co3">
      <style:table-column-properties fo:break-before="auto" style:column-width="0.979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3.944cm"/>
    </style:style>
    <style:style style:family="table-column" style:name="co7">
      <style:table-column-properties fo:break-before="auto" style:column-width="3.607cm"/>
    </style:style>
    <style:style style:family="table-column" style:name="co8">
      <style:table-column-properties fo:break-before="auto" style:column-width="0.89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26cm"/>
    </style:style>
    <style:style style:family="table-row" style:name="ro3">
      <style:table-row-properties fo:break-before="auto" style:use-optimal-row-height="false" style:row-height="0.767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VI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Default" style:name="ce2">
      <style:table-cell-properties fo:padding="0.071cm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6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11"/>
        <table:table-column table:style-name="co5" table:default-cell-style-name="Default" table:number-columns-repeated="1010"/>
        <table:table-row table:style-name="ro1">
          <table:table-cell ns41:value-type="string" table:style-name="TL Title" office:value-type="string">
            <office:annotation draw:style-name="gr1" svg:height="2.621cm" draw:caption-point-y="-0.042cm" svg:width="7.11cm" svg:x="8.163cm" draw:caption-point-x="-0.426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NOORDBRABANT - VIERDE GEDEELTE - Indeeling der bevolking naar de beroepen.</text:p>
          </table:table-cell>
          <table:table-cell table:style-name="ce9"/>
          <table:table-cell table:style-name="ce16"/>
          <table:table-cell table:style-name="ce9" table:number-columns-repeated="16"/>
          <table:table-cell table:style-name="ce54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DE STEDEN <text:s text:c="6"/></text:p>
          </table:table-cell>
          <table:table-cell ns41:value-type="string" table:number-rows-spanned="4" table:style-name="TL RowProperty" table:number-columns-spanned="1" office:value-type="string">
            <office:annotation draw:style-name="gr1" svg:height="1.27cm" draw:caption-point-y="0.3cm" svg:width="3.556cm" svg:x="4.002cm" draw:caption-point-x="10.196cm" svg:y="0.662cm" draw:text-style-name="P1">
              <dc:creator>CDM</dc:creator>
              <dc:date>2014-12-12T00:00:00</dc:date>
              <text:p text:style-name="P1"><text:span text:style-name="T2">De knechte en leerlingen zijn onder de beroepen begrepen.</text:span></text:p>
              <text:p text:style-name="P1"><text:span text:style-name="T2"/></text:p>
              <text:p text:style-name="P1"><text:span text:style-name="T2"/></text:p>
            </office:annotation>
            <text:p><text:s/>Beroepen of Middelen van Bestaan <text:s/></text:p>
          </table:table-cell>
          <table:table-cell table:style-name="ce17"/>
          <table:table-cell ns41:value-type="string" table:number-rows-spanned="1" table:style-name="TL ColHeader" table:number-columns-spanned="2" office:value-type="string">
            <text:p>Beneden de 10 jaren</text:p>
          </table:table-cell>
          <table:covered-table-cell table:style-name="ce25"/>
          <table:table-cell ns41:value-type="string" table:number-rows-spanned="1" table:style-name="TL ColHeader" table:number-columns-spanned="2" office:value-type="string">
            <text:p>Van 10 en 11 jaren</text:p>
          </table:table-cell>
          <table:covered-table-cell table:style-name="ce25"/>
          <table:table-cell ns41:value-type="string" table:number-rows-spanned="1" table:style-name="TL ColHeader" table:number-columns-spanned="2" office:value-type="string">
            <text:p>Van 12 tot en met 15 jaren</text:p>
          </table:table-cell>
          <table:covered-table-cell table:style-name="ce25"/>
          <table:table-cell ns41:value-type="string" table:number-rows-spanned="1" table:style-name="TL ColHeader" table:number-columns-spanned="2" office:value-type="string">
            <text:p>Van 16 jaren en daarboven</text:p>
          </table:table-cell>
          <table:covered-table-cell table:style-name="ce25"/>
          <table:table-cell ns41:value-type="string" table:number-rows-spanned="3" table:style-name="TL ColHeader" table:number-columns-spanned="3" office:value-type="string">
            <text:p>TOTAAL</text:p>
          </table:table-cell>
          <table:covered-table-cell table:style-name="ce43"/>
          <table:covered-table-cell table:style-name="ce45"/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1" table:number-columns-spanned="1" office:value-type="string">
            <text:p>Tabel</text:p>
          </table:table-cell>
          <table:table-cell ns41:value-type="string" table:number-rows-spanned="4" table:style-name="ce51" table:number-columns-spanned="1" office:value-type="string">
            <text:p>Pagina links</text:p>
          </table:table-cell>
          <table:table-cell ns41:value-type="string" table:number-rows-spanned="4" table:style-name="ce51" table:number-columns-spanned="1" office:value-type="string">
            <text:p>Pagina rechts</text:p>
          </table:table-cell>
          <table:table-cell ns41:value-type="string" table:number-rows-spanned="4" table:style-name="ce51" table:number-columns-spanned="1" office:value-type="string">
            <text:p>Provincie</text:p>
          </table:table-cell>
          <table:table-cell ns41:value-type="string" table:number-rows-spanned="4" table:style-name="ce55" table:number-columns-spanned="1" office:value-type="string">
            <text:p>Image nr</text:p>
          </table:table-cell>
          <table:table-cell table:style-name="ce18"/>
          <table:table-cell table:style-name="ce17" table:number-columns-repeated="2"/>
          <table:table-cell table:style-name="ce58" table:number-columns-repeated="1001"/>
        </table:table-row>
        <table:table-row table:style-name="ro3">
          <table:covered-table-cell table:style-name="ce4"/>
          <table:covered-table-cell table:style-name="ce11"/>
          <table:table-cell table:style-name="ce18"/>
          <table:table-cell ns41:value-type="string" table:number-rows-spanned="2" table:style-name="TL ColHeader" table:number-columns-spanned="2" office:value-type="string">
            <text:p>Geboren in 1849 tot en met 1840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Geboren in 1839 en 1838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Geboren in 1837 tot en met 1834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Geboren in 1833 en vroegere jaren.</text:p>
          </table:table-cell>
          <table:covered-table-cell table:style-name="ce38"/>
          <table:covered-table-cell table:style-name="ce41"/>
          <table:covered-table-cell table:style-name="ce44"/>
          <table:covered-table-cell table:style-name="ce46"/>
          <table:covered-table-cell table:style-name="ce52" table:number-columns-repeated="5"/>
          <table:covered-table-cell table:style-name="ce56"/>
          <table:table-cell table:style-name="ce18" table:number-columns-repeated="3"/>
          <table:table-cell table:style-name="ce58" table:number-columns-repeated="1001"/>
        </table:table-row>
        <table:table-row table:style-name="ro3">
          <table:covered-table-cell table:style-name="ce4"/>
          <table:covered-table-cell table:style-name="ce11"/>
          <table:table-cell table:style-name="ce18"/>
          <table:covered-table-cell table:style-name="ce21"/>
          <table:covered-table-cell table:style-name="TL ColHeader" table:number-columns-repeated="6"/>
          <table:covered-table-cell table:style-name="ce39"/>
          <table:covered-table-cell table:style-name="ce42"/>
          <table:covered-table-cell table:style-name="ce27"/>
          <table:covered-table-cell table:style-name="ce47"/>
          <table:covered-table-cell table:style-name="ce52" table:number-columns-repeated="5"/>
          <table:covered-table-cell table:style-name="ce56"/>
          <table:table-cell table:style-name="ce18" table:number-columns-repeated="3"/>
          <table:table-cell table:style-name="ce58" table:number-columns-repeated="1001"/>
        </table:table-row>
        <table:table-row table:style-name="ro3">
          <table:covered-table-cell table:style-name="ce5"/>
          <table:covered-table-cell table:style-name="ce12"/>
          <table:table-cell table:style-name="ce18"/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Totaal.</text:p>
          </table:table-cell>
          <table:covered-table-cell table:style-name="ce53" table:number-columns-repeated="5"/>
          <table:covered-table-cell table:style-name="ce57"/>
          <table:table-cell table:style-name="ce18" table:number-columns-repeated="3"/>
          <table:table-cell table:style-name="ce58" table:number-columns-repeated="1001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Aardewerk- en porcelein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Aardewerk- en porcelein-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36" office:value-type="float">
            <text:p>6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Asch-, bagger-, vuilnis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ed- en matrassenmakers en verhuurders, behangers, stoff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illard-, kaatsballen-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2" office:value-type="float">
            <text:p>1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4" office:value-type="float">
            <text:p>1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1093" office:value-type="float">
            <text:p>1,0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7" office:value-type="float">
            <text:p>1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ouddraadtrekkers, passementwer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49" office:value-type="float">
            <text:p>249</text:p>
          </table:table-cell>
          <table:table-cell table:style-name="TL Data"/>
          <table:table-cell ns41:value-type="float" table:style-name="TL Data" office:value="272" office:value-type="float">
            <text:p>272</text:p>
          </table:table-cell>
          <table:table-cell table:style-name="TL Data"/>
          <table:table-cell ns41:value-type="float" table:style-name="TL Data" office:value="272" office:value-type="float">
            <text:p>2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47" office:value-type="float">
            <text:p>2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7" office:value-type="float">
            <text:p>1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4" office:value-type="float">
            <text:p>1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5" office:value-type="float">
            <text:p>135</text:p>
          </table:table-cell>
          <table:table-cell table:style-name="TL Data"/>
          <table:table-cell ns41:value-type="float" table:style-name="TL Data" office:value="135" office:value-type="float">
            <text:p>135</text:p>
          </table:table-cell>
          <table:table-cell table:style-name="TL Data"/>
          <table:table-cell ns41:value-type="float" table:style-name="TL Data" office:value="135" office:value-type="float">
            <text:p>1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36" office:value-type="float">
            <text:p>1,036</text:p>
          </table:table-cell>
          <table:table-cell table:style-name="TL Data"/>
          <table:table-cell ns41:value-type="float" table:style-name="TL Data" office:value="1039" office:value-type="float">
            <text:p>1,039</text:p>
          </table:table-cell>
          <table:table-cell table:style-name="TL Data"/>
          <table:table-cell ns41:value-type="float" table:style-name="TL Data" office:value="1039" office:value-type="float">
            <text:p>1,0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Loodgieters en p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3" office:value-type="float">
            <text:p>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6" office:value-type="float">
            <text:p>1,0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42" office:value-type="float">
            <text:p>1,142</text:p>
          </table:table-cell>
          <table:table-cell ns41:value-type="float" table:style-name="TL Data" office:value="1144" office:value-type="float">
            <text:p>1,1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9" office:value-type="float">
            <text:p>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office:annotation draw:style-name="gr1" svg:height="1.957cm" draw:caption-point-y="1.782cm" svg:width="3.582cm" svg:x="22.46cm" draw:caption-point-x="14.254cm" svg:y="89.694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1.</text:span></text:p>
              <text:p text:style-name="P1"><text:span text:style-name="T2"/></text:p>
            </office:annotation>
            <text:p>1</text:p>
          </table:table-cell>
          <table:table-cell ns41:value-type="float" table:style-name="TL Data" office:value="1" office:value-type="float">
            <office:annotation draw:style-name="gr1" svg:height="1.957cm" draw:caption-point-y="1.782cm" svg:width="3.582cm" svg:x="24.25cm" draw:caption-point-x="14.617cm" svg:y="89.694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1.</text:span></text:p>
              <text:p text:style-name="P1"><text:span text:style-name="T2"/></text:p>
            </office:annotation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29" office:value-type="float">
            <text:p>1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9" office:value-type="float">
            <text:p>1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6" office:value-type="float">
            <text:p>3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office:value="192" table:style-name="TL Data" table:number-columns-repeated="2" office:value-type="float">
            <text:p>19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1516" office:value-type="float">
            <text:p>1,5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31" office:value-type="float">
            <text:p>231</text:p>
          </table:table-cell>
          <table:table-cell table:style-name="TL Data"/>
          <table:table-cell ns41:value-type="float" table:style-name="TL Data" office:value="241" office:value-type="float">
            <text:p>241</text:p>
          </table:table-cell>
          <table:table-cell table:style-name="TL Data"/>
          <table:table-cell ns41:value-type="float" table:style-name="TL Data" office:value="241" office:value-type="float">
            <text:p>2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776" office:value-type="float">
            <text:p>1,776</text:p>
          </table:table-cell>
          <table:table-cell ns41:value-type="float" table:style-name="TL Data" office:value="1846" office:value-type="float">
            <text:p>1,846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5117" office:value-type="float">
            <text:p>5,117</text:p>
          </table:table-cell>
          <table:table-cell ns41:value-type="string" table:style-name="TL Data" office:value-type="string">
            <text:p>3.081/1</text:p>
          </table:table-cell>
          <table:table-cell ns41:value-type="string" table:style-name="TL Data" office:value-type="string">
            <text:p>7.668/2</text:p>
          </table:table-cell>
          <table:table-cell ns41:value-type="float" table:style-name="TL Data" office:value="10749" office:value-type="float">
            <text:p>10,7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'S HERTOGENBOSCH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144" office:value-type="float">
            <text:p>2,144</text:p>
          </table:table-cell>
          <table:table-cell ns41:value-type="float" table:style-name="TL Data" office:value="2196" office:value-type="float">
            <text:p>2,196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6984" office:value-type="float">
            <text:p>6,984</text:p>
          </table:table-cell>
          <table:table-cell ns41:value-type="float" table:style-name="TL Data" office:value="8013" office:value-type="float">
            <text:p>8,013</text:p>
          </table:table-cell>
          <table:table-cell ns41:value-type="float" table:style-name="TL Data" office:value="10336" office:value-type="float">
            <text:p>10,336</text:p>
          </table:table-cell>
          <table:table-cell ns41:value-type="float" table:style-name="TL Data" office:value="11367" office:value-type="float">
            <text:p>11,367</text:p>
          </table:table-cell>
          <table:table-cell ns41:value-type="float" table:style-name="TL Data" office:value="21703" office:value-type="float">
            <text:p>21,7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Aardewerk- en porcelein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70" office:value-type="float">
            <text:p>4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Asch-, bagger-, vuilnis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illard-, kaatsballen-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50" office:value-type="float">
            <text:p>2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3" table:style-name="TL Data" table:number-columns-repeated="4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867" office:value-type="float">
            <text:p>8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76" office:value-type="float">
            <text:p>1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ouddraadtrekkers, passement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208" office:value-type="float">
            <text:p>208</text:p>
          </table:table-cell>
          <table:table-cell table:style-name="TL Data"/>
          <table:table-cell ns41:value-type="float" table:style-name="TL Data" office:value="249" office:value-type="float">
            <text:p>249</text:p>
          </table:table-cell>
          <table:table-cell table:style-name="TL Data"/>
          <table:table-cell ns41:value-type="float" table:style-name="TL Data" office:value="249" office:value-type="float">
            <text:p>2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ostschool- 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ostschool- leerlin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1" office:value-type="float">
            <text:p>111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872" office:value-type="float">
            <text:p>872</text:p>
          </table:table-cell>
          <table:table-cell table:style-name="TL Data"/>
          <table:table-cell ns41:value-type="float" table:style-name="TL Data" office:value="885" office:value-type="float">
            <text:p>885</text:p>
          </table:table-cell>
          <table:table-cell table:style-name="TL Data"/>
          <table:table-cell ns41:value-type="float" table:style-name="TL Data" office:value="885" office:value-type="float">
            <text:p>8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5" table:style-name="TL Data" table:number-columns-repeated="4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Loodgieters en p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749" office:value-type="float">
            <text:p>7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Papier- en gekleurd papier- 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Papier- en gekleurd papier-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8" office:value-type="float">
            <text:p>2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25" office:value-type="float">
            <text:p>1,225</text:p>
          </table:table-cell>
          <table:table-cell ns41:value-type="float" table:style-name="TL Data" office:value="1129" office:value-type="float">
            <text:p>1,129</text:p>
          </table:table-cell>
          <table:table-cell ns41:value-type="float" table:style-name="TL Data" office:value="2354" office:value-type="float">
            <text:p>2,3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toelen- 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float" table:style-name="TL Data" office:value="154" office:value-type="float">
            <text:p>154</text:p>
          </table:table-cell>
          <table:table-cell table:style-name="TL Data"/>
          <table:table-cell ns41:value-type="float" table:style-name="TL Data" office:value="154" office:value-type="float">
            <text:p>1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Zaakwaarnemers, commissio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100" office:value-type="float">
            <text:p>3,100</text:p>
          </table:table-cell>
          <table:table-cell ns41:value-type="float" table:style-name="TL Data" office:value="1239" office:value-type="float">
            <text:p>1,239</text:p>
          </table:table-cell>
          <table:table-cell ns41:value-type="float" table:style-name="TL Data" office:value="4243" office:value-type="float">
            <text:p>4,243</text:p>
          </table:table-cell>
          <table:table-cell ns41:value-type="float" table:style-name="TL Data" office:value="5482" office:value-type="float">
            <text:p>5,4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BREDA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496" office:value-type="float">
            <text:p>1,496</text:p>
          </table:table-cell>
          <table:table-cell ns41:value-type="float" table:style-name="TL Data" office:value="1489" office:value-type="float">
            <text:p>1,489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798" office:value-type="float">
            <text:p>4,798</text:p>
          </table:table-cell>
          <table:table-cell ns41:value-type="float" table:style-name="TL Data" office:value="5253" office:value-type="float">
            <text:p>5,253</text:p>
          </table:table-cell>
          <table:table-cell ns41:value-type="float" table:style-name="TL Data" office:value="7184" office:value-type="float">
            <text:p>7,184</text:p>
          </table:table-cell>
          <table:table-cell ns41:value-type="float" table:style-name="TL Data" office:value="7559" office:value-type="float">
            <text:p>7,559</text:p>
          </table:table-cell>
          <table:table-cell ns41:value-type="float" table:style-name="TL Data" office:value="14743" office:value-type="float">
            <text:p>14,7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Aardewerk- en porcelein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6" office:value-type="float">
            <text:p>2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6" office:value-type="float">
            <text:p>1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7" office:value-type="float">
            <text:p>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529" office:value-type="float">
            <text:p>3,529</text:p>
          </table:table-cell>
          <table:table-cell ns41:value-type="float" table:style-name="TL Data" office:value="1527" office:value-type="float">
            <text:p>1,527</text:p>
          </table:table-cell>
          <table:table-cell ns41:value-type="float" table:style-name="TL Data" office:value="3679" office:value-type="float">
            <text:p>3,679</text:p>
          </table:table-cell>
          <table:table-cell ns41:value-type="float" table:style-name="TL Data" office:value="1597" office:value-type="float">
            <text:p>1,597</text:p>
          </table:table-cell>
          <table:table-cell ns41:value-type="float" table:style-name="TL Data" office:value="5276" office:value-type="float">
            <text:p>5,2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Asch-, bagger-, vuilnis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illard-, kaatsballen-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88" office:value-type="float">
            <text:p>58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96" office:value-type="float">
            <text:p>96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0" office:value-type="float">
            <text:p>1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randers en stokers van si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36" office:value-type="float">
            <text:p>6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3127" office:value-type="float">
            <text:p>3,127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3201" office:value-type="float">
            <text:p>3,201</text:p>
          </table:table-cell>
          <table:table-cell ns41:value-type="float" table:style-name="TL Data" office:value="3732" office:value-type="float">
            <text:p>3,7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6" office:value-type="float">
            <text:p>2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6" table:style-name="TL Data" table:number-columns-repeated="4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40" office:value-type="float">
            <text:p>4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24" office:value-type="float">
            <text:p>224</text:p>
          </table:table-cell>
          <table:table-cell table:style-name="TL Data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24" office:value-type="float">
            <text:p>2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ouddraadtrekkers, passementwer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14" office:value-type="float">
            <text:p>1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1" office:value-type="float">
            <text:p>1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04" office:value-type="float">
            <text:p>2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7" office:value-type="float">
            <text:p>1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86" office:value-type="float">
            <text:p>1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1" office:value-type="float">
            <text:p>2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62" office:value-type="float">
            <text:p>162</text:p>
          </table:table-cell>
          <table:table-cell table:style-name="TL Data"/>
          <table:table-cell ns41:value-type="float" table:style-name="TL Data" office:value="183" office:value-type="float">
            <text:p>183</text:p>
          </table:table-cell>
          <table:table-cell table:style-name="TL Data"/>
          <table:table-cell ns41:value-type="float" table:style-name="TL Data" office:value="183" office:value-type="float">
            <text:p>1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72" office:value-type="float">
            <text:p>1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table:style-name="TL Data"/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87" office:value-type="float">
            <text:p>9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896" office:value-type="float">
            <text:p>8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89" office:value-type="float">
            <text:p>4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6" office:value-type="float">
            <text:p>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67" office:value-type="float">
            <text:p>167</text:p>
          </table:table-cell>
          <table:table-cell table:style-name="TL Data"/>
          <table:table-cell ns41:value-type="float" table:style-name="TL Data" office:value="198" office:value-type="float">
            <text:p>198</text:p>
          </table:table-cell>
          <table:table-cell table:style-name="TL Data"/>
          <table:table-cell ns41:value-type="float" table:style-name="TL Data" office:value="198" office:value-type="float">
            <text:p>1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1" office:value-type="float">
            <text:p>2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31" office:value-type="float">
            <text:p>2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5" office:value-type="float">
            <text:p>135</text:p>
          </table:table-cell>
          <table:table-cell table:style-name="TL Data"/>
          <table:table-cell ns41:value-type="float" table:style-name="TL Data" office:value="135" office:value-type="float">
            <text:p>135</text:p>
          </table:table-cell>
          <table:table-cell table:style-name="TL Data"/>
          <table:table-cell ns41:value-type="float" table:style-name="TL Data" office:value="135" office:value-type="float">
            <text:p>1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5" office:value-type="float">
            <text:p>295</text:p>
          </table:table-cell>
          <table:table-cell table:style-name="TL Data"/>
          <table:table-cell ns41:value-type="float" table:style-name="TL Data" office:value="295" office:value-type="float">
            <text:p>295</text:p>
          </table:table-cell>
          <table:table-cell table:style-name="TL Data"/>
          <table:table-cell ns41:value-type="float" table:style-name="TL Data" office:value="295" office:value-type="float">
            <text:p>2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3465" office:value-type="float">
            <text:p>3,465</text:p>
          </table:table-cell>
          <table:table-cell table:style-name="TL Data"/>
          <table:table-cell ns41:value-type="float" table:style-name="TL Data" office:value="3492" office:value-type="float">
            <text:p>3,492</text:p>
          </table:table-cell>
          <table:table-cell table:style-name="TL Data"/>
          <table:table-cell ns41:value-type="float" table:style-name="TL Data" office:value="3492" office:value-type="float">
            <text:p>3,4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78" office:value-type="float">
            <text:p>1,478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558" office:value-type="float">
            <text:p>1,558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937" office:value-type="float">
            <text:p>1,9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4" office:value-type="float">
            <text:p>1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7" table:style-name="TL Data" table:number-columns-repeated="4" office:value-type="float">
            <text:p>27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Loodgieters en p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5" office:value-type="float">
            <text:p>3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03" office:value-type="float">
            <text:p>2,3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08" office:value-type="float">
            <text:p>2,408</text:p>
          </table:table-cell>
          <table:table-cell ns41:value-type="float" table:style-name="TL Data" office:value="2412" office:value-type="float">
            <text:p>2,4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13" office:value-type="float">
            <text:p>2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3" office:value-type="float">
            <text:p>1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402" office:value-type="float">
            <text:p>40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3" office:value-type="float">
            <text:p>1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77" office:value-type="float">
            <text:p>277</text:p>
          </table:table-cell>
          <table:table-cell table:style-name="TL Data"/>
          <table:table-cell ns41:value-type="float" table:style-name="TL Data" office:value="291" office:value-type="float">
            <text:p>291</text:p>
          </table:table-cell>
          <table:table-cell table:style-name="TL Data"/>
          <table:table-cell ns41:value-type="float" table:style-name="TL Data" office:value="291" office:value-type="float">
            <text:p>2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0" office:value-type="float">
            <text:p>3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float" table:style-name="TL Data" office:value="1155" office:value-type="float">
            <text:p>1,15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17" office:value-type="float">
            <text:p>1,3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27" office:value-type="float">
            <text:p>1,3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2569" office:value-type="float">
            <text:p>2,569</text:p>
          </table:table-cell>
          <table:table-cell ns41:value-type="float" table:style-name="TL Data" office:value="2177" office:value-type="float">
            <text:p>2,177</text:p>
          </table:table-cell>
          <table:table-cell ns41:value-type="float" table:style-name="TL Data" office:value="1025" office:value-type="float">
            <text:p>1,025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1002" office:value-type="float">
            <text:p>1,002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4713" office:value-type="float">
            <text:p>4,713</text:p>
          </table:table-cell>
          <table:table-cell ns41:value-type="float" table:style-name="TL Data" office:value="4183" office:value-type="float">
            <text:p>4,183</text:p>
          </table:table-cell>
          <table:table-cell ns41:value-type="float" table:style-name="TL Data" office:value="8896" office:value-type="float">
            <text:p>8,8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7" office:value-type="float">
            <text:p>2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12" office:value-type="float">
            <text:p>1,01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120" office:value-type="float">
            <text:p>1,120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495" office:value-type="float">
            <text:p>1,4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7" office:value-type="float">
            <text:p>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5" office:value-type="float">
            <text:p>1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743" office:value-type="float">
            <text:p>743</text:p>
          </table:table-cell>
          <table:table-cell table:style-name="TL Data"/>
          <table:table-cell ns41:value-type="float" table:style-name="TL Data" office:value="791" office:value-type="float">
            <text:p>791</text:p>
          </table:table-cell>
          <table:table-cell table:style-name="TL Data"/>
          <table:table-cell ns41:value-type="float" table:style-name="TL Data" office:value="791" office:value-type="float">
            <text:p>7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48" office:value-type="float">
            <text:p>1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3" office:value-type="float">
            <text:p>1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1" office:value-type="float">
            <text:p>2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3" office:value-type="float">
            <text:p>2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Zaakwaarnemers, commissio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5712" office:value-type="float">
            <text:p>5,712</text:p>
          </table:table-cell>
          <table:table-cell ns41:value-type="float" table:style-name="TL Data" office:value="5969" office:value-type="float">
            <text:p>5,969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1687" office:value-type="float">
            <text:p>1,687</text:p>
          </table:table-cell>
          <table:table-cell ns41:value-type="float" table:style-name="TL Data" office:value="2238" office:value-type="float">
            <text:p>2,238</text:p>
          </table:table-cell>
          <table:table-cell ns41:value-type="float" table:style-name="TL Data" office:value="18181" office:value-type="float">
            <text:p>18,181</text:p>
          </table:table-cell>
          <table:table-cell ns41:value-type="string" table:style-name="TL Data" office:value-type="string">
            <text:p>9.419/1</text:p>
          </table:table-cell>
          <table:table-cell ns41:value-type="string" table:style-name="TL Data" office:value-type="string">
            <text:p>26.562/2</text:p>
          </table:table-cell>
          <table:table-cell ns41:value-type="float" table:style-name="TL Data" office:value="35981" office:value-type="float">
            <text:p>35,9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TIEN STE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8363" office:value-type="float">
            <text:p>8,363</text:p>
          </table:table-cell>
          <table:table-cell ns41:value-type="float" table:style-name="TL Data" office:value="8211" office:value-type="float">
            <text:p>8,211</text:p>
          </table:table-cell>
          <table:table-cell ns41:value-type="float" table:style-name="TL Data" office:value="1696" office:value-type="float">
            <text:p>1,696</text:p>
          </table:table-cell>
          <table:table-cell ns41:value-type="float" table:style-name="TL Data" office:value="1649" office:value-type="float">
            <text:p>1,649</text:p>
          </table:table-cell>
          <table:table-cell ns41:value-type="float" table:style-name="TL Data" office:value="3267" office:value-type="float">
            <text:p>3,267</text:p>
          </table:table-cell>
          <table:table-cell ns41:value-type="float" table:style-name="TL Data" office:value="3012" office:value-type="float">
            <text:p>3,012</text:p>
          </table:table-cell>
          <table:table-cell ns41:value-type="float" table:style-name="TL Data" office:value="25750" office:value-type="float">
            <text:p>25,750</text:p>
          </table:table-cell>
          <table:table-cell ns41:value-type="float" table:style-name="TL Data" office:value="28228" office:value-type="float">
            <text:p>28,228</text:p>
          </table:table-cell>
          <table:table-cell ns41:value-type="float" table:style-name="TL Data" office:value="39079" office:value-type="float">
            <text:p>39,079</text:p>
          </table:table-cell>
          <table:table-cell ns41:value-type="float" table:style-name="TL Data" office:value="41104" office:value-type="float">
            <text:p>41,104</text:p>
          </table:table-cell>
          <table:table-cell ns41:value-type="float" table:style-name="TL Data" office:value="80183" office:value-type="float">
            <text:p>80,1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Aardewerk- en porcelein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61" office:value-type="float">
            <text:p>461</text:p>
          </table:table-cell>
          <table:table-cell table:style-name="TL Data"/>
          <table:table-cell ns41:value-type="float" table:style-name="TL Data" office:value="461" office:value-type="float">
            <text:p>461</text:p>
          </table:table-cell>
          <table:table-cell table:style-name="TL Data"/>
          <table:table-cell ns41:value-type="float" table:style-name="TL Data" office:value="461" office:value-type="float">
            <text:p>4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2" office:value-type="float">
            <text:p>352</text:p>
          </table:table-cell>
          <table:table-cell table:style-name="TL Data"/>
          <table:table-cell ns41:value-type="float" table:style-name="TL Data" office:value="352" office:value-type="float">
            <text:p>352</text:p>
          </table:table-cell>
          <table:table-cell table:style-name="TL Data"/>
          <table:table-cell ns41:value-type="float" table:style-name="TL Data" office:value="352" office:value-type="float">
            <text:p>3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20605" office:value-type="float">
            <text:p>20,605</text:p>
          </table:table-cell>
          <table:table-cell ns41:value-type="float" table:style-name="TL Data" office:value="13397" office:value-type="float">
            <text:p>13,397</text:p>
          </table:table-cell>
          <table:table-cell ns41:value-type="float" table:style-name="TL Data" office:value="21616" office:value-type="float">
            <text:p>21,616</text:p>
          </table:table-cell>
          <table:table-cell ns41:value-type="float" table:style-name="TL Data" office:value="14024" office:value-type="float">
            <text:p>14,024</text:p>
          </table:table-cell>
          <table:table-cell ns41:value-type="float" table:style-name="TL Data" office:value="35640" office:value-type="float">
            <text:p>35,6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Asch-, bagger-, vuilnis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1" office:value-type="float">
            <text:p>2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illard-, kaatsballen-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695" office:value-type="float">
            <text:p>6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04" office:value-type="float">
            <text:p>2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1159" office:value-type="float">
            <text:p>1,15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29" office:value-type="float">
            <text:p>1,22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60" office:value-type="float">
            <text:p>1,2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76" office:value-type="float">
            <text:p>576</text:p>
          </table:table-cell>
          <table:table-cell table:style-name="TL Data"/>
          <table:table-cell ns41:value-type="float" table:style-name="TL Data" office:value="584" office:value-type="float">
            <text:p>584</text:p>
          </table:table-cell>
          <table:table-cell table:style-name="TL Data"/>
          <table:table-cell ns41:value-type="float" table:style-name="TL Data" office:value="584" office:value-type="float">
            <text:p>5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4571" office:value-type="float">
            <text:p>4,571</text:p>
          </table:table-cell>
          <table:table-cell ns41:value-type="float" table:style-name="TL Data" office:value="10482" office:value-type="float">
            <text:p>10,482</text:p>
          </table:table-cell>
          <table:table-cell ns41:value-type="float" table:style-name="TL Data" office:value="4875" office:value-type="float">
            <text:p>4,875</text:p>
          </table:table-cell>
          <table:table-cell ns41:value-type="float" table:style-name="TL Data" office:value="11332" office:value-type="float">
            <text:p>11,332</text:p>
          </table:table-cell>
          <table:table-cell ns41:value-type="float" table:style-name="TL Data" office:value="16207" office:value-type="float">
            <text:p>16,2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06" office:value-type="float">
            <text:p>4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5" office:value-type="float">
            <text:p>2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62" office:value-type="float">
            <text:p>5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88" office:value-type="float">
            <text:p>488</text:p>
          </table:table-cell>
          <table:table-cell table:style-name="TL Data"/>
          <table:table-cell ns41:value-type="float" table:style-name="TL Data" office:value="488" office:value-type="float">
            <text:p>488</text:p>
          </table:table-cell>
          <table:table-cell table:style-name="TL Data"/>
          <table:table-cell ns41:value-type="float" table:style-name="TL Data" office:value="488" office:value-type="float">
            <text:p>48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67" office:value-type="float">
            <text:p>3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ouddraadtrekkers, passeme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9" office:value-type="float">
            <text:p>2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527" office:value-type="float">
            <text:p>5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office:annotation draw:style-name="gr1" svg:height="1.957cm" draw:caption-point-y="1.782cm" svg:width="3.585cm" svg:x="11.968cm" draw:caption-point-x="9.67cm" svg:y="440.981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3. Dit moet zijn 39.</text:span></text:p>
              <text:p text:style-name="P1"><text:span text:style-name="T2"/></text:p>
            </office:annotation>
            <text:p>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52" office:value-type="float">
            <text:p>7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200" office:value-type="float">
            <text:p>200</text:p>
          </table:table-cell>
          <table:table-cell table:style-name="TL Data"/>
          <table:table-cell ns41:value-type="float" table:style-name="TL Data" office:value="245" office:value-type="float">
            <text:p>245</text:p>
          </table:table-cell>
          <table:table-cell table:style-name="TL Data"/>
          <table:table-cell ns41:value-type="float" table:style-name="TL Data" office:value="245" office:value-type="float">
            <text:p>2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3" office:value-type="float">
            <text:p>153</text:p>
          </table:table-cell>
          <table:table-cell table:style-name="TL Data"/>
          <table:table-cell ns41:value-type="float" table:style-name="TL Data" office:value="156" office:value-type="float">
            <text:p>156</text:p>
          </table:table-cell>
          <table:table-cell table:style-name="TL Data"/>
          <table:table-cell ns41:value-type="float" table:style-name="TL Data" office:value="156" office:value-type="float">
            <text:p>1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1414" office:value-type="float">
            <text:p>1,4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0" office:value-type="float">
            <office:annotation draw:style-name="gr1" svg:height="1.958cm" draw:caption-point-y="1.783cm" svg:width="3.582cm" svg:x="24.25cm" draw:caption-point-x="14.617cm" svg:y="448.627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30. Dit moet zijn 50.</text:span></text:p>
              <text:p text:style-name="P1"><text:span text:style-name="T2"/></text:p>
            </office:annotation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48" office:value-type="float">
            <text:p>1,44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35" office:value-type="float">
            <text:p>1,53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52" office:value-type="float">
            <text:p>1,5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1884" office:value-type="float">
            <text:p>1,8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table:style-name="TL Data"/>
          <table:table-cell ns41:value-type="float" table:style-name="TL Data" office:value="117" office:value-type="float">
            <text:p>117</text:p>
          </table:table-cell>
          <table:table-cell table:style-name="TL Data"/>
          <table:table-cell ns41:value-type="float" table:style-name="TL Data" office:value="117" office:value-type="float">
            <text:p>1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781" office:value-type="float">
            <text:p>781</text:p>
          </table:table-cell>
          <table:table-cell table:style-name="TL Data"/>
          <table:table-cell ns41:value-type="float" table:style-name="TL Data" office:value="813" office:value-type="float">
            <text:p>813</text:p>
          </table:table-cell>
          <table:table-cell table:style-name="TL Data"/>
          <table:table-cell ns41:value-type="float" table:style-name="TL Data" office:value="813" office:value-type="float">
            <text:p>8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40" office:value-type="float">
            <text:p>7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11" office:value-type="float">
            <text:p>5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2" office:value-type="float">
            <text:p>2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768" office:value-type="float">
            <text:p>7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7" office:value-type="float">
            <text:p>1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663" office:value-type="float">
            <text:p>6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9" office:value-type="float">
            <text:p>109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419" office:value-type="float">
            <text:p>419</text:p>
          </table:table-cell>
          <table:table-cell table:style-name="TL Data"/>
          <table:table-cell ns41:value-type="float" table:style-name="TL Data" office:value="437" office:value-type="float">
            <text:p>437</text:p>
          </table:table-cell>
          <table:table-cell table:style-name="TL Data"/>
          <table:table-cell ns41:value-type="float" table:style-name="TL Data" office:value="437" office:value-type="float">
            <text:p>4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108" office:value-type="float">
            <text:p>2,108</text:p>
          </table:table-cell>
          <table:table-cell ns41:value-type="float" table:style-name="TL Data" office:value="1477" office:value-type="float">
            <text:p>1,477</text:p>
          </table:table-cell>
          <table:table-cell ns41:value-type="float" table:style-name="TL Data" office:value="37358" office:value-type="float">
            <text:p>37,358</text:p>
          </table:table-cell>
          <table:table-cell ns41:value-type="float" table:style-name="TL Data" office:value="24077" office:value-type="float">
            <text:p>24,077</text:p>
          </table:table-cell>
          <table:table-cell ns41:value-type="float" table:style-name="TL Data" office:value="39782" office:value-type="float">
            <text:p>39,782</text:p>
          </table:table-cell>
          <table:table-cell ns41:value-type="float" table:style-name="TL Data" office:value="25762" office:value-type="float">
            <text:p>25,762</text:p>
          </table:table-cell>
          <table:table-cell ns41:value-type="float" table:style-name="TL Data" office:value="65544" office:value-type="float">
            <text:p>65,5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53" office:value-type="float">
            <text:p>6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Loodgieters en p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9" office:value-type="float">
            <text:p>109</text:p>
          </table:table-cell>
          <table:table-cell table:style-name="TL Data"/>
          <table:table-cell ns41:value-type="float" table:style-name="TL Data" office:value="116" office:value-type="float">
            <text:p>116</text:p>
          </table:table-cell>
          <table:table-cell table:style-name="TL Data"/>
          <table:table-cell ns41:value-type="float" table:style-name="TL Data" office:value="116" office:value-type="float">
            <text:p>1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5" office:value-type="float">
            <text:p>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127" office:value-type="float">
            <text:p>1,1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61" office:value-type="float">
            <text:p>1,1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63" office:value-type="float">
            <text:p>1,1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00" office:value-type="float">
            <text:p>2,40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37" office:value-type="float">
            <text:p>2,537</text:p>
          </table:table-cell>
          <table:table-cell ns41:value-type="float" table:style-name="TL Data" office:value="2539" office:value-type="float">
            <text:p>2,5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office:annotation draw:style-name="gr1" svg:height="1.957cm" draw:caption-point-y="1.782cm" svg:width="3.582cm" svg:x="20.67cm" draw:caption-point-x="13.89cm" svg:y="481.912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6. Dit moet zijn 16.</text:span></text:p>
              <text:p text:style-name="P1"><text:span text:style-name="T2"/></text:p>
            </office:annotation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4" office:value-type="float">
            <text:p>1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20" office:value-type="float">
            <text:p>5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0" office:value-type="float">
            <text:p>330</text:p>
          </table:table-cell>
          <table:table-cell table:style-name="TL Data"/>
          <table:table-cell ns41:value-type="float" table:style-name="TL Data" office:value="330" office:value-type="float">
            <text:p>330</text:p>
          </table:table-cell>
          <table:table-cell table:style-name="TL Data"/>
          <table:table-cell ns41:value-type="float" table:style-name="TL Data" office:value="330" office:value-type="float">
            <text:p>3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1323" office:value-type="float">
            <text:p>1,3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16" office:value-type="float">
            <text:p>5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9" office:value-type="float">
            <text:p>4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74" office:value-type="float">
            <text:p>7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4" office:value-type="float">
            <text:p>524</text:p>
          </table:table-cell>
          <table:table-cell table:style-name="TL Data"/>
          <table:table-cell ns41:value-type="float" table:style-name="TL Data" office:value="4559" office:value-type="float">
            <text:p>4,55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207" office:value-type="float">
            <text:p>5,20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218" office:value-type="float">
            <text:p>5,2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7298" office:value-type="float">
            <text:p>7,298</text:p>
          </table:table-cell>
          <table:table-cell ns41:value-type="float" table:style-name="TL Data" office:value="6385" office:value-type="float">
            <text:p>6,385</text:p>
          </table:table-cell>
          <table:table-cell ns41:value-type="float" table:style-name="TL Data" office:value="2848" office:value-type="float">
            <text:p>2,848</text:p>
          </table:table-cell>
          <table:table-cell ns41:value-type="float" table:style-name="TL Data" office:value="2649" office:value-type="float">
            <text:p>2,649</text:p>
          </table:table-cell>
          <table:table-cell ns41:value-type="float" table:style-name="TL Data" office:value="2643" office:value-type="float">
            <text:p>2,643</text:p>
          </table:table-cell>
          <table:table-cell ns41:value-type="float" table:style-name="TL Data" office:value="2179" office:value-type="float">
            <text:p>2,17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968" office:value-type="float">
            <text:p>12,968</text:p>
          </table:table-cell>
          <table:table-cell ns41:value-type="float" table:style-name="TL Data" office:value="11358" office:value-type="float">
            <text:p>11,358</text:p>
          </table:table-cell>
          <table:table-cell ns41:value-type="float" table:style-name="TL Data" office:value="24326" office:value-type="float">
            <text:p>24,3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6" office:value-type="float">
            <text:p>4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67" office:value-type="float">
            <text:p>4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1" office:value-type="float">
            <text:p>2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396" office:value-type="float">
            <text:p>4,396</text:p>
          </table:table-cell>
          <table:table-cell ns41:value-type="float" table:style-name="TL Data" office:value="2753" office:value-type="float">
            <text:p>2,753</text:p>
          </table:table-cell>
          <table:table-cell ns41:value-type="float" table:style-name="TL Data" office:value="4934" office:value-type="float">
            <text:p>4,934</text:p>
          </table:table-cell>
          <table:table-cell ns41:value-type="float" table:style-name="TL Data" office:value="3070" office:value-type="float">
            <text:p>3,070</text:p>
          </table:table-cell>
          <table:table-cell ns41:value-type="float" table:style-name="TL Data" office:value="8004" office:value-type="float">
            <text:p>8,0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table:style-name="TL Data"/>
          <table:table-cell ns41:value-type="float" table:style-name="TL Data" office:value="384" office:value-type="float">
            <text:p>384</text:p>
          </table:table-cell>
          <table:table-cell table:style-name="TL Data"/>
          <table:table-cell ns41:value-type="float" table:style-name="TL Data" office:value="487" office:value-type="float">
            <text:p>487</text:p>
          </table:table-cell>
          <table:table-cell table:style-name="TL Data"/>
          <table:table-cell ns41:value-type="float" table:style-name="TL Data" office:value="487" office:value-type="float">
            <text:p>4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2086" office:value-type="float">
            <text:p>2,0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51" office:value-type="float">
            <text:p>2,1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54" office:value-type="float">
            <text:p>2,1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65" office:value-type="float">
            <text:p>1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20" office:value-type="float">
            <text:p>320</text:p>
          </table:table-cell>
          <table:table-cell table:style-name="TL Data"/>
          <table:table-cell ns41:value-type="float" table:style-name="TL Data" office:value="330" office:value-type="float">
            <text:p>330</text:p>
          </table:table-cell>
          <table:table-cell table:style-name="TL Data"/>
          <table:table-cell ns41:value-type="float" table:style-name="TL Data" office:value="330" office:value-type="float">
            <text:p>3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2" office:value-type="float">
            <text:p>3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28" office:value-type="float">
            <text:p>4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26139" office:value-type="float">
            <text:p>26,139</text:p>
          </table:table-cell>
          <table:table-cell ns41:value-type="float" table:style-name="TL Data" office:value="25975" office:value-type="float">
            <text:p>25,975</text:p>
          </table:table-cell>
          <table:table-cell ns41:value-type="float" table:style-name="TL Data" office:value="3265" office:value-type="float">
            <text:p>3,265</text:p>
          </table:table-cell>
          <table:table-cell ns41:value-type="float" table:style-name="TL Data" office:value="3761" office:value-type="float">
            <text:p>3,761</text:p>
          </table:table-cell>
          <table:table-cell ns41:value-type="float" table:style-name="TL Data" office:value="5389" office:value-type="float">
            <text:p>5,389</text:p>
          </table:table-cell>
          <table:table-cell ns41:value-type="float" table:style-name="TL Data" office:value="7299" office:value-type="float">
            <text:p>7,299</text:p>
          </table:table-cell>
          <table:table-cell ns41:value-type="float" table:style-name="TL Data" office:value="7405" office:value-type="float">
            <text:p>7,405</text:p>
          </table:table-cell>
          <table:table-cell ns41:value-type="float" table:style-name="TL Data" office:value="48493" office:value-type="float">
            <text:p>48,493</text:p>
          </table:table-cell>
          <table:table-cell ns41:value-type="string" table:style-name="TL Data" office:value-type="string">
            <text:p>42.200/1</text:p>
          </table:table-cell>
          <table:table-cell ns41:value-type="string" table:style-name="TL Data" office:value-type="string">
            <text:p>85.529/2</text:p>
          </table:table-cell>
          <table:table-cell ns41:value-type="float" table:style-name="TL Data" office:value="127729" office:value-type="float">
            <text:p>127,7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JF EN ZEVENTIG GEMEENTEN TEN PLATTEN LAND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4065" office:value-type="float">
            <text:p>34,065</text:p>
          </table:table-cell>
          <table:table-cell ns41:value-type="float" table:style-name="TL Data" office:value="32826" office:value-type="float">
            <text:p>32,826</text:p>
          </table:table-cell>
          <table:table-cell ns41:value-type="float" table:style-name="TL Data" office:value="7000" office:value-type="float">
            <text:p>7000</text:p>
          </table:table-cell>
          <table:table-cell ns41:value-type="float" table:style-name="TL Data" office:value="6901" office:value-type="float">
            <text:p>6,901</text:p>
          </table:table-cell>
          <table:table-cell ns41:value-type="float" table:style-name="TL Data" office:value="13828" office:value-type="float">
            <text:p>13,828</text:p>
          </table:table-cell>
          <table:table-cell ns41:value-type="float" table:style-name="TL Data" office:value="13134" office:value-type="float">
            <text:p>13,134</text:p>
          </table:table-cell>
          <table:table-cell ns41:value-type="float" table:style-name="TL Data" office:value="103065" office:value-type="float">
            <text:p>103,065</text:p>
          </table:table-cell>
          <table:table-cell ns41:value-type="float" table:style-name="TL Data" office:value="105415" office:value-type="float">
            <text:p>105,415</text:p>
          </table:table-cell>
          <table:table-cell ns41:value-type="float" table:style-name="TL Data" office:value="157960" office:value-type="float">
            <text:p>157,960</text:p>
          </table:table-cell>
          <table:table-cell ns41:value-type="float" table:style-name="TL Data" office:value="158277" office:value-type="float">
            <text:p>158,277</text:p>
          </table:table-cell>
          <table:table-cell ns41:value-type="float" table:style-name="TL Data" office:value="316237" office:value-type="float">
            <text:p>316,2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ewerk- en porcelein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ewerk- en porcelein-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7" office:value-type="float">
            <text:p>6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8" office:value-type="float">
            <text:p>4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9" office:value-type="float">
            <text:p>1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06" office:value-type="float">
            <text:p>1,006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24134" office:value-type="float">
            <text:p>24,134</text:p>
          </table:table-cell>
          <table:table-cell ns41:value-type="float" table:style-name="TL Data" office:value="14924" office:value-type="float">
            <text:p>14,924</text:p>
          </table:table-cell>
          <table:table-cell ns41:value-type="float" table:style-name="TL Data" office:value="25295" office:value-type="float">
            <text:p>25,295</text:p>
          </table:table-cell>
          <table:table-cell ns41:value-type="float" table:style-name="TL Data" office:value="15621" office:value-type="float">
            <text:p>15,621</text:p>
          </table:table-cell>
          <table:table-cell ns41:value-type="float" table:style-name="TL Data" office:value="40916" office:value-type="float">
            <text:p>40,9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sch-, bagger-, vuilnis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5" office:value-type="float">
            <text:p>1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1" office:value-type="float">
            <text:p>3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llard-, kaatsballen-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283" office:value-type="float">
            <text:p>1,2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float" table:style-name="TL Data" office:value="142" office:value-type="float">
            <text:p>1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3" office:value-type="float">
            <text:p>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44" office:value-type="float">
            <text:p>3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1749" office:value-type="float">
            <text:p>1,74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849" office:value-type="float">
            <text:p>1,84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896" office:value-type="float">
            <text:p>1,8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25" office:value-type="float">
            <text:p>625</text:p>
          </table:table-cell>
          <table:table-cell table:style-name="TL Data"/>
          <table:table-cell ns41:value-type="float" table:style-name="TL Data" office:value="633" office:value-type="float">
            <text:p>633</text:p>
          </table:table-cell>
          <table:table-cell table:style-name="TL Data"/>
          <table:table-cell ns41:value-type="float" table:style-name="TL Data" office:value="633" office:value-type="float">
            <text:p>6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5090" office:value-type="float">
            <text:p>5,090</text:p>
          </table:table-cell>
          <table:table-cell ns41:value-type="float" table:style-name="TL Data" office:value="13609" office:value-type="float">
            <text:p>13,609</text:p>
          </table:table-cell>
          <table:table-cell ns41:value-type="float" table:style-name="TL Data" office:value="5406" office:value-type="float">
            <text:p>5,406</text:p>
          </table:table-cell>
          <table:table-cell ns41:value-type="float" table:style-name="TL Data" office:value="14533" office:value-type="float">
            <text:p>14,533</text:p>
          </table:table-cell>
          <table:table-cell ns41:value-type="float" table:style-name="TL Data" office:value="19939" office:value-type="float">
            <text:p>19,9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12" office:value-type="float">
            <text:p>6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6" table:style-name="TL Data" table:number-columns-repeated="4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32" office:value-type="float">
            <text:p>3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02" office:value-type="float">
            <text:p>1,00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4" office:value-type="float">
            <text:p>104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68" office:value-type="float">
            <text:p>568</text:p>
          </table:table-cell>
          <table:table-cell table:style-name="TL Data"/>
          <table:table-cell ns41:value-type="float" table:style-name="TL Data" office:value="568" office:value-type="float">
            <text:p>568</text:p>
          </table:table-cell>
          <table:table-cell table:style-name="TL Data"/>
          <table:table-cell ns41:value-type="float" table:style-name="TL Data" office:value="568" office:value-type="float">
            <text:p>5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91" office:value-type="float">
            <text:p>5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uddraadtrekkers, passementwer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7" office:value-type="float">
            <text:p>1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0" office:value-type="float">
            <text:p>3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731" office:value-type="float">
            <text:p>7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56" office:value-type="float">
            <text:p>7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8" office:value-type="float">
            <text:p>2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200" office:value-type="float">
            <text:p>200</text:p>
          </table:table-cell>
          <table:table-cell table:style-name="TL Data"/>
          <table:table-cell ns41:value-type="float" table:style-name="TL Data" office:value="245" office:value-type="float">
            <text:p>245</text:p>
          </table:table-cell>
          <table:table-cell table:style-name="TL Data"/>
          <table:table-cell ns41:value-type="float" table:style-name="TL Data" office:value="245" office:value-type="float">
            <text:p>2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77" office:value-type="float">
            <text:p>177</text:p>
          </table:table-cell>
          <table:table-cell table:style-name="TL Data"/>
          <table:table-cell ns41:value-type="float" table:style-name="TL Data" office:value="180" office:value-type="float">
            <text:p>180</text:p>
          </table:table-cell>
          <table:table-cell table:style-name="TL Data"/>
          <table:table-cell ns41:value-type="float" table:style-name="TL Data" office:value="180" office:value-type="float">
            <text:p>1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752" office:value-type="float">
            <text:p>752</text:p>
          </table:table-cell>
          <table:table-cell ns41:value-type="string" table:style-name="TL Data" office:value-type="string">
            <text:p>1.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7" office:value-type="float">
            <text:p>3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33" office:value-type="float">
            <text:p>233</text:p>
          </table:table-cell>
          <table:table-cell table:style-name="TL Data"/>
          <table:table-cell ns41:value-type="float" table:style-name="TL Data" office:value="257" office:value-type="float">
            <text:p>257</text:p>
          </table:table-cell>
          <table:table-cell table:style-name="TL Data"/>
          <table:table-cell ns41:value-type="float" table:style-name="TL Data" office:value="257" office:value-type="float">
            <text:p>2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22" office:value-type="float">
            <text:p>2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89" office:value-type="float">
            <text:p>2,289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TL Data" office:value-type="string">
            <text:p>2.5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39" office:value-type="float">
            <text:p>2,5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55" office:value-type="float">
            <text:p>1,355</text:p>
          </table:table-cell>
          <table:table-cell ns41:value-type="float" table:style-name="TL Data" office:value="1419" office:value-type="float">
            <text:p>1,419</text:p>
          </table:table-cell>
          <table:table-cell ns41:value-type="float" table:style-name="TL Data" office:value="1356" office:value-type="float">
            <text:p>1,356</text:p>
          </table:table-cell>
          <table:table-cell ns41:value-type="float" table:style-name="TL Data" office:value="1424" office:value-type="float">
            <text:p>1,424</text:p>
          </table:table-cell>
          <table:table-cell ns41:value-type="float" table:style-name="TL Data" office:value="2780" office:value-type="float">
            <text:p>2,7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11" office:value-type="float">
            <text:p>211</text:p>
          </table:table-cell>
          <table:table-cell table:style-name="TL Data"/>
          <table:table-cell ns41:value-type="float" table:style-name="TL Data" office:value="219" office:value-type="float">
            <text:p>219</text:p>
          </table:table-cell>
          <table:table-cell table:style-name="TL Data"/>
          <table:table-cell ns41:value-type="float" table:style-name="TL Data" office:value="219" office:value-type="float">
            <text:p>2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805" office:value-type="float">
            <text:p>805</text:p>
          </table:table-cell>
          <table:table-cell table:style-name="TL Data"/>
          <table:table-cell ns41:value-type="float" table:style-name="TL Data" office:value="837" office:value-type="float">
            <text:p>837</text:p>
          </table:table-cell>
          <table:table-cell table:style-name="TL Data"/>
          <table:table-cell ns41:value-type="float" table:style-name="TL Data" office:value="837" office:value-type="float">
            <text:p>8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98" office:value-type="float">
            <text:p>1,09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01" office:value-type="float">
            <text:p>1,10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29" office:value-type="float">
            <text:p>1,2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87" office:value-type="float">
            <text:p>5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0" office:value-type="float">
            <text:p>4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989" office:value-type="float">
            <text:p>9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76" office:value-type="float">
            <text:p>1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894" office:value-type="float">
            <text:p>8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8" office:value-type="float">
            <text:p>1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1" office:value-type="float">
            <text:p>311</text:p>
          </table:table-cell>
          <table:table-cell table:style-name="TL Data"/>
          <table:table-cell ns41:value-type="float" table:style-name="TL Data" office:value="311" office:value-type="float">
            <text:p>311</text:p>
          </table:table-cell>
          <table:table-cell table:style-name="TL Data"/>
          <table:table-cell ns41:value-type="float" table:style-name="TL Data" office:value="311" office:value-type="float">
            <text:p>3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3574" office:value-type="float">
            <text:p>3,574</text:p>
          </table:table-cell>
          <table:table-cell table:style-name="TL Data"/>
          <table:table-cell ns41:value-type="float" table:style-name="TL Data" office:value="3602" office:value-type="float">
            <text:p>3,602</text:p>
          </table:table-cell>
          <table:table-cell table:style-name="TL Data"/>
          <table:table-cell ns41:value-type="float" table:style-name="TL Data" office:value="3602" office:value-type="float">
            <text:p>3,60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520" office:value-type="float">
            <text:p>520</text:p>
          </table:table-cell>
          <table:table-cell table:style-name="TL Data"/>
          <table:table-cell ns41:value-type="float" table:style-name="TL Data" office:value="542" office:value-type="float">
            <text:p>542</text:p>
          </table:table-cell>
          <table:table-cell table:style-name="TL Data"/>
          <table:table-cell ns41:value-type="float" table:style-name="TL Data" office:value="542" office:value-type="float">
            <text:p>5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1" office:value-type="float">
            <text:p>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185" office:value-type="float">
            <text:p>2,185</text:p>
          </table:table-cell>
          <table:table-cell ns41:value-type="string" table:style-name="TL Data" office:value-type="string">
            <text:p>1.49</text:p>
          </table:table-cell>
          <table:table-cell ns41:value-type="float" table:style-name="TL Data" office:value="38836" office:value-type="float">
            <text:p>38,836</text:p>
          </table:table-cell>
          <table:table-cell ns41:value-type="float" table:style-name="TL Data" office:value="24442" office:value-type="float">
            <text:p>24,442</text:p>
          </table:table-cell>
          <table:table-cell ns41:value-type="float" table:style-name="TL Data" office:value="41340" office:value-type="float">
            <text:p>41,340</text:p>
          </table:table-cell>
          <table:table-cell ns41:value-type="float" table:style-name="TL Data" office:value="26141" office:value-type="float">
            <text:p>26,141</text:p>
          </table:table-cell>
          <table:table-cell ns41:value-type="float" table:style-name="TL Data" office:value="67481" office:value-type="float">
            <text:p>67,4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97" office:value-type="float">
            <text:p>7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gieters en p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2" office:value-type="float">
            <text:p>1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string" table:style-name="TL Data" office:value-type="string">
            <text:p>1.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44" office:value-type="float">
            <text:p>1,5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48" office:value-type="float">
            <text:p>1,5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6" office:value-type="float">
            <text:p>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03" office:value-type="float">
            <text:p>4,70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945" office:value-type="float">
            <text:p>4,945</text:p>
          </table:table-cell>
          <table:table-cell ns41:value-type="float" table:style-name="TL Data" office:value="4951" office:value-type="float">
            <text:p>4,9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733" office:value-type="float">
            <text:p>7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4" office:value-type="float">
            <text:p>1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79" office:value-type="float">
            <text:p>479</text:p>
          </table:table-cell>
          <table:table-cell table:style-name="TL Data"/>
          <table:table-cell ns41:value-type="float" table:style-name="TL Data" office:value="479" office:value-type="float">
            <text:p>479</text:p>
          </table:table-cell>
          <table:table-cell table:style-name="TL Data"/>
          <table:table-cell ns41:value-type="float" table:style-name="TL Data" office:value="479" office:value-type="float">
            <text:p>4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8" office:value-type="float">
            <text:p>78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1025" office:value-type="float">
            <text:p>1,025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1030" office:value-type="float">
            <text:p>1,030</text:p>
          </table:table-cell>
          <table:table-cell ns41:value-type="float" table:style-name="TL Data" office:value="1725" office:value-type="float">
            <text:p>1,7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79" office:value-type="float">
            <text:p>6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00" office:value-type="float">
            <text:p>70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101" office:value-type="float">
            <text:p>1,10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48" office:value-type="float">
            <text:p>1,14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54" office:value-type="float">
            <text:p>1,1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6" office:value-type="float">
            <text:p>666</text:p>
          </table:table-cell>
          <table:table-cell table:style-name="TL Data"/>
          <table:table-cell ns41:value-type="float" table:style-name="TL Data" office:value="5714" office:value-type="float">
            <text:p>5,7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524" office:value-type="float">
            <text:p>6,5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545" office:value-type="float">
            <text:p>6,5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9867" office:value-type="float">
            <text:p>9,867</text:p>
          </table:table-cell>
          <table:table-cell ns41:value-type="float" table:style-name="TL Data" office:value="8562" office:value-type="float">
            <text:p>8,562</text:p>
          </table:table-cell>
          <table:table-cell ns41:value-type="float" table:style-name="TL Data" office:value="3873" office:value-type="float">
            <text:p>3,873</text:p>
          </table:table-cell>
          <table:table-cell ns41:value-type="float" table:style-name="TL Data" office:value="3523" office:value-type="float">
            <text:p>3,523</text:p>
          </table:table-cell>
          <table:table-cell ns41:value-type="float" table:style-name="TL Data" office:value="3645" office:value-type="float">
            <text:p>3,645</text:p>
          </table:table-cell>
          <table:table-cell ns41:value-type="float" table:style-name="TL Data" office:value="3154" office:value-type="float">
            <text:p>3,154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7681" office:value-type="float">
            <text:p>17,681</text:p>
          </table:table-cell>
          <table:table-cell ns41:value-type="float" table:style-name="TL Data" office:value="15541" office:value-type="float">
            <text:p>15,541</text:p>
          </table:table-cell>
          <table:table-cell ns41:value-type="float" table:style-name="TL Data" office:value="33222" office:value-type="float">
            <text:p>33,2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77" office:value-type="float">
            <text:p>5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20" office:value-type="float">
            <text:p>5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8" office:value-type="float">
            <text:p>4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5408" office:value-type="float">
            <text:p>5,408</text:p>
          </table:table-cell>
          <table:table-cell ns41:value-type="float" table:style-name="TL Data" office:value="3082" office:value-type="float">
            <text:p>3,082</text:p>
          </table:table-cell>
          <table:table-cell ns41:value-type="float" table:style-name="TL Data" office:value="6054" office:value-type="float">
            <text:p>6,054</text:p>
          </table:table-cell>
          <table:table-cell ns41:value-type="float" table:style-name="TL Data" office:value="3445" office:value-type="float">
            <text:p>3,445</text:p>
          </table:table-cell>
          <table:table-cell ns41:value-type="float" table:style-name="TL Data" office:value="9499" office:value-type="float">
            <text:p>9,49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3" office:value-type="float">
            <text:p>1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386" office:value-type="float">
            <text:p>386</text:p>
          </table:table-cell>
          <table:table-cell table:style-name="TL Data"/>
          <table:table-cell ns41:value-type="float" table:style-name="TL Data" office:value="490" office:value-type="float">
            <text:p>490</text:p>
          </table:table-cell>
          <table:table-cell table:style-name="TL Data"/>
          <table:table-cell ns41:value-type="float" table:style-name="TL Data" office:value="490" office:value-type="float">
            <text:p>4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3" office:value-type="float">
            <text:p>1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8" office:value-type="float">
            <text:p>2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2829" office:value-type="float">
            <text:p>2,8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42" office:value-type="float">
            <text:p>2,94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45" office:value-type="float">
            <text:p>2,9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5" office:value-type="float">
            <text:p>1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9" office:value-type="float">
            <text:p>1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13" office:value-type="float">
            <text:p>3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78" office:value-type="float">
            <text:p>178</text:p>
          </table:table-cell>
          <table:table-cell table:style-name="TL Data"/>
          <table:table-cell ns41:value-type="float" table:style-name="TL Data" office:value="185" office:value-type="float">
            <text:p>185</text:p>
          </table:table-cell>
          <table:table-cell table:style-name="TL Data"/>
          <table:table-cell ns41:value-type="float" table:style-name="TL Data" office:value="185" office:value-type="float">
            <text:p>1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office:annotation draw:style-name="gr1" svg:height="1.957cm" draw:caption-point-y="1.782cm" svg:width="3.584cm" svg:x="17.088cm" draw:caption-point-x="13.165cm" svg:y="655.532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10. Dit moet zijn 19.</text:span></text:p>
              <text:p text:style-name="P1"><text:span text:style-name="T2"/></text:p>
            </office:annotation>
            <text:p>1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3" office:value-type="float">
            <text:p>4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73" office:value-type="float">
            <text:p>5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51" office:value-type="float">
            <text:p>6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31851" office:value-type="float">
            <text:p>31,851</text:p>
          </table:table-cell>
          <table:table-cell ns41:value-type="float" table:style-name="TL Data" office:value="31944" office:value-type="float">
            <text:p>31,944</text:p>
          </table:table-cell>
          <table:table-cell ns41:value-type="float" table:style-name="TL Data" office:value="3787" office:value-type="float">
            <text:p>3,787</text:p>
          </table:table-cell>
          <table:table-cell ns41:value-type="float" table:style-name="TL Data" office:value="4482" office:value-type="float">
            <text:p>4,482</text:p>
          </table:table-cell>
          <table:table-cell ns41:value-type="float" table:style-name="TL Data" office:value="6333" office:value-type="float">
            <text:p>6,333</text:p>
          </table:table-cell>
          <table:table-cell ns41:value-type="float" table:style-name="TL Data" office:value="8986" office:value-type="float">
            <text:p>8,986</text:p>
          </table:table-cell>
          <table:table-cell ns41:value-type="float" table:style-name="TL Data" office:value="9643" office:value-type="float">
            <text:p>9,643</text:p>
          </table:table-cell>
          <table:table-cell ns41:value-type="float" table:style-name="TL Data" office:value="66674" office:value-type="float">
            <text:p>66,674</text:p>
          </table:table-cell>
          <table:table-cell ns41:value-type="string" table:style-name="TL Data" office:value-type="string">
            <text:p>51.619/1</text:p>
          </table:table-cell>
          <table:table-cell ns41:value-type="string" table:style-name="TL Data" office:value-type="string">
            <text:p>112.091/2</text:p>
          </table:table-cell>
          <table:table-cell ns41:value-type="float" table:style-name="TL Data" office:value="163710" office:value-type="float">
            <text:p>163,7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1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2428" office:value-type="float">
            <text:p>42,428</text:p>
          </table:table-cell>
          <table:table-cell ns41:value-type="float" table:style-name="TL Data" office:value="41037" office:value-type="float">
            <text:p>41,037</text:p>
          </table:table-cell>
          <table:table-cell ns41:value-type="float" table:style-name="TL Data" office:value="8696" office:value-type="float">
            <text:p>8,696</text:p>
          </table:table-cell>
          <table:table-cell ns41:value-type="string" table:style-name="TL Data" office:value-type="string">
            <text:p>8.55</text:p>
          </table:table-cell>
          <table:table-cell ns41:value-type="float" table:style-name="TL Data" office:value="17095" office:value-type="float">
            <text:p>17,095</text:p>
          </table:table-cell>
          <table:table-cell ns41:value-type="float" table:style-name="TL Data" office:value="16146" office:value-type="float">
            <text:p>16,146</text:p>
          </table:table-cell>
          <table:table-cell ns41:value-type="float" table:style-name="TL Data" office:value="128815" office:value-type="float">
            <text:p>128,815</text:p>
          </table:table-cell>
          <table:table-cell ns41:value-type="float" table:style-name="TL Data" office:value="133643" office:value-type="float">
            <text:p>133,643</text:p>
          </table:table-cell>
          <table:table-cell ns41:value-type="float" table:style-name="TL Data" office:value="197039" office:value-type="float">
            <text:p>197,039</text:p>
          </table:table-cell>
          <table:table-cell ns41:value-type="float" table:style-name="TL Data" office:value="199381" office:value-type="float">
            <text:p>199,381</text:p>
          </table:table-cell>
          <table:table-cell ns41:value-type="float" table:style-name="TL Data" office:value="396420" office:value-type="float">
            <text:p>396,420</text:p>
          </table:table-cell>
          <table:table-cell table:number-columns-repeated="1010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4"/>
          <table:table-cell table:style-name="ce33" table:number-columns-repeated="76"/>
          <table:table-cell/>
          <table:table-cell table:style-name="ce33" table:number-columns-repeated="4"/>
          <table:table-cell table:style-name="ce59"/>
          <table:table-cell table:style-name="ce33" table:number-columns-repeated="7"/>
          <table:table-cell table:number-columns-repeated="931"/>
        </table:table-row>
        <table:table-row table:style-name="ro4" table:number-rows-repeated="10470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5" table:default-cell-style-name="Default" table:number-columns-repeated="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5" table:default-cell-style-name="Default" table:number-columns-repeated="1018"/>
        <table:table-row table:style-name="ro4" table:number-rows-repeated="3">
          <table:table-cell table:number-columns-repeated="1024"/>
        </table:table-row>
        <table:table-row table:style-name="ro4">
          <table:table-cell ns41:value-type="string" table:style-name="ce60" office:value-type="string">
            <text:p>Editregel</text:p>
          </table:table-cell>
          <table:table-cell ns41:value-type="string" table:style-name="ce60" office:value-type="string">
            <text:p>Deel telling</text:p>
          </table:table-cell>
          <table:table-cell ns41:value-type="string" table:style-name="ce60" office:value-type="string">
            <text:p>Rolnummer</text:p>
          </table:table-cell>
          <table:table-cell table:number-columns-repeated="1021"/>
        </table:table-row>
        <table:table-row table:style-name="ro4">
          <table:table-cell table:style-name="ce61" table:number-columns-repeated="3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TL Metadata" office:value="30762" office:value-type="float">
            <text:p>3076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01" office:value-type="float">
            <text:p>390048008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63" office:value-type="float">
            <text:p>3076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02" office:value-type="float">
            <text:p>390048008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64" office:value-type="float">
            <text:p>3076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03" office:value-type="float">
            <text:p>390048008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65" office:value-type="float">
            <text:p>3076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04" office:value-type="float">
            <text:p>390048008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66" office:value-type="float">
            <text:p>3076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05" office:value-type="float">
            <text:p>390048008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67" office:value-type="float">
            <text:p>3076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06" office:value-type="float">
            <text:p>390048008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68" office:value-type="float">
            <text:p>3076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07" office:value-type="float">
            <text:p>390048008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69" office:value-type="float">
            <text:p>3076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08" office:value-type="float">
            <text:p>390048008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70" office:value-type="float">
            <text:p>3077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09" office:value-type="float">
            <text:p>390048008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71" office:value-type="float">
            <text:p>3077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10" office:value-type="float">
            <text:p>390048008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72" office:value-type="float">
            <text:p>3077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11" office:value-type="float">
            <text:p>390048008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73" office:value-type="float">
            <text:p>3077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12" office:value-type="float">
            <text:p>390048008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74" office:value-type="float">
            <text:p>3077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13" office:value-type="float">
            <text:p>390048008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75" office:value-type="float">
            <text:p>3077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14" office:value-type="float">
            <text:p>390048008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76" office:value-type="float">
            <text:p>3077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15" office:value-type="float">
            <text:p>390048008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77" office:value-type="float">
            <text:p>3077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16" office:value-type="float">
            <text:p>390048008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78" office:value-type="float">
            <text:p>3077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17" office:value-type="float">
            <text:p>390048008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79" office:value-type="float">
            <text:p>3077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18" office:value-type="float">
            <text:p>390048008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80" office:value-type="float">
            <text:p>3078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19" office:value-type="float">
            <text:p>390048008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81" office:value-type="float">
            <text:p>3078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20" office:value-type="float">
            <text:p>390048008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82" office:value-type="float">
            <text:p>3078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21" office:value-type="float">
            <text:p>390048008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83" office:value-type="float">
            <text:p>3078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22" office:value-type="float">
            <text:p>390048008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84" office:value-type="float">
            <text:p>3078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23" office:value-type="float">
            <text:p>390048008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85" office:value-type="float">
            <text:p>3078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24" office:value-type="float">
            <text:p>390048008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86" office:value-type="float">
            <text:p>3078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25" office:value-type="float">
            <text:p>390048008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87" office:value-type="float">
            <text:p>3078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26" office:value-type="float">
            <text:p>390048008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88" office:value-type="float">
            <text:p>3078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27" office:value-type="float">
            <text:p>390048008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89" office:value-type="float">
            <text:p>3078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28" office:value-type="float">
            <text:p>390048008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90" office:value-type="float">
            <text:p>3079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29" office:value-type="float">
            <text:p>390048008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91" office:value-type="float">
            <text:p>3079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30" office:value-type="float">
            <text:p>390048008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92" office:value-type="float">
            <text:p>3079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31" office:value-type="float">
            <text:p>390048008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93" office:value-type="float">
            <text:p>3079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32" office:value-type="float">
            <text:p>390048008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94" office:value-type="float">
            <text:p>3079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33" office:value-type="float">
            <text:p>390048008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95" office:value-type="float">
            <text:p>3079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34" office:value-type="float">
            <text:p>390048008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96" office:value-type="float">
            <text:p>3079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35" office:value-type="float">
            <text:p>390048008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97" office:value-type="float">
            <text:p>3079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36" office:value-type="float">
            <text:p>390048008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98" office:value-type="float">
            <text:p>3079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37" office:value-type="float">
            <text:p>390048008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799" office:value-type="float">
            <text:p>3079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38" office:value-type="float">
            <text:p>390048008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00" office:value-type="float">
            <text:p>3080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39" office:value-type="float">
            <text:p>390048008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01" office:value-type="float">
            <text:p>3080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40" office:value-type="float">
            <text:p>390048008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02" office:value-type="float">
            <text:p>3080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41" office:value-type="float">
            <text:p>390048008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03" office:value-type="float">
            <text:p>3080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42" office:value-type="float">
            <text:p>390048008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04" office:value-type="float">
            <text:p>3080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43" office:value-type="float">
            <text:p>390048008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05" office:value-type="float">
            <text:p>3080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44" office:value-type="float">
            <text:p>390048008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06" office:value-type="float">
            <text:p>3080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45" office:value-type="float">
            <text:p>390048008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07" office:value-type="float">
            <text:p>3080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46" office:value-type="float">
            <text:p>390048008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08" office:value-type="float">
            <text:p>3080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47" office:value-type="float">
            <text:p>390048008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09" office:value-type="float">
            <text:p>3080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48" office:value-type="float">
            <text:p>390048008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10" office:value-type="float">
            <text:p>3081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49" office:value-type="float">
            <text:p>390048008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11" office:value-type="float">
            <text:p>3081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50" office:value-type="float">
            <text:p>390048008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12" office:value-type="float">
            <text:p>3081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51" office:value-type="float">
            <text:p>390048008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13" office:value-type="float">
            <text:p>3081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52" office:value-type="float">
            <text:p>390048008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14" office:value-type="float">
            <text:p>3081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401053" office:value-type="float">
            <text:p>3900480084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15" office:value-type="float">
            <text:p>3081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01" office:value-type="float">
            <text:p>390048008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16" office:value-type="float">
            <text:p>3081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02" office:value-type="float">
            <text:p>390048008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17" office:value-type="float">
            <text:p>3081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03" office:value-type="float">
            <text:p>390048008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18" office:value-type="float">
            <text:p>3081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04" office:value-type="float">
            <text:p>390048008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19" office:value-type="float">
            <text:p>3081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05" office:value-type="float">
            <text:p>390048008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20" office:value-type="float">
            <text:p>3082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06" office:value-type="float">
            <text:p>390048008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21" office:value-type="float">
            <text:p>3082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07" office:value-type="float">
            <text:p>390048008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22" office:value-type="float">
            <text:p>3082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08" office:value-type="float">
            <text:p>390048008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23" office:value-type="float">
            <text:p>3082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09" office:value-type="float">
            <text:p>390048008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24" office:value-type="float">
            <text:p>3082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10" office:value-type="float">
            <text:p>390048008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25" office:value-type="float">
            <text:p>3082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11" office:value-type="float">
            <text:p>390048008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26" office:value-type="float">
            <text:p>3082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12" office:value-type="float">
            <text:p>390048008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27" office:value-type="float">
            <text:p>3082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13" office:value-type="float">
            <text:p>390048008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28" office:value-type="float">
            <text:p>3082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14" office:value-type="float">
            <text:p>390048008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29" office:value-type="float">
            <text:p>3082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15" office:value-type="float">
            <text:p>390048008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30" office:value-type="float">
            <text:p>3083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16" office:value-type="float">
            <text:p>390048008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31" office:value-type="float">
            <text:p>3083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17" office:value-type="float">
            <text:p>390048008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32" office:value-type="float">
            <text:p>3083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18" office:value-type="float">
            <text:p>390048008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33" office:value-type="float">
            <text:p>3083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19" office:value-type="float">
            <text:p>390048008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34" office:value-type="float">
            <text:p>3083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20" office:value-type="float">
            <text:p>390048008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35" office:value-type="float">
            <text:p>3083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21" office:value-type="float">
            <text:p>390048008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36" office:value-type="float">
            <text:p>3083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22" office:value-type="float">
            <text:p>390048008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37" office:value-type="float">
            <text:p>3083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23" office:value-type="float">
            <text:p>390048008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38" office:value-type="float">
            <text:p>3083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24" office:value-type="float">
            <text:p>390048008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39" office:value-type="float">
            <text:p>3083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25" office:value-type="float">
            <text:p>390048008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40" office:value-type="float">
            <text:p>3084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26" office:value-type="float">
            <text:p>390048008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41" office:value-type="float">
            <text:p>3084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27" office:value-type="float">
            <text:p>390048008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42" office:value-type="float">
            <text:p>3084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28" office:value-type="float">
            <text:p>390048008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43" office:value-type="float">
            <text:p>3084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29" office:value-type="float">
            <text:p>390048008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44" office:value-type="float">
            <text:p>3084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30" office:value-type="float">
            <text:p>390048008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45" office:value-type="float">
            <text:p>3084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31" office:value-type="float">
            <text:p>390048008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46" office:value-type="float">
            <text:p>3084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32" office:value-type="float">
            <text:p>390048008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47" office:value-type="float">
            <text:p>3084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33" office:value-type="float">
            <text:p>390048008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48" office:value-type="float">
            <text:p>3084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34" office:value-type="float">
            <text:p>390048008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49" office:value-type="float">
            <text:p>3084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35" office:value-type="float">
            <text:p>390048008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50" office:value-type="float">
            <text:p>3085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36" office:value-type="float">
            <text:p>390048008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51" office:value-type="float">
            <text:p>3085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37" office:value-type="float">
            <text:p>390048008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52" office:value-type="float">
            <text:p>3085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38" office:value-type="float">
            <text:p>390048008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53" office:value-type="float">
            <text:p>3085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39" office:value-type="float">
            <text:p>390048008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54" office:value-type="float">
            <text:p>3085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40" office:value-type="float">
            <text:p>390048008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55" office:value-type="float">
            <text:p>3085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41" office:value-type="float">
            <text:p>3900480085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56" office:value-type="float">
            <text:p>3085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42" office:value-type="float">
            <text:p>3900480085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57" office:value-type="float">
            <text:p>3085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43" office:value-type="float">
            <text:p>3900480085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58" office:value-type="float">
            <text:p>3085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44" office:value-type="float">
            <text:p>3900480085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59" office:value-type="float">
            <text:p>3085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45" office:value-type="float">
            <text:p>3900480085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60" office:value-type="float">
            <text:p>3086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46" office:value-type="float">
            <text:p>3900480085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61" office:value-type="float">
            <text:p>3086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47" office:value-type="float">
            <text:p>3900480085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62" office:value-type="float">
            <text:p>3086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48" office:value-type="float">
            <text:p>3900480085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63" office:value-type="float">
            <text:p>3086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49" office:value-type="float">
            <text:p>3900480085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64" office:value-type="float">
            <text:p>3086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50" office:value-type="float">
            <text:p>3900480085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65" office:value-type="float">
            <text:p>3086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8008501051" office:value-type="float">
            <text:p>3900480085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66" office:value-type="float">
            <text:p>3086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01" office:value-type="float">
            <text:p>390049008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67" office:value-type="float">
            <text:p>3086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02" office:value-type="float">
            <text:p>390049008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68" office:value-type="float">
            <text:p>3086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03" office:value-type="float">
            <text:p>390049008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69" office:value-type="float">
            <text:p>3086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04" office:value-type="float">
            <text:p>390049008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70" office:value-type="float">
            <text:p>3087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05" office:value-type="float">
            <text:p>390049008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71" office:value-type="float">
            <text:p>3087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06" office:value-type="float">
            <text:p>390049008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72" office:value-type="float">
            <text:p>3087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07" office:value-type="float">
            <text:p>390049008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73" office:value-type="float">
            <text:p>3087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08" office:value-type="float">
            <text:p>390049008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74" office:value-type="float">
            <text:p>3087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09" office:value-type="float">
            <text:p>390049008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75" office:value-type="float">
            <text:p>3087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10" office:value-type="float">
            <text:p>390049008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76" office:value-type="float">
            <text:p>3087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11" office:value-type="float">
            <text:p>390049008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77" office:value-type="float">
            <text:p>3087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12" office:value-type="float">
            <text:p>390049008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78" office:value-type="float">
            <text:p>3087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13" office:value-type="float">
            <text:p>390049008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79" office:value-type="float">
            <text:p>3087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14" office:value-type="float">
            <text:p>390049008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80" office:value-type="float">
            <text:p>3088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15" office:value-type="float">
            <text:p>390049008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81" office:value-type="float">
            <text:p>3088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16" office:value-type="float">
            <text:p>390049008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82" office:value-type="float">
            <text:p>3088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17" office:value-type="float">
            <text:p>390049008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83" office:value-type="float">
            <text:p>3088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18" office:value-type="float">
            <text:p>390049008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84" office:value-type="float">
            <text:p>3088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19" office:value-type="float">
            <text:p>390049008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85" office:value-type="float">
            <text:p>3088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20" office:value-type="float">
            <text:p>390049008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86" office:value-type="float">
            <text:p>3088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21" office:value-type="float">
            <text:p>390049008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87" office:value-type="float">
            <text:p>3088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22" office:value-type="float">
            <text:p>390049008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88" office:value-type="float">
            <text:p>3088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23" office:value-type="float">
            <text:p>390049008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89" office:value-type="float">
            <text:p>3088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24" office:value-type="float">
            <text:p>390049008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90" office:value-type="float">
            <text:p>3089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25" office:value-type="float">
            <text:p>390049008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91" office:value-type="float">
            <text:p>3089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26" office:value-type="float">
            <text:p>390049008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92" office:value-type="float">
            <text:p>3089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27" office:value-type="float">
            <text:p>390049008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93" office:value-type="float">
            <text:p>3089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28" office:value-type="float">
            <text:p>390049008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94" office:value-type="float">
            <text:p>3089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29" office:value-type="float">
            <text:p>390049008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95" office:value-type="float">
            <text:p>3089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30" office:value-type="float">
            <text:p>390049008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96" office:value-type="float">
            <text:p>3089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31" office:value-type="float">
            <text:p>390049008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97" office:value-type="float">
            <text:p>3089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32" office:value-type="float">
            <text:p>390049008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98" office:value-type="float">
            <text:p>3089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33" office:value-type="float">
            <text:p>390049008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899" office:value-type="float">
            <text:p>3089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34" office:value-type="float">
            <text:p>390049008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00" office:value-type="float">
            <text:p>3090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35" office:value-type="float">
            <text:p>390049008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01" office:value-type="float">
            <text:p>3090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36" office:value-type="float">
            <text:p>390049008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02" office:value-type="float">
            <text:p>3090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37" office:value-type="float">
            <text:p>390049008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03" office:value-type="float">
            <text:p>3090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38" office:value-type="float">
            <text:p>390049008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04" office:value-type="float">
            <text:p>3090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39" office:value-type="float">
            <text:p>390049008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05" office:value-type="float">
            <text:p>3090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40" office:value-type="float">
            <text:p>390049008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06" office:value-type="float">
            <text:p>3090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41" office:value-type="float">
            <text:p>390049008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07" office:value-type="float">
            <text:p>3090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42" office:value-type="float">
            <text:p>390049008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08" office:value-type="float">
            <text:p>3090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43" office:value-type="float">
            <text:p>390049008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09" office:value-type="float">
            <text:p>3090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44" office:value-type="float">
            <text:p>390049008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10" office:value-type="float">
            <text:p>3091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45" office:value-type="float">
            <text:p>390049008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11" office:value-type="float">
            <text:p>3091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46" office:value-type="float">
            <text:p>390049008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12" office:value-type="float">
            <text:p>3091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47" office:value-type="float">
            <text:p>390049008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13" office:value-type="float">
            <text:p>3091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48" office:value-type="float">
            <text:p>390049008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14" office:value-type="float">
            <text:p>3091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49" office:value-type="float">
            <text:p>390049008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15" office:value-type="float">
            <text:p>3091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50" office:value-type="float">
            <text:p>390049008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16" office:value-type="float">
            <text:p>3091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51" office:value-type="float">
            <text:p>390049008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17" office:value-type="float">
            <text:p>3091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601052" office:value-type="float">
            <text:p>390049008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18" office:value-type="float">
            <text:p>3091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49008701001" office:value-type="float">
            <text:p>390049008701001</text:p>
          </table:table-cell>
          <table:table-cell ns41:value-type="string" table:style-name="TL Metadata" office:value-type="string">
            <text:p>3900490087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19" office:value-type="float">
            <text:p>30919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20" office:value-type="float">
            <text:p>30920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21" office:value-type="float">
            <text:p>30921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22" office:value-type="float">
            <text:p>30922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23" office:value-type="float">
            <text:p>30923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24" office:value-type="float">
            <text:p>30924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25" office:value-type="float">
            <text:p>30925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26" office:value-type="float">
            <text:p>30926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27" office:value-type="float">
            <text:p>30927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28" office:value-type="float">
            <text:p>30928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29" office:value-type="float">
            <text:p>30929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30" office:value-type="float">
            <text:p>30930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31" office:value-type="float">
            <text:p>30931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32" office:value-type="float">
            <text:p>30932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33" office:value-type="float">
            <text:p>30933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34" office:value-type="float">
            <text:p>30934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35" office:value-type="float">
            <text:p>30935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36" office:value-type="float">
            <text:p>30936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37" office:value-type="float">
            <text:p>30937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38" office:value-type="float">
            <text:p>30938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39" office:value-type="float">
            <text:p>30939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40" office:value-type="float">
            <text:p>30940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41" office:value-type="float">
            <text:p>30941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23</text:p>
          </table:table-cell>
          <table:table-cell ns41:value-type="string" table:style-name="TL Metadata" office:value-type="string">
            <text:p>39004987 <text:s/>01023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42" office:value-type="float">
            <text:p>30942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43" office:value-type="float">
            <text:p>30943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25</text:p>
          </table:table-cell>
          <table:table-cell ns41:value-type="string" table:style-name="TL Metadata" office:value-type="string">
            <text:p>39004987 <text:s/>01023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44" office:value-type="float">
            <text:p>30944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45" office:value-type="float">
            <text:p>30945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46" office:value-type="float">
            <text:p>30946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47" office:value-type="float">
            <text:p>30947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48" office:value-type="float">
            <text:p>30948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49" office:value-type="float">
            <text:p>30949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50" office:value-type="float">
            <text:p>30950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51" office:value-type="float">
            <text:p>30951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52" office:value-type="float">
            <text:p>30952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53" office:value-type="float">
            <text:p>30953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54" office:value-type="float">
            <text:p>30954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55" office:value-type="float">
            <text:p>30955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56" office:value-type="float">
            <text:p>30956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57" office:value-type="float">
            <text:p>30957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58" office:value-type="float">
            <text:p>30958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59" office:value-type="float">
            <text:p>30959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60" office:value-type="float">
            <text:p>30960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61" office:value-type="float">
            <text:p>30961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62" office:value-type="float">
            <text:p>30962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63" office:value-type="float">
            <text:p>30963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64" office:value-type="float">
            <text:p>30964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65" office:value-type="float">
            <text:p>30965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66" office:value-type="float">
            <text:p>30966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67" office:value-type="float">
            <text:p>30967</text:p>
          </table:table-cell>
          <table:table-cell ns41:value-type="string" table:style-name="TL Metadata" office:value-type="string">
            <text:p>Nb-4edl</text:p>
          </table:table-cell>
          <table:table-cell ns41:value-type="string" table:style-name="TL Metadata" office:value-type="string">
            <text:p>39004987 <text:s/>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68" office:value-type="float">
            <text:p>3096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01" office:value-type="float">
            <text:p>390050008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69" office:value-type="float">
            <text:p>3096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02" office:value-type="float">
            <text:p>390050008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70" office:value-type="float">
            <text:p>3097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03" office:value-type="float">
            <text:p>390050008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71" office:value-type="float">
            <text:p>3097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04" office:value-type="float">
            <text:p>390050008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72" office:value-type="float">
            <text:p>3097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05" office:value-type="float">
            <text:p>390050008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73" office:value-type="float">
            <text:p>3097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06" office:value-type="float">
            <text:p>390050008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74" office:value-type="float">
            <text:p>3097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07" office:value-type="float">
            <text:p>390050008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75" office:value-type="float">
            <text:p>3097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08" office:value-type="float">
            <text:p>390050008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76" office:value-type="float">
            <text:p>3097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09" office:value-type="float">
            <text:p>390050008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77" office:value-type="float">
            <text:p>3097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10" office:value-type="float">
            <text:p>390050008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78" office:value-type="float">
            <text:p>3097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11" office:value-type="float">
            <text:p>390050008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79" office:value-type="float">
            <text:p>3097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12" office:value-type="float">
            <text:p>390050008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80" office:value-type="float">
            <text:p>3098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13" office:value-type="float">
            <text:p>390050008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81" office:value-type="float">
            <text:p>3098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14" office:value-type="float">
            <text:p>390050008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82" office:value-type="float">
            <text:p>3098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15" office:value-type="float">
            <text:p>390050008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83" office:value-type="float">
            <text:p>3098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16" office:value-type="float">
            <text:p>390050008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84" office:value-type="float">
            <text:p>3098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17" office:value-type="float">
            <text:p>390050008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85" office:value-type="float">
            <text:p>3098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18" office:value-type="float">
            <text:p>390050008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86" office:value-type="float">
            <text:p>3098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19" office:value-type="float">
            <text:p>390050008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87" office:value-type="float">
            <text:p>3098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20" office:value-type="float">
            <text:p>390050008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88" office:value-type="float">
            <text:p>3098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21" office:value-type="float">
            <text:p>390050008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89" office:value-type="float">
            <text:p>3098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22" office:value-type="float">
            <text:p>390050008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90" office:value-type="float">
            <text:p>3099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23" office:value-type="float">
            <text:p>390050008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91" office:value-type="float">
            <text:p>3099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24" office:value-type="float">
            <text:p>390050008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92" office:value-type="float">
            <text:p>3099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25" office:value-type="float">
            <text:p>390050008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93" office:value-type="float">
            <text:p>3099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26" office:value-type="float">
            <text:p>390050008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94" office:value-type="float">
            <text:p>3099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27" office:value-type="float">
            <text:p>390050008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95" office:value-type="float">
            <text:p>3099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28" office:value-type="float">
            <text:p>390050008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96" office:value-type="float">
            <text:p>3099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29" office:value-type="float">
            <text:p>390050008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97" office:value-type="float">
            <text:p>3099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30" office:value-type="float">
            <text:p>390050008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98" office:value-type="float">
            <text:p>3099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31" office:value-type="float">
            <text:p>390050008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0999" office:value-type="float">
            <text:p>3099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32" office:value-type="float">
            <text:p>390050008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00" office:value-type="float">
            <text:p>3100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33" office:value-type="float">
            <text:p>390050008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01" office:value-type="float">
            <text:p>3100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34" office:value-type="float">
            <text:p>390050008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02" office:value-type="float">
            <text:p>3100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35" office:value-type="float">
            <text:p>390050008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03" office:value-type="float">
            <text:p>3100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36" office:value-type="float">
            <text:p>390050008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04" office:value-type="float">
            <text:p>3100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37" office:value-type="float">
            <text:p>390050008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05" office:value-type="float">
            <text:p>3100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38" office:value-type="float">
            <text:p>390050008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06" office:value-type="float">
            <text:p>3100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39" office:value-type="float">
            <text:p>390050008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07" office:value-type="float">
            <text:p>3100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40" office:value-type="float">
            <text:p>390050008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08" office:value-type="float">
            <text:p>3100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41" office:value-type="float">
            <text:p>390050008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09" office:value-type="float">
            <text:p>3100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42" office:value-type="float">
            <text:p>390050008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10" office:value-type="float">
            <text:p>3101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43" office:value-type="float">
            <text:p>390050008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11" office:value-type="float">
            <text:p>3101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44" office:value-type="float">
            <text:p>390050008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12" office:value-type="float">
            <text:p>3101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45" office:value-type="float">
            <text:p>390050008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13" office:value-type="float">
            <text:p>3101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46" office:value-type="float">
            <text:p>390050008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14" office:value-type="float">
            <text:p>3101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47" office:value-type="float">
            <text:p>390050008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15" office:value-type="float">
            <text:p>3101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48" office:value-type="float">
            <text:p>390050008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16" office:value-type="float">
            <text:p>3101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49" office:value-type="float">
            <text:p>390050008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17" office:value-type="float">
            <text:p>3101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50" office:value-type="float">
            <text:p>390050008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18" office:value-type="float">
            <text:p>3101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51" office:value-type="float">
            <text:p>390050008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19" office:value-type="float">
            <text:p>3101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801052" office:value-type="float">
            <text:p>390050008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20" office:value-type="float">
            <text:p>3102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01" office:value-type="float">
            <text:p>390050008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21" office:value-type="float">
            <text:p>3102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02" office:value-type="float">
            <text:p>390050008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22" office:value-type="float">
            <text:p>3102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03" office:value-type="float">
            <text:p>390050008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23" office:value-type="float">
            <text:p>3102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04" office:value-type="float">
            <text:p>390050008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24" office:value-type="float">
            <text:p>3102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05" office:value-type="float">
            <text:p>390050008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25" office:value-type="float">
            <text:p>3102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06" office:value-type="float">
            <text:p>390050008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26" office:value-type="float">
            <text:p>3102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07" office:value-type="float">
            <text:p>390050008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27" office:value-type="float">
            <text:p>3102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08" office:value-type="float">
            <text:p>390050008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28" office:value-type="float">
            <text:p>3102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09" office:value-type="float">
            <text:p>390050008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29" office:value-type="float">
            <text:p>3102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10" office:value-type="float">
            <text:p>390050008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30" office:value-type="float">
            <text:p>3103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11" office:value-type="float">
            <text:p>390050008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31" office:value-type="float">
            <text:p>3103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12" office:value-type="float">
            <text:p>390050008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32" office:value-type="float">
            <text:p>3103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13" office:value-type="float">
            <text:p>390050008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33" office:value-type="float">
            <text:p>3103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14" office:value-type="float">
            <text:p>390050008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34" office:value-type="float">
            <text:p>3103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15" office:value-type="float">
            <text:p>390050008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35" office:value-type="float">
            <text:p>3103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16" office:value-type="float">
            <text:p>390050008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36" office:value-type="float">
            <text:p>3103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17" office:value-type="float">
            <text:p>390050008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37" office:value-type="float">
            <text:p>3103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18" office:value-type="float">
            <text:p>390050008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38" office:value-type="float">
            <text:p>3103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19" office:value-type="float">
            <text:p>390050008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39" office:value-type="float">
            <text:p>3103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20" office:value-type="float">
            <text:p>390050008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40" office:value-type="float">
            <text:p>3104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21" office:value-type="float">
            <text:p>390050008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41" office:value-type="float">
            <text:p>3104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22" office:value-type="float">
            <text:p>390050008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42" office:value-type="float">
            <text:p>3104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23" office:value-type="float">
            <text:p>390050008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43" office:value-type="float">
            <text:p>3104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24" office:value-type="float">
            <text:p>3900500089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44" office:value-type="float">
            <text:p>3104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25" office:value-type="float">
            <text:p>390050008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45" office:value-type="float">
            <text:p>3104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26" office:value-type="float">
            <text:p>3900500089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46" office:value-type="float">
            <text:p>3104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27" office:value-type="float">
            <text:p>390050008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47" office:value-type="float">
            <text:p>3104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28" office:value-type="float">
            <text:p>390050008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48" office:value-type="float">
            <text:p>3104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29" office:value-type="float">
            <text:p>390050008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49" office:value-type="float">
            <text:p>3104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30" office:value-type="float">
            <text:p>390050008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50" office:value-type="float">
            <text:p>3105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31" office:value-type="float">
            <text:p>390050008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51" office:value-type="float">
            <text:p>3105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32" office:value-type="float">
            <text:p>390050008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52" office:value-type="float">
            <text:p>3105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33" office:value-type="float">
            <text:p>390050008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53" office:value-type="float">
            <text:p>3105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34" office:value-type="float">
            <text:p>390050008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54" office:value-type="float">
            <text:p>3105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35" office:value-type="float">
            <text:p>390050008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55" office:value-type="float">
            <text:p>3105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36" office:value-type="float">
            <text:p>390050008901036</text:p>
          </table:table-cell>
          <table:table-cell ns41:value-type="string" table:style-name="TL Metadata" office:value-type="string">
            <text:p>3900500089010361 <text:s/>Hieronder drie van onbekenden ouderdom.</text:p>
          </table:table-cell>
          <table:table-cell ns41:value-type="string" table:style-name="TL Metadata" office:value-type="string">
            <text:p>3900500089010362 <text:s/>Hieronder vier van onbekenden ouderdom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56" office:value-type="float">
            <text:p>3105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37" office:value-type="float">
            <text:p>390050008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57" office:value-type="float">
            <text:p>3105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0008901038" office:value-type="float">
            <text:p>390050008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58" office:value-type="float">
            <text:p>3105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01" office:value-type="float">
            <text:p>390051009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59" office:value-type="float">
            <text:p>3105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02" office:value-type="float">
            <text:p>390051009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60" office:value-type="float">
            <text:p>3106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03" office:value-type="float">
            <text:p>390051009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61" office:value-type="float">
            <text:p>3106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04" office:value-type="float">
            <text:p>390051009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62" office:value-type="float">
            <text:p>3106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05" office:value-type="float">
            <text:p>390051009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63" office:value-type="float">
            <text:p>3106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06" office:value-type="float">
            <text:p>390051009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64" office:value-type="float">
            <text:p>3106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07" office:value-type="float">
            <text:p>390051009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65" office:value-type="float">
            <text:p>3106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08" office:value-type="float">
            <text:p>390051009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66" office:value-type="float">
            <text:p>3106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09" office:value-type="float">
            <text:p>390051009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67" office:value-type="float">
            <text:p>3106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10" office:value-type="float">
            <text:p>390051009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68" office:value-type="float">
            <text:p>3106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11" office:value-type="float">
            <text:p>390051009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69" office:value-type="float">
            <text:p>3106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12" office:value-type="float">
            <text:p>390051009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70" office:value-type="float">
            <text:p>3107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13" office:value-type="float">
            <text:p>390051009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71" office:value-type="float">
            <text:p>3107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14" office:value-type="float">
            <text:p>390051009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72" office:value-type="float">
            <text:p>3107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15" office:value-type="float">
            <text:p>390051009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73" office:value-type="float">
            <text:p>3107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16" office:value-type="float">
            <text:p>390051009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74" office:value-type="float">
            <text:p>3107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17" office:value-type="float">
            <text:p>390051009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75" office:value-type="float">
            <text:p>3107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18" office:value-type="float">
            <text:p>390051009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76" office:value-type="float">
            <text:p>3107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19" office:value-type="float">
            <text:p>390051009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77" office:value-type="float">
            <text:p>3107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20" office:value-type="float">
            <text:p>390051009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78" office:value-type="float">
            <text:p>3107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21" office:value-type="float">
            <text:p>390051009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79" office:value-type="float">
            <text:p>3107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22" office:value-type="float">
            <text:p>390051009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80" office:value-type="float">
            <text:p>3108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23" office:value-type="float">
            <text:p>390051009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81" office:value-type="float">
            <text:p>3108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24" office:value-type="float">
            <text:p>390051009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82" office:value-type="float">
            <text:p>3108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25" office:value-type="float">
            <text:p>390051009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83" office:value-type="float">
            <text:p>3108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26" office:value-type="float">
            <text:p>390051009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84" office:value-type="float">
            <text:p>3108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27" office:value-type="float">
            <text:p>390051009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85" office:value-type="float">
            <text:p>3108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28" office:value-type="float">
            <text:p>390051009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86" office:value-type="float">
            <text:p>3108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29" office:value-type="float">
            <text:p>390051009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87" office:value-type="float">
            <text:p>3108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30" office:value-type="float">
            <text:p>390051009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88" office:value-type="float">
            <text:p>3108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31" office:value-type="float">
            <text:p>390051009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89" office:value-type="float">
            <text:p>3108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32" office:value-type="float">
            <text:p>390051009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90" office:value-type="float">
            <text:p>3109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33" office:value-type="float">
            <text:p>390051009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91" office:value-type="float">
            <text:p>3109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34" office:value-type="float">
            <text:p>390051009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92" office:value-type="float">
            <text:p>3109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35" office:value-type="float">
            <text:p>390051009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93" office:value-type="float">
            <text:p>3109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36" office:value-type="float">
            <text:p>390051009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94" office:value-type="float">
            <text:p>3109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37" office:value-type="float">
            <text:p>390051009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95" office:value-type="float">
            <text:p>3109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38" office:value-type="float">
            <text:p>390051009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96" office:value-type="float">
            <text:p>3109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39" office:value-type="float">
            <text:p>390051009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97" office:value-type="float">
            <text:p>3109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40" office:value-type="float">
            <text:p>390051009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98" office:value-type="float">
            <text:p>3109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41" office:value-type="float">
            <text:p>390051009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099" office:value-type="float">
            <text:p>3109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42" office:value-type="float">
            <text:p>390051009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00" office:value-type="float">
            <text:p>3110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43" office:value-type="float">
            <text:p>390051009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01" office:value-type="float">
            <text:p>3110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44" office:value-type="float">
            <text:p>390051009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02" office:value-type="float">
            <text:p>3110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45" office:value-type="float">
            <text:p>390051009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03" office:value-type="float">
            <text:p>3110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46" office:value-type="float">
            <text:p>390051009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04" office:value-type="float">
            <text:p>3110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47" office:value-type="float">
            <text:p>390051009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05" office:value-type="float">
            <text:p>3110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48" office:value-type="float">
            <text:p>390051009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06" office:value-type="float">
            <text:p>3110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49" office:value-type="float">
            <text:p>390051009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07" office:value-type="float">
            <text:p>3110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50" office:value-type="float">
            <text:p>390051009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08" office:value-type="float">
            <text:p>3110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51" office:value-type="float">
            <text:p>390051009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09" office:value-type="float">
            <text:p>3110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52" office:value-type="float">
            <text:p>390051009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10" office:value-type="float">
            <text:p>3111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001053" office:value-type="float">
            <text:p>3900510090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11" office:value-type="float">
            <text:p>3111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01" office:value-type="float">
            <text:p>390051009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12" office:value-type="float">
            <text:p>3111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02" office:value-type="float">
            <text:p>390051009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13" office:value-type="float">
            <text:p>3111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03" office:value-type="float">
            <text:p>390051009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14" office:value-type="float">
            <text:p>3111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04" office:value-type="float">
            <text:p>390051009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15" office:value-type="float">
            <text:p>3111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05" office:value-type="float">
            <text:p>390051009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16" office:value-type="float">
            <text:p>3111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06" office:value-type="float">
            <text:p>390051009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17" office:value-type="float">
            <text:p>3111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07" office:value-type="float">
            <text:p>390051009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18" office:value-type="float">
            <text:p>3111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08" office:value-type="float">
            <text:p>390051009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19" office:value-type="float">
            <text:p>3111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09" office:value-type="float">
            <text:p>390051009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20" office:value-type="float">
            <text:p>3112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10" office:value-type="float">
            <text:p>390051009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21" office:value-type="float">
            <text:p>3112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11" office:value-type="float">
            <text:p>390051009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22" office:value-type="float">
            <text:p>3112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12" office:value-type="float">
            <text:p>390051009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23" office:value-type="float">
            <text:p>3112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13" office:value-type="float">
            <text:p>390051009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24" office:value-type="float">
            <text:p>3112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14" office:value-type="float">
            <text:p>390051009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25" office:value-type="float">
            <text:p>3112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15" office:value-type="float">
            <text:p>390051009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26" office:value-type="float">
            <text:p>3112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16" office:value-type="float">
            <text:p>390051009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27" office:value-type="float">
            <text:p>3112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17" office:value-type="float">
            <text:p>390051009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28" office:value-type="float">
            <text:p>3112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18" office:value-type="float">
            <text:p>390051009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29" office:value-type="float">
            <text:p>3112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19" office:value-type="float">
            <text:p>390051009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30" office:value-type="float">
            <text:p>3113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20" office:value-type="float">
            <text:p>390051009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31" office:value-type="float">
            <text:p>3113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21" office:value-type="float">
            <text:p>390051009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32" office:value-type="float">
            <text:p>3113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22" office:value-type="float">
            <text:p>390051009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33" office:value-type="float">
            <text:p>3113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23" office:value-type="float">
            <text:p>390051009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34" office:value-type="float">
            <text:p>3113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24" office:value-type="float">
            <text:p>390051009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35" office:value-type="float">
            <text:p>3113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25" office:value-type="float">
            <text:p>390051009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36" office:value-type="float">
            <text:p>3113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26" office:value-type="float">
            <text:p>390051009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37" office:value-type="float">
            <text:p>3113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27" office:value-type="float">
            <text:p>390051009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38" office:value-type="float">
            <text:p>3113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28" office:value-type="float">
            <text:p>390051009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39" office:value-type="float">
            <text:p>3113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29" office:value-type="float">
            <text:p>390051009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40" office:value-type="float">
            <text:p>3114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30" office:value-type="float">
            <text:p>390051009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41" office:value-type="float">
            <text:p>3114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31" office:value-type="float">
            <text:p>390051009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42" office:value-type="float">
            <text:p>3114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32" office:value-type="float">
            <text:p>390051009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43" office:value-type="float">
            <text:p>3114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33" office:value-type="float">
            <text:p>390051009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44" office:value-type="float">
            <text:p>3114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34" office:value-type="float">
            <text:p>390051009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45" office:value-type="float">
            <text:p>3114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35" office:value-type="float">
            <text:p>390051009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46" office:value-type="float">
            <text:p>3114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36" office:value-type="float">
            <text:p>390051009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47" office:value-type="float">
            <text:p>3114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37" office:value-type="float">
            <text:p>390051009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48" office:value-type="float">
            <text:p>3114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38" office:value-type="float">
            <text:p>390051009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49" office:value-type="float">
            <text:p>3114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39" office:value-type="float">
            <text:p>390051009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50" office:value-type="float">
            <text:p>3115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40" office:value-type="float">
            <text:p>390051009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51" office:value-type="float">
            <text:p>3115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41" office:value-type="float">
            <text:p>390051009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52" office:value-type="float">
            <text:p>3115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42" office:value-type="float">
            <text:p>390051009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53" office:value-type="float">
            <text:p>3115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43" office:value-type="float">
            <text:p>390051009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54" office:value-type="float">
            <text:p>3115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44" office:value-type="float">
            <text:p>390051009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55" office:value-type="float">
            <text:p>3115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45" office:value-type="float">
            <text:p>390051009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56" office:value-type="float">
            <text:p>3115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46" office:value-type="float">
            <text:p>390051009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57" office:value-type="float">
            <text:p>3115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47" office:value-type="float">
            <text:p>390051009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58" office:value-type="float">
            <text:p>3115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48" office:value-type="float">
            <text:p>390051009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59" office:value-type="float">
            <text:p>3115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49" office:value-type="float">
            <text:p>390051009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60" office:value-type="float">
            <text:p>3116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50" office:value-type="float">
            <text:p>390051009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61" office:value-type="float">
            <text:p>3116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1009101051" office:value-type="float">
            <text:p>3900510091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62" office:value-type="float">
            <text:p>3116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01" office:value-type="float">
            <text:p>390052009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63" office:value-type="float">
            <text:p>3116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02" office:value-type="float">
            <text:p>390052009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64" office:value-type="float">
            <text:p>3116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03" office:value-type="float">
            <text:p>390052009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65" office:value-type="float">
            <text:p>3116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04" office:value-type="float">
            <text:p>390052009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66" office:value-type="float">
            <text:p>3116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05" office:value-type="float">
            <text:p>390052009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67" office:value-type="float">
            <text:p>3116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06" office:value-type="float">
            <text:p>390052009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68" office:value-type="float">
            <text:p>3116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07" office:value-type="float">
            <text:p>390052009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69" office:value-type="float">
            <text:p>3116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08" office:value-type="float">
            <text:p>390052009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70" office:value-type="float">
            <text:p>3117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09" office:value-type="float">
            <text:p>390052009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2"/>
          <table:table-cell ns41:value-type="string" table:style-name="TL Metadata" office:value-type="string">
            <text:p>Deze regel was dubbel ingevoerd. De gegevens van de tweede regel zijn derhalve verwijderd.</text:p>
          </table:table-cell>
          <table:table-cell table:number-columns-repeated="1016"/>
        </table:table-row>
        <table:table-row table:style-name="ro4">
          <table:table-cell ns41:value-type="float" table:style-name="TL Metadata" office:value="31171" office:value-type="float">
            <text:p>3117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10" office:value-type="float">
            <text:p>390052009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72" office:value-type="float">
            <text:p>3117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11" office:value-type="float">
            <text:p>390052009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73" office:value-type="float">
            <text:p>3117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12" office:value-type="float">
            <text:p>390052009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74" office:value-type="float">
            <text:p>3117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13" office:value-type="float">
            <text:p>390052009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75" office:value-type="float">
            <text:p>3117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14" office:value-type="float">
            <text:p>390052009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76" office:value-type="float">
            <text:p>3117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15" office:value-type="float">
            <text:p>390052009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77" office:value-type="float">
            <text:p>3117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16" office:value-type="float">
            <text:p>390052009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78" office:value-type="float">
            <text:p>3117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17" office:value-type="float">
            <text:p>390052009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79" office:value-type="float">
            <text:p>3117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18" office:value-type="float">
            <text:p>390052009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80" office:value-type="float">
            <text:p>3118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19" office:value-type="float">
            <text:p>390052009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81" office:value-type="float">
            <text:p>3118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20" office:value-type="float">
            <text:p>390052009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82" office:value-type="float">
            <text:p>3118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21" office:value-type="float">
            <text:p>390052009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83" office:value-type="float">
            <text:p>3118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22" office:value-type="float">
            <text:p>390052009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84" office:value-type="float">
            <text:p>3118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23" office:value-type="float">
            <text:p>390052009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85" office:value-type="float">
            <text:p>3118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24" office:value-type="float">
            <text:p>390052009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86" office:value-type="float">
            <text:p>3118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25" office:value-type="float">
            <text:p>390052009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87" office:value-type="float">
            <text:p>3118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26" office:value-type="float">
            <text:p>390052009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88" office:value-type="float">
            <text:p>3118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27" office:value-type="float">
            <text:p>390052009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89" office:value-type="float">
            <text:p>3118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28" office:value-type="float">
            <text:p>390052009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90" office:value-type="float">
            <text:p>3119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29" office:value-type="float">
            <text:p>390052009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91" office:value-type="float">
            <text:p>3119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30" office:value-type="float">
            <text:p>390052009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92" office:value-type="float">
            <text:p>3119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31" office:value-type="float">
            <text:p>390052009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93" office:value-type="float">
            <text:p>3119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32" office:value-type="float">
            <text:p>390052009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94" office:value-type="float">
            <text:p>3119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33" office:value-type="float">
            <text:p>390052009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95" office:value-type="float">
            <text:p>3119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34" office:value-type="float">
            <text:p>390052009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96" office:value-type="float">
            <text:p>3119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35" office:value-type="float">
            <text:p>390052009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97" office:value-type="float">
            <text:p>3119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36" office:value-type="float">
            <text:p>390052009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98" office:value-type="float">
            <text:p>3119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37" office:value-type="float">
            <text:p>390052009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199" office:value-type="float">
            <text:p>3119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38" office:value-type="float">
            <text:p>390052009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00" office:value-type="float">
            <text:p>3120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39" office:value-type="float">
            <text:p>390052009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01" office:value-type="float">
            <text:p>3120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40" office:value-type="float">
            <text:p>390052009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02" office:value-type="float">
            <text:p>3120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41" office:value-type="float">
            <text:p>390052009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03" office:value-type="float">
            <text:p>3120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42" office:value-type="float">
            <text:p>390052009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04" office:value-type="float">
            <text:p>3120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43" office:value-type="float">
            <text:p>390052009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05" office:value-type="float">
            <text:p>3120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44" office:value-type="float">
            <text:p>390052009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06" office:value-type="float">
            <text:p>3120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45" office:value-type="float">
            <text:p>390052009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07" office:value-type="float">
            <text:p>3120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46" office:value-type="float">
            <text:p>390052009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08" office:value-type="float">
            <text:p>3120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47" office:value-type="float">
            <text:p>390052009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09" office:value-type="float">
            <text:p>3120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48" office:value-type="float">
            <text:p>390052009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10" office:value-type="float">
            <text:p>3121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49" office:value-type="float">
            <text:p>390052009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11" office:value-type="float">
            <text:p>3121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50" office:value-type="float">
            <text:p>390052009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12" office:value-type="float">
            <text:p>3121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51" office:value-type="float">
            <text:p>390052009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13" office:value-type="float">
            <text:p>3121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52" office:value-type="float">
            <text:p>390052009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14" office:value-type="float">
            <text:p>3121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201053" office:value-type="float">
            <text:p>390052009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15" office:value-type="float">
            <text:p>3121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01" office:value-type="float">
            <text:p>390052009301001</text:p>
          </table:table-cell>
          <table:table-cell ns41:value-type="string" table:style-name="TL Metadata" office:value-type="string">
            <text:p>3900520093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16" office:value-type="float">
            <text:p>3121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02" office:value-type="float">
            <text:p>390052009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17" office:value-type="float">
            <text:p>3121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03" office:value-type="float">
            <text:p>390052009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18" office:value-type="float">
            <text:p>3121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04" office:value-type="float">
            <text:p>390052009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19" office:value-type="float">
            <text:p>3121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05" office:value-type="float">
            <text:p>390052009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20" office:value-type="float">
            <text:p>3122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06" office:value-type="float">
            <text:p>390052009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21" office:value-type="float">
            <text:p>3122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07" office:value-type="float">
            <text:p>390052009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22" office:value-type="float">
            <text:p>3122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08" office:value-type="float">
            <text:p>390052009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23" office:value-type="float">
            <text:p>3122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09" office:value-type="float">
            <text:p>390052009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24" office:value-type="float">
            <text:p>3122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10" office:value-type="float">
            <text:p>390052009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25" office:value-type="float">
            <text:p>3122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11" office:value-type="float">
            <text:p>390052009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26" office:value-type="float">
            <text:p>3122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12" office:value-type="float">
            <text:p>390052009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27" office:value-type="float">
            <text:p>3122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13" office:value-type="float">
            <text:p>390052009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28" office:value-type="float">
            <text:p>3122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14" office:value-type="float">
            <text:p>390052009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29" office:value-type="float">
            <text:p>3122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15" office:value-type="float">
            <text:p>390052009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30" office:value-type="float">
            <text:p>3123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16" office:value-type="float">
            <text:p>390052009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31" office:value-type="float">
            <text:p>3123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17" office:value-type="float">
            <text:p>390052009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32" office:value-type="float">
            <text:p>3123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18" office:value-type="float">
            <text:p>390052009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33" office:value-type="float">
            <text:p>3123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19" office:value-type="float">
            <text:p>390052009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34" office:value-type="float">
            <text:p>3123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20" office:value-type="float">
            <text:p>390052009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35" office:value-type="float">
            <text:p>3123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21" office:value-type="float">
            <text:p>390052009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36" office:value-type="float">
            <text:p>3123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22" office:value-type="float">
            <text:p>390052009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37" office:value-type="float">
            <text:p>3123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23" office:value-type="float">
            <text:p>390052009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38" office:value-type="float">
            <text:p>3123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24" office:value-type="float">
            <text:p>390052009301024</text:p>
          </table:table-cell>
          <table:table-cell ns41:value-type="string" table:style-name="TL Metadata" office:value-type="string">
            <text:p>3900520093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39" office:value-type="float">
            <text:p>3123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25" office:value-type="float">
            <text:p>390052009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40" office:value-type="float">
            <text:p>3124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26" office:value-type="float">
            <text:p>390052009301026</text:p>
          </table:table-cell>
          <table:table-cell ns41:value-type="string" table:style-name="TL Metadata" office:value-type="string">
            <text:p>3900520093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41" office:value-type="float">
            <text:p>3124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27" office:value-type="float">
            <text:p>390052009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42" office:value-type="float">
            <text:p>3124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28" office:value-type="float">
            <text:p>390052009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43" office:value-type="float">
            <text:p>3124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29" office:value-type="float">
            <text:p>390052009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44" office:value-type="float">
            <text:p>3124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30" office:value-type="float">
            <text:p>390052009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45" office:value-type="float">
            <text:p>3124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31" office:value-type="float">
            <text:p>390052009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46" office:value-type="float">
            <text:p>3124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32" office:value-type="float">
            <text:p>390052009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47" office:value-type="float">
            <text:p>3124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33" office:value-type="float">
            <text:p>390052009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48" office:value-type="float">
            <text:p>3124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34" office:value-type="float">
            <text:p>390052009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49" office:value-type="float">
            <text:p>3124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35" office:value-type="float">
            <text:p>390052009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50" office:value-type="float">
            <text:p>3125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36" office:value-type="float">
            <text:p>390052009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51" office:value-type="float">
            <text:p>3125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37" office:value-type="float">
            <text:p>390052009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52" office:value-type="float">
            <text:p>3125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38" office:value-type="float">
            <text:p>390052009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53" office:value-type="float">
            <text:p>3125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39" office:value-type="float">
            <text:p>390052009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54" office:value-type="float">
            <text:p>3125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40" office:value-type="float">
            <text:p>390052009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55" office:value-type="float">
            <text:p>3125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41" office:value-type="float">
            <text:p>3900520093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56" office:value-type="float">
            <text:p>3125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42" office:value-type="float">
            <text:p>3900520093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57" office:value-type="float">
            <text:p>3125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43" office:value-type="float">
            <text:p>3900520093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58" office:value-type="float">
            <text:p>3125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44" office:value-type="float">
            <text:p>3900520093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59" office:value-type="float">
            <text:p>3125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45" office:value-type="float">
            <text:p>3900520093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60" office:value-type="float">
            <text:p>3126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46" office:value-type="float">
            <text:p>3900520093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61" office:value-type="float">
            <text:p>3126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47" office:value-type="float">
            <text:p>3900520093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62" office:value-type="float">
            <text:p>3126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48" office:value-type="float">
            <text:p>3900520093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63" office:value-type="float">
            <text:p>3126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49" office:value-type="float">
            <text:p>3900520093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64" office:value-type="float">
            <text:p>3126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2009301050" office:value-type="float">
            <text:p>3900520093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65" office:value-type="float">
            <text:p>3126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01" office:value-type="float">
            <text:p>390053009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66" office:value-type="float">
            <text:p>3126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02" office:value-type="float">
            <text:p>390053009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67" office:value-type="float">
            <text:p>3126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03" office:value-type="float">
            <text:p>390053009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68" office:value-type="float">
            <text:p>3126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04" office:value-type="float">
            <text:p>390053009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69" office:value-type="float">
            <text:p>3126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05" office:value-type="float">
            <text:p>390053009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70" office:value-type="float">
            <text:p>3127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06" office:value-type="float">
            <text:p>390053009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71" office:value-type="float">
            <text:p>3127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07" office:value-type="float">
            <text:p>390053009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72" office:value-type="float">
            <text:p>3127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08" office:value-type="float">
            <text:p>390053009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73" office:value-type="float">
            <text:p>3127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09" office:value-type="float">
            <text:p>390053009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74" office:value-type="float">
            <text:p>3127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10" office:value-type="float">
            <text:p>390053009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75" office:value-type="float">
            <text:p>3127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11" office:value-type="float">
            <text:p>390053009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76" office:value-type="float">
            <text:p>3127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12" office:value-type="float">
            <text:p>390053009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77" office:value-type="float">
            <text:p>3127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13" office:value-type="float">
            <text:p>390053009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78" office:value-type="float">
            <text:p>3127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14" office:value-type="float">
            <text:p>390053009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79" office:value-type="float">
            <text:p>3127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15" office:value-type="float">
            <text:p>390053009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80" office:value-type="float">
            <text:p>3128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16" office:value-type="float">
            <text:p>390053009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81" office:value-type="float">
            <text:p>3128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17" office:value-type="float">
            <text:p>390053009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82" office:value-type="float">
            <text:p>3128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18" office:value-type="float">
            <text:p>390053009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83" office:value-type="float">
            <text:p>3128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19" office:value-type="float">
            <text:p>390053009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84" office:value-type="float">
            <text:p>3128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20" office:value-type="float">
            <text:p>390053009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85" office:value-type="float">
            <text:p>3128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21" office:value-type="float">
            <text:p>390053009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86" office:value-type="float">
            <text:p>3128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22" office:value-type="float">
            <text:p>390053009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87" office:value-type="float">
            <text:p>3128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23" office:value-type="float">
            <text:p>390053009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88" office:value-type="float">
            <text:p>3128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24" office:value-type="float">
            <text:p>390053009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89" office:value-type="float">
            <text:p>3128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25" office:value-type="float">
            <text:p>390053009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90" office:value-type="float">
            <text:p>3129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26" office:value-type="float">
            <text:p>390053009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91" office:value-type="float">
            <text:p>3129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27" office:value-type="float">
            <text:p>390053009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92" office:value-type="float">
            <text:p>3129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28" office:value-type="float">
            <text:p>390053009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93" office:value-type="float">
            <text:p>3129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29" office:value-type="float">
            <text:p>390053009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94" office:value-type="float">
            <text:p>3129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30" office:value-type="float">
            <text:p>390053009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95" office:value-type="float">
            <text:p>3129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31" office:value-type="float">
            <text:p>390053009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96" office:value-type="float">
            <text:p>3129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32" office:value-type="float">
            <text:p>390053009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97" office:value-type="float">
            <text:p>3129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33" office:value-type="float">
            <text:p>390053009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98" office:value-type="float">
            <text:p>3129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34" office:value-type="float">
            <text:p>390053009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299" office:value-type="float">
            <text:p>3129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35" office:value-type="float">
            <text:p>390053009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00" office:value-type="float">
            <text:p>3130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36" office:value-type="float">
            <text:p>390053009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01" office:value-type="float">
            <text:p>3130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37" office:value-type="float">
            <text:p>390053009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02" office:value-type="float">
            <text:p>3130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38" office:value-type="float">
            <text:p>390053009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03" office:value-type="float">
            <text:p>3130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39" office:value-type="float">
            <text:p>390053009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04" office:value-type="float">
            <text:p>3130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40" office:value-type="float">
            <text:p>390053009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05" office:value-type="float">
            <text:p>3130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41" office:value-type="float">
            <text:p>390053009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06" office:value-type="float">
            <text:p>3130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42" office:value-type="float">
            <text:p>390053009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07" office:value-type="float">
            <text:p>3130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43" office:value-type="float">
            <text:p>390053009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08" office:value-type="float">
            <text:p>3130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44" office:value-type="float">
            <text:p>390053009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09" office:value-type="float">
            <text:p>3130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45" office:value-type="float">
            <text:p>390053009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10" office:value-type="float">
            <text:p>3131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46" office:value-type="float">
            <text:p>390053009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11" office:value-type="float">
            <text:p>3131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47" office:value-type="float">
            <text:p>390053009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12" office:value-type="float">
            <text:p>3131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48" office:value-type="float">
            <text:p>390053009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13" office:value-type="float">
            <text:p>3131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49" office:value-type="float">
            <text:p>390053009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14" office:value-type="float">
            <text:p>3131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50" office:value-type="float">
            <text:p>390053009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15" office:value-type="float">
            <text:p>3131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51" office:value-type="float">
            <text:p>390053009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16" office:value-type="float">
            <text:p>3131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401052" office:value-type="float">
            <text:p>390053009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17" office:value-type="float">
            <text:p>3131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01" office:value-type="float">
            <text:p>390053009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18" office:value-type="float">
            <text:p>3131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02" office:value-type="float">
            <text:p>390053009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19" office:value-type="float">
            <text:p>3131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03" office:value-type="float">
            <text:p>390053009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20" office:value-type="float">
            <text:p>3132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04" office:value-type="float">
            <text:p>390053009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21" office:value-type="float">
            <text:p>3132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05" office:value-type="float">
            <text:p>390053009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22" office:value-type="float">
            <text:p>3132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06" office:value-type="float">
            <text:p>390053009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23" office:value-type="float">
            <text:p>3132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07" office:value-type="float">
            <text:p>390053009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24" office:value-type="float">
            <text:p>3132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08" office:value-type="float">
            <text:p>390053009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25" office:value-type="float">
            <text:p>3132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09" office:value-type="float">
            <text:p>390053009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26" office:value-type="float">
            <text:p>3132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10" office:value-type="float">
            <text:p>390053009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27" office:value-type="float">
            <text:p>3132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11" office:value-type="float">
            <text:p>390053009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28" office:value-type="float">
            <text:p>3132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12" office:value-type="float">
            <text:p>390053009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29" office:value-type="float">
            <text:p>3132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13" office:value-type="float">
            <text:p>390053009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30" office:value-type="float">
            <text:p>3133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14" office:value-type="float">
            <text:p>390053009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31" office:value-type="float">
            <text:p>3133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15" office:value-type="float">
            <text:p>390053009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32" office:value-type="float">
            <text:p>3133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16" office:value-type="float">
            <text:p>390053009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33" office:value-type="float">
            <text:p>3133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17" office:value-type="float">
            <text:p>390053009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34" office:value-type="float">
            <text:p>3133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18" office:value-type="float">
            <text:p>390053009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35" office:value-type="float">
            <text:p>3133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19" office:value-type="float">
            <text:p>390053009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36" office:value-type="float">
            <text:p>3133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20" office:value-type="float">
            <text:p>390053009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37" office:value-type="float">
            <text:p>3133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21" office:value-type="float">
            <text:p>390053009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38" office:value-type="float">
            <text:p>3133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22" office:value-type="float">
            <text:p>390053009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39" office:value-type="float">
            <text:p>3133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23" office:value-type="float">
            <text:p>390053009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40" office:value-type="float">
            <text:p>3134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24" office:value-type="float">
            <text:p>390053009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41" office:value-type="float">
            <text:p>3134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25" office:value-type="float">
            <text:p>390053009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42" office:value-type="float">
            <text:p>3134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26" office:value-type="float">
            <text:p>390053009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43" office:value-type="float">
            <text:p>3134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27" office:value-type="float">
            <text:p>390053009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44" office:value-type="float">
            <text:p>3134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28" office:value-type="float">
            <text:p>390053009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45" office:value-type="float">
            <text:p>3134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29" office:value-type="float">
            <text:p>390053009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46" office:value-type="float">
            <text:p>3134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30" office:value-type="float">
            <text:p>390053009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47" office:value-type="float">
            <text:p>3134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31" office:value-type="float">
            <text:p>390053009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48" office:value-type="float">
            <text:p>3134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32" office:value-type="float">
            <text:p>390053009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49" office:value-type="float">
            <text:p>3134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33" office:value-type="float">
            <text:p>390053009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50" office:value-type="float">
            <text:p>3135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34" office:value-type="float">
            <text:p>390053009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51" office:value-type="float">
            <text:p>3135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35" office:value-type="float">
            <text:p>390053009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52" office:value-type="float">
            <text:p>3135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36" office:value-type="float">
            <text:p>390053009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53" office:value-type="float">
            <text:p>3135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37" office:value-type="float">
            <text:p>390053009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54" office:value-type="float">
            <text:p>3135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3009501038" office:value-type="float">
            <text:p>390053009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55" office:value-type="float">
            <text:p>3135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01" office:value-type="float">
            <text:p>390055009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56" office:value-type="float">
            <text:p>3135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02" office:value-type="float">
            <text:p>390055009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57" office:value-type="float">
            <text:p>3135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03" office:value-type="float">
            <text:p>390055009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58" office:value-type="float">
            <text:p>3135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04" office:value-type="float">
            <text:p>390055009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59" office:value-type="float">
            <text:p>3135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05" office:value-type="float">
            <text:p>390055009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60" office:value-type="float">
            <text:p>3136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06" office:value-type="float">
            <text:p>390055009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61" office:value-type="float">
            <text:p>3136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07" office:value-type="float">
            <text:p>390055009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62" office:value-type="float">
            <text:p>3136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08" office:value-type="float">
            <text:p>390055009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63" office:value-type="float">
            <text:p>3136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09" office:value-type="float">
            <text:p>390055009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64" office:value-type="float">
            <text:p>3136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10" office:value-type="float">
            <text:p>390055009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65" office:value-type="float">
            <text:p>3136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11" office:value-type="float">
            <text:p>390055009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66" office:value-type="float">
            <text:p>3136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12" office:value-type="float">
            <text:p>390055009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67" office:value-type="float">
            <text:p>3136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13" office:value-type="float">
            <text:p>390055009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68" office:value-type="float">
            <text:p>3136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14" office:value-type="float">
            <text:p>390055009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69" office:value-type="float">
            <text:p>3136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15" office:value-type="float">
            <text:p>390055009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70" office:value-type="float">
            <text:p>3137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16" office:value-type="float">
            <text:p>390055009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71" office:value-type="float">
            <text:p>3137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17" office:value-type="float">
            <text:p>390055009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72" office:value-type="float">
            <text:p>3137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18" office:value-type="float">
            <text:p>390055009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73" office:value-type="float">
            <text:p>3137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19" office:value-type="float">
            <text:p>390055009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74" office:value-type="float">
            <text:p>3137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20" office:value-type="float">
            <text:p>390055009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75" office:value-type="float">
            <text:p>3137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21" office:value-type="float">
            <text:p>390055009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76" office:value-type="float">
            <text:p>3137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22" office:value-type="float">
            <text:p>390055009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77" office:value-type="float">
            <text:p>3137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23" office:value-type="float">
            <text:p>390055009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78" office:value-type="float">
            <text:p>3137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24" office:value-type="float">
            <text:p>390055009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79" office:value-type="float">
            <text:p>3137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25" office:value-type="float">
            <text:p>390055009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80" office:value-type="float">
            <text:p>3138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26" office:value-type="float">
            <text:p>390055009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81" office:value-type="float">
            <text:p>3138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27" office:value-type="float">
            <text:p>390055009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82" office:value-type="float">
            <text:p>3138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28" office:value-type="float">
            <text:p>390055009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83" office:value-type="float">
            <text:p>3138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29" office:value-type="float">
            <text:p>390055009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84" office:value-type="float">
            <text:p>3138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30" office:value-type="float">
            <text:p>390055009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85" office:value-type="float">
            <text:p>3138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31" office:value-type="float">
            <text:p>390055009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86" office:value-type="float">
            <text:p>3138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32" office:value-type="float">
            <text:p>390055009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87" office:value-type="float">
            <text:p>3138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33" office:value-type="float">
            <text:p>390055009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88" office:value-type="float">
            <text:p>3138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34" office:value-type="float">
            <text:p>390055009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89" office:value-type="float">
            <text:p>3138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35" office:value-type="float">
            <text:p>390055009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90" office:value-type="float">
            <text:p>3139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36" office:value-type="float">
            <text:p>390055009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91" office:value-type="float">
            <text:p>3139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37" office:value-type="float">
            <text:p>390055009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92" office:value-type="float">
            <text:p>3139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38" office:value-type="float">
            <text:p>390055009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93" office:value-type="float">
            <text:p>3139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39" office:value-type="float">
            <text:p>390055009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94" office:value-type="float">
            <text:p>3139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40" office:value-type="float">
            <text:p>390055009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95" office:value-type="float">
            <text:p>3139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41" office:value-type="float">
            <text:p>390055009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96" office:value-type="float">
            <text:p>3139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42" office:value-type="float">
            <text:p>390055009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97" office:value-type="float">
            <text:p>3139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43" office:value-type="float">
            <text:p>390055009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98" office:value-type="float">
            <text:p>3139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44" office:value-type="float">
            <text:p>390055009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399" office:value-type="float">
            <text:p>3139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45" office:value-type="float">
            <text:p>390055009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00" office:value-type="float">
            <text:p>3140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46" office:value-type="float">
            <text:p>390055009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01" office:value-type="float">
            <text:p>3140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47" office:value-type="float">
            <text:p>390055009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02" office:value-type="float">
            <text:p>3140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48" office:value-type="float">
            <text:p>390055009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03" office:value-type="float">
            <text:p>3140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49" office:value-type="float">
            <text:p>390055009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04" office:value-type="float">
            <text:p>3140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50" office:value-type="float">
            <text:p>390055009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05" office:value-type="float">
            <text:p>3140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51" office:value-type="float">
            <text:p>390055009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06" office:value-type="float">
            <text:p>3140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52" office:value-type="float">
            <text:p>390055009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07" office:value-type="float">
            <text:p>3140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601053" office:value-type="float">
            <text:p>390055009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08" office:value-type="float">
            <text:p>3140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01" office:value-type="float">
            <text:p>390055009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09" office:value-type="float">
            <text:p>3140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02" office:value-type="float">
            <text:p>390055009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10" office:value-type="float">
            <text:p>3141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03" office:value-type="float">
            <text:p>390055009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11" office:value-type="float">
            <text:p>3141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04" office:value-type="float">
            <text:p>390055009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12" office:value-type="float">
            <text:p>3141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05" office:value-type="float">
            <text:p>390055009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13" office:value-type="float">
            <text:p>3141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06" office:value-type="float">
            <text:p>390055009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14" office:value-type="float">
            <text:p>3141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07" office:value-type="float">
            <text:p>390055009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15" office:value-type="float">
            <text:p>3141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08" office:value-type="float">
            <text:p>390055009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16" office:value-type="float">
            <text:p>3141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09" office:value-type="float">
            <text:p>390055009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17" office:value-type="float">
            <text:p>3141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10" office:value-type="float">
            <text:p>390055009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18" office:value-type="float">
            <text:p>3141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11" office:value-type="float">
            <text:p>390055009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19" office:value-type="float">
            <text:p>3141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12" office:value-type="float">
            <text:p>390055009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20" office:value-type="float">
            <text:p>3142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13" office:value-type="float">
            <text:p>390055009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21" office:value-type="float">
            <text:p>3142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14" office:value-type="float">
            <text:p>390055009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22" office:value-type="float">
            <text:p>3142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15" office:value-type="float">
            <text:p>390055009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23" office:value-type="float">
            <text:p>3142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16" office:value-type="float">
            <text:p>390055009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24" office:value-type="float">
            <text:p>3142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17" office:value-type="float">
            <text:p>390055009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25" office:value-type="float">
            <text:p>3142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18" office:value-type="float">
            <text:p>390055009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26" office:value-type="float">
            <text:p>3142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19" office:value-type="float">
            <text:p>390055009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27" office:value-type="float">
            <text:p>3142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20" office:value-type="float">
            <text:p>390055009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28" office:value-type="float">
            <text:p>3142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21" office:value-type="float">
            <text:p>390055009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29" office:value-type="float">
            <text:p>3142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22" office:value-type="float">
            <text:p>390055009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30" office:value-type="float">
            <text:p>3143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23" office:value-type="float">
            <text:p>390055009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31" office:value-type="float">
            <text:p>3143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24" office:value-type="float">
            <text:p>390055009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32" office:value-type="float">
            <text:p>3143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25" office:value-type="float">
            <text:p>390055009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33" office:value-type="float">
            <text:p>3143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26" office:value-type="float">
            <text:p>390055009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34" office:value-type="float">
            <text:p>3143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27" office:value-type="float">
            <text:p>390055009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35" office:value-type="float">
            <text:p>3143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28" office:value-type="float">
            <text:p>390055009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36" office:value-type="float">
            <text:p>3143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29" office:value-type="float">
            <text:p>390055009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37" office:value-type="float">
            <text:p>3143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30" office:value-type="float">
            <text:p>390055009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38" office:value-type="float">
            <text:p>3143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31" office:value-type="float">
            <text:p>390055009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39" office:value-type="float">
            <text:p>3143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32" office:value-type="float">
            <text:p>390055009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40" office:value-type="float">
            <text:p>3144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33" office:value-type="float">
            <text:p>390055009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41" office:value-type="float">
            <text:p>3144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34" office:value-type="float">
            <text:p>390055009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42" office:value-type="float">
            <text:p>3144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35" office:value-type="float">
            <text:p>390055009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43" office:value-type="float">
            <text:p>3144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36" office:value-type="float">
            <text:p>390055009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44" office:value-type="float">
            <text:p>3144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37" office:value-type="float">
            <text:p>390055009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45" office:value-type="float">
            <text:p>3144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38" office:value-type="float">
            <text:p>390055009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46" office:value-type="float">
            <text:p>3144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39" office:value-type="float">
            <text:p>390055009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47" office:value-type="float">
            <text:p>3144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40" office:value-type="float">
            <text:p>390055009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48" office:value-type="float">
            <text:p>3144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41" office:value-type="float">
            <text:p>3900550097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49" office:value-type="float">
            <text:p>3144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42" office:value-type="float">
            <text:p>3900550097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50" office:value-type="float">
            <text:p>3145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43" office:value-type="float">
            <text:p>3900550097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51" office:value-type="float">
            <text:p>3145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44" office:value-type="float">
            <text:p>3900550097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52" office:value-type="float">
            <text:p>3145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45" office:value-type="float">
            <text:p>3900550097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53" office:value-type="float">
            <text:p>3145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46" office:value-type="float">
            <text:p>3900550097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54" office:value-type="float">
            <text:p>3145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47" office:value-type="float">
            <text:p>3900550097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55" office:value-type="float">
            <text:p>3145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48" office:value-type="float">
            <text:p>3900550097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56" office:value-type="float">
            <text:p>3145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49" office:value-type="float">
            <text:p>3900550097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57" office:value-type="float">
            <text:p>3145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50" office:value-type="float">
            <text:p>3900550097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58" office:value-type="float">
            <text:p>3145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5009701051" office:value-type="float">
            <text:p>3900550097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59" office:value-type="float">
            <text:p>3145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01" office:value-type="float">
            <text:p>390056009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60" office:value-type="float">
            <text:p>3146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02" office:value-type="float">
            <text:p>390056009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61" office:value-type="float">
            <text:p>3146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03" office:value-type="float">
            <text:p>390056009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62" office:value-type="float">
            <text:p>3146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04" office:value-type="float">
            <text:p>390056009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63" office:value-type="float">
            <text:p>3146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05" office:value-type="float">
            <text:p>390056009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64" office:value-type="float">
            <text:p>3146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06" office:value-type="float">
            <text:p>390056009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65" office:value-type="float">
            <text:p>3146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07" office:value-type="float">
            <text:p>390056009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66" office:value-type="float">
            <text:p>3146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08" office:value-type="float">
            <text:p>390056009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67" office:value-type="float">
            <text:p>3146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09" office:value-type="float">
            <text:p>390056009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68" office:value-type="float">
            <text:p>3146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10" office:value-type="float">
            <text:p>390056009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69" office:value-type="float">
            <text:p>3146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11" office:value-type="float">
            <text:p>390056009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70" office:value-type="float">
            <text:p>3147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12" office:value-type="float">
            <text:p>390056009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71" office:value-type="float">
            <text:p>3147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13" office:value-type="float">
            <text:p>390056009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72" office:value-type="float">
            <text:p>3147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14" office:value-type="float">
            <text:p>390056009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73" office:value-type="float">
            <text:p>3147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15" office:value-type="float">
            <text:p>390056009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74" office:value-type="float">
            <text:p>3147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16" office:value-type="float">
            <text:p>390056009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75" office:value-type="float">
            <text:p>3147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17" office:value-type="float">
            <text:p>390056009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76" office:value-type="float">
            <text:p>3147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18" office:value-type="float">
            <text:p>390056009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77" office:value-type="float">
            <text:p>3147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19" office:value-type="float">
            <text:p>390056009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78" office:value-type="float">
            <text:p>3147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20" office:value-type="float">
            <text:p>390056009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79" office:value-type="float">
            <text:p>3147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21" office:value-type="float">
            <text:p>390056009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80" office:value-type="float">
            <text:p>3148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22" office:value-type="float">
            <text:p>390056009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81" office:value-type="float">
            <text:p>3148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23" office:value-type="float">
            <text:p>390056009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82" office:value-type="float">
            <text:p>3148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24" office:value-type="float">
            <text:p>390056009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83" office:value-type="float">
            <text:p>3148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25" office:value-type="float">
            <text:p>390056009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84" office:value-type="float">
            <text:p>3148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26" office:value-type="float">
            <text:p>390056009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85" office:value-type="float">
            <text:p>3148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27" office:value-type="float">
            <text:p>390056009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86" office:value-type="float">
            <text:p>3148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28" office:value-type="float">
            <text:p>390056009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87" office:value-type="float">
            <text:p>3148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29" office:value-type="float">
            <text:p>390056009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88" office:value-type="float">
            <text:p>3148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30" office:value-type="float">
            <text:p>390056009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89" office:value-type="float">
            <text:p>3148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31" office:value-type="float">
            <text:p>390056009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90" office:value-type="float">
            <text:p>3149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32" office:value-type="float">
            <text:p>390056009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91" office:value-type="float">
            <text:p>3149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33" office:value-type="float">
            <text:p>390056009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92" office:value-type="float">
            <text:p>3149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34" office:value-type="float">
            <text:p>390056009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93" office:value-type="float">
            <text:p>3149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35" office:value-type="float">
            <text:p>390056009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94" office:value-type="float">
            <text:p>3149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36" office:value-type="float">
            <text:p>390056009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95" office:value-type="float">
            <text:p>3149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37" office:value-type="float">
            <text:p>390056009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96" office:value-type="float">
            <text:p>3149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38" office:value-type="float">
            <text:p>390056009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97" office:value-type="float">
            <text:p>3149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39" office:value-type="float">
            <text:p>390056009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98" office:value-type="float">
            <text:p>3149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40" office:value-type="float">
            <text:p>390056009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499" office:value-type="float">
            <text:p>3149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41" office:value-type="float">
            <text:p>390056009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00" office:value-type="float">
            <text:p>3150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42" office:value-type="float">
            <text:p>390056009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01" office:value-type="float">
            <text:p>3150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43" office:value-type="float">
            <text:p>390056009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02" office:value-type="float">
            <text:p>3150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44" office:value-type="float">
            <text:p>390056009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03" office:value-type="float">
            <text:p>3150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45" office:value-type="float">
            <text:p>390056009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04" office:value-type="float">
            <text:p>3150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46" office:value-type="float">
            <text:p>390056009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05" office:value-type="float">
            <text:p>3150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47" office:value-type="float">
            <text:p>390056009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06" office:value-type="float">
            <text:p>3150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48" office:value-type="float">
            <text:p>390056009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07" office:value-type="float">
            <text:p>3150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49" office:value-type="float">
            <text:p>390056009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08" office:value-type="float">
            <text:p>3150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50" office:value-type="float">
            <text:p>390056009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09" office:value-type="float">
            <text:p>3150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51" office:value-type="float">
            <text:p>390056009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10" office:value-type="float">
            <text:p>3151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801052" office:value-type="float">
            <text:p>390056009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11" office:value-type="float">
            <text:p>3151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01" office:value-type="float">
            <text:p>390056009901001</text:p>
          </table:table-cell>
          <table:table-cell ns41:value-type="string" table:style-name="TL Metadata" office:value-type="string">
            <text:p>3900560099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12" office:value-type="float">
            <text:p>3151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02" office:value-type="float">
            <text:p>390056009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13" office:value-type="float">
            <text:p>3151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03" office:value-type="float">
            <text:p>390056009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14" office:value-type="float">
            <text:p>3151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04" office:value-type="float">
            <text:p>390056009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15" office:value-type="float">
            <text:p>3151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05" office:value-type="float">
            <text:p>390056009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16" office:value-type="float">
            <text:p>3151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06" office:value-type="float">
            <text:p>390056009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17" office:value-type="float">
            <text:p>3151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07" office:value-type="float">
            <text:p>390056009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18" office:value-type="float">
            <text:p>3151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08" office:value-type="float">
            <text:p>390056009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19" office:value-type="float">
            <text:p>3151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09" office:value-type="float">
            <text:p>390056009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20" office:value-type="float">
            <text:p>3152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10" office:value-type="float">
            <text:p>390056009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21" office:value-type="float">
            <text:p>3152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11" office:value-type="float">
            <text:p>390056009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22" office:value-type="float">
            <text:p>3152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12" office:value-type="float">
            <text:p>390056009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23" office:value-type="float">
            <text:p>3152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13" office:value-type="float">
            <text:p>390056009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24" office:value-type="float">
            <text:p>3152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14" office:value-type="float">
            <text:p>390056009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25" office:value-type="float">
            <text:p>3152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15" office:value-type="float">
            <text:p>390056009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26" office:value-type="float">
            <text:p>3152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16" office:value-type="float">
            <text:p>390056009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27" office:value-type="float">
            <text:p>3152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17" office:value-type="float">
            <text:p>390056009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28" office:value-type="float">
            <text:p>3152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18" office:value-type="float">
            <text:p>390056009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29" office:value-type="float">
            <text:p>3152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19" office:value-type="float">
            <text:p>390056009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30" office:value-type="float">
            <text:p>3153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20" office:value-type="float">
            <text:p>390056009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31" office:value-type="float">
            <text:p>3153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21" office:value-type="float">
            <text:p>390056009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32" office:value-type="float">
            <text:p>3153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22" office:value-type="float">
            <text:p>390056009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33" office:value-type="float">
            <text:p>3153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23" office:value-type="float">
            <text:p>390056009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34" office:value-type="float">
            <text:p>3153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24" office:value-type="float">
            <text:p>390056009901024</text:p>
          </table:table-cell>
          <table:table-cell ns41:value-type="string" table:style-name="TL Metadata" office:value-type="string">
            <text:p>3900560099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35" office:value-type="float">
            <text:p>3153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25" office:value-type="float">
            <text:p>390056009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36" office:value-type="float">
            <text:p>3153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26" office:value-type="float">
            <text:p>390056009901026</text:p>
          </table:table-cell>
          <table:table-cell ns41:value-type="string" table:style-name="TL Metadata" office:value-type="string">
            <text:p>3900560099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37" office:value-type="float">
            <text:p>3153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27" office:value-type="float">
            <text:p>390056009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38" office:value-type="float">
            <text:p>3153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28" office:value-type="float">
            <text:p>390056009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39" office:value-type="float">
            <text:p>3153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29" office:value-type="float">
            <text:p>390056009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40" office:value-type="float">
            <text:p>3154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30" office:value-type="float">
            <text:p>390056009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41" office:value-type="float">
            <text:p>3154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31" office:value-type="float">
            <text:p>390056009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42" office:value-type="float">
            <text:p>3154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32" office:value-type="float">
            <text:p>390056009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43" office:value-type="float">
            <text:p>3154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33" office:value-type="float">
            <text:p>390056009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44" office:value-type="float">
            <text:p>3154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34" office:value-type="float">
            <text:p>390056009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45" office:value-type="float">
            <text:p>3154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35" office:value-type="float">
            <text:p>390056009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46" office:value-type="float">
            <text:p>3154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36" office:value-type="float">
            <text:p>390056009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47" office:value-type="float">
            <text:p>3154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37" office:value-type="float">
            <text:p>390056009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48" office:value-type="float">
            <text:p>3154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38" office:value-type="float">
            <text:p>390056009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49" office:value-type="float">
            <text:p>3154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39" office:value-type="float">
            <text:p>390056009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50" office:value-type="float">
            <text:p>3155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40" office:value-type="float">
            <text:p>390056009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51" office:value-type="float">
            <text:p>3155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41" office:value-type="float">
            <text:p>390056009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52" office:value-type="float">
            <text:p>3155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42" office:value-type="float">
            <text:p>3900560099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53" office:value-type="float">
            <text:p>3155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43" office:value-type="float">
            <text:p>390056009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54" office:value-type="float">
            <text:p>3155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44" office:value-type="float">
            <text:p>390056009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55" office:value-type="float">
            <text:p>3155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45" office:value-type="float">
            <text:p>3900560099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56" office:value-type="float">
            <text:p>3155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46" office:value-type="float">
            <text:p>390056009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57" office:value-type="float">
            <text:p>3155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47" office:value-type="float">
            <text:p>390056009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58" office:value-type="float">
            <text:p>3155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48" office:value-type="float">
            <text:p>390056009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59" office:value-type="float">
            <text:p>3155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49" office:value-type="float">
            <text:p>3900560099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60" office:value-type="float">
            <text:p>3156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6009901050" office:value-type="float">
            <text:p>390056009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61" office:value-type="float">
            <text:p>3156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01" office:value-type="float">
            <text:p>390057010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62" office:value-type="float">
            <text:p>3156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02" office:value-type="float">
            <text:p>390057010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63" office:value-type="float">
            <text:p>3156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03" office:value-type="float">
            <text:p>390057010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64" office:value-type="float">
            <text:p>3156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04" office:value-type="float">
            <text:p>390057010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65" office:value-type="float">
            <text:p>3156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05" office:value-type="float">
            <text:p>390057010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66" office:value-type="float">
            <text:p>3156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06" office:value-type="float">
            <text:p>390057010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67" office:value-type="float">
            <text:p>3156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07" office:value-type="float">
            <text:p>390057010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68" office:value-type="float">
            <text:p>3156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08" office:value-type="float">
            <text:p>390057010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69" office:value-type="float">
            <text:p>3156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09" office:value-type="float">
            <text:p>390057010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70" office:value-type="float">
            <text:p>3157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10" office:value-type="float">
            <text:p>390057010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71" office:value-type="float">
            <text:p>3157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11" office:value-type="float">
            <text:p>390057010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72" office:value-type="float">
            <text:p>3157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12" office:value-type="float">
            <text:p>390057010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73" office:value-type="float">
            <text:p>3157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13" office:value-type="float">
            <text:p>390057010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74" office:value-type="float">
            <text:p>3157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14" office:value-type="float">
            <text:p>390057010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75" office:value-type="float">
            <text:p>3157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15" office:value-type="float">
            <text:p>390057010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76" office:value-type="float">
            <text:p>3157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16" office:value-type="float">
            <text:p>390057010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77" office:value-type="float">
            <text:p>3157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17" office:value-type="float">
            <text:p>390057010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78" office:value-type="float">
            <text:p>3157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18" office:value-type="float">
            <text:p>390057010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79" office:value-type="float">
            <text:p>3157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19" office:value-type="float">
            <text:p>390057010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80" office:value-type="float">
            <text:p>3158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20" office:value-type="float">
            <text:p>390057010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81" office:value-type="float">
            <text:p>3158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21" office:value-type="float">
            <text:p>390057010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82" office:value-type="float">
            <text:p>3158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22" office:value-type="float">
            <text:p>390057010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83" office:value-type="float">
            <text:p>3158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23" office:value-type="float">
            <text:p>390057010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84" office:value-type="float">
            <text:p>3158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24" office:value-type="float">
            <text:p>390057010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85" office:value-type="float">
            <text:p>3158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25" office:value-type="float">
            <text:p>390057010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86" office:value-type="float">
            <text:p>3158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26" office:value-type="float">
            <text:p>390057010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87" office:value-type="float">
            <text:p>3158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27" office:value-type="float">
            <text:p>390057010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88" office:value-type="float">
            <text:p>3158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28" office:value-type="float">
            <text:p>390057010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89" office:value-type="float">
            <text:p>3158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29" office:value-type="float">
            <text:p>390057010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90" office:value-type="float">
            <text:p>3159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30" office:value-type="float">
            <text:p>390057010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91" office:value-type="float">
            <text:p>3159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31" office:value-type="float">
            <text:p>390057010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92" office:value-type="float">
            <text:p>3159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32" office:value-type="float">
            <text:p>390057010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93" office:value-type="float">
            <text:p>3159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33" office:value-type="float">
            <text:p>390057010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94" office:value-type="float">
            <text:p>3159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34" office:value-type="float">
            <text:p>390057010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95" office:value-type="float">
            <text:p>3159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35" office:value-type="float">
            <text:p>390057010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96" office:value-type="float">
            <text:p>3159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36" office:value-type="float">
            <text:p>390057010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97" office:value-type="float">
            <text:p>3159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37" office:value-type="float">
            <text:p>390057010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98" office:value-type="float">
            <text:p>3159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38" office:value-type="float">
            <text:p>390057010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599" office:value-type="float">
            <text:p>3159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39" office:value-type="float">
            <text:p>390057010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00" office:value-type="float">
            <text:p>3160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40" office:value-type="float">
            <text:p>390057010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01" office:value-type="float">
            <text:p>3160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41" office:value-type="float">
            <text:p>390057010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02" office:value-type="float">
            <text:p>3160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42" office:value-type="float">
            <text:p>390057010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03" office:value-type="float">
            <text:p>3160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43" office:value-type="float">
            <text:p>390057010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04" office:value-type="float">
            <text:p>3160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44" office:value-type="float">
            <text:p>390057010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05" office:value-type="float">
            <text:p>3160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45" office:value-type="float">
            <text:p>390057010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06" office:value-type="float">
            <text:p>3160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46" office:value-type="float">
            <text:p>390057010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07" office:value-type="float">
            <text:p>3160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47" office:value-type="float">
            <text:p>390057010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08" office:value-type="float">
            <text:p>3160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48" office:value-type="float">
            <text:p>390057010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09" office:value-type="float">
            <text:p>3160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49" office:value-type="float">
            <text:p>390057010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10" office:value-type="float">
            <text:p>3161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50" office:value-type="float">
            <text:p>390057010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11" office:value-type="float">
            <text:p>3161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51" office:value-type="float">
            <text:p>390057010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12" office:value-type="float">
            <text:p>3161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001052" office:value-type="float">
            <text:p>390057010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13" office:value-type="float">
            <text:p>3161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01" office:value-type="float">
            <text:p>390057010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14" office:value-type="float">
            <text:p>3161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02" office:value-type="float">
            <text:p>390057010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15" office:value-type="float">
            <text:p>3161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03" office:value-type="float">
            <text:p>390057010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16" office:value-type="float">
            <text:p>3161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04" office:value-type="float">
            <text:p>390057010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17" office:value-type="float">
            <text:p>3161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05" office:value-type="float">
            <text:p>390057010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18" office:value-type="float">
            <text:p>3161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06" office:value-type="float">
            <text:p>390057010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19" office:value-type="float">
            <text:p>3161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07" office:value-type="float">
            <text:p>390057010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20" office:value-type="float">
            <text:p>3162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08" office:value-type="float">
            <text:p>390057010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21" office:value-type="float">
            <text:p>3162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09" office:value-type="float">
            <text:p>390057010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22" office:value-type="float">
            <text:p>3162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10" office:value-type="float">
            <text:p>390057010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23" office:value-type="float">
            <text:p>3162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11" office:value-type="float">
            <text:p>390057010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24" office:value-type="float">
            <text:p>3162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12" office:value-type="float">
            <text:p>390057010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25" office:value-type="float">
            <text:p>3162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13" office:value-type="float">
            <text:p>390057010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26" office:value-type="float">
            <text:p>3162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14" office:value-type="float">
            <text:p>390057010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27" office:value-type="float">
            <text:p>3162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15" office:value-type="float">
            <text:p>390057010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28" office:value-type="float">
            <text:p>3162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16" office:value-type="float">
            <text:p>390057010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29" office:value-type="float">
            <text:p>3162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17" office:value-type="float">
            <text:p>390057010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30" office:value-type="float">
            <text:p>3163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18" office:value-type="float">
            <text:p>390057010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31" office:value-type="float">
            <text:p>3163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19" office:value-type="float">
            <text:p>390057010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32" office:value-type="float">
            <text:p>3163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20" office:value-type="float">
            <text:p>390057010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33" office:value-type="float">
            <text:p>3163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21" office:value-type="float">
            <text:p>390057010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34" office:value-type="float">
            <text:p>3163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22" office:value-type="float">
            <text:p>390057010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35" office:value-type="float">
            <text:p>3163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23" office:value-type="float">
            <text:p>390057010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36" office:value-type="float">
            <text:p>3163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24" office:value-type="float">
            <text:p>390057010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37" office:value-type="float">
            <text:p>3163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25" office:value-type="float">
            <text:p>390057010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38" office:value-type="float">
            <text:p>3163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26" office:value-type="float">
            <text:p>390057010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39" office:value-type="float">
            <text:p>3163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27" office:value-type="float">
            <text:p>390057010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40" office:value-type="float">
            <text:p>3164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28" office:value-type="float">
            <text:p>390057010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41" office:value-type="float">
            <text:p>3164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29" office:value-type="float">
            <text:p>390057010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42" office:value-type="float">
            <text:p>3164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30" office:value-type="float">
            <text:p>390057010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43" office:value-type="float">
            <text:p>3164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31" office:value-type="float">
            <text:p>390057010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44" office:value-type="float">
            <text:p>3164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32" office:value-type="float">
            <text:p>390057010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45" office:value-type="float">
            <text:p>3164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33" office:value-type="float">
            <text:p>390057010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46" office:value-type="float">
            <text:p>3164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34" office:value-type="float">
            <text:p>390057010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47" office:value-type="float">
            <text:p>3164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35" office:value-type="float">
            <text:p>390057010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48" office:value-type="float">
            <text:p>3164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36" office:value-type="float">
            <text:p>390057010101036</text:p>
          </table:table-cell>
          <table:table-cell ns41:value-type="string" table:style-name="TL Metadata" office:value-type="string">
            <text:p>3900570101010361 <text:s/>Hieronder drie van onbekenden ouderdom.</text:p>
          </table:table-cell>
          <table:table-cell ns41:value-type="string" table:style-name="TL Metadata" office:value-type="string">
            <text:p>3900570101010362 <text:s/>Hieronder vier van onbekenden ouderdom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49" office:value-type="float">
            <text:p>3164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37" office:value-type="float">
            <text:p>390057010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50" office:value-type="float">
            <text:p>3165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7010101038" office:value-type="float">
            <text:p>390057010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51" office:value-type="float">
            <text:p>3165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01" office:value-type="float">
            <text:p>390058010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52" office:value-type="float">
            <text:p>3165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02" office:value-type="float">
            <text:p>390058010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53" office:value-type="float">
            <text:p>3165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03" office:value-type="float">
            <text:p>390058010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54" office:value-type="float">
            <text:p>3165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04" office:value-type="float">
            <text:p>390058010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55" office:value-type="float">
            <text:p>3165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05" office:value-type="float">
            <text:p>390058010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56" office:value-type="float">
            <text:p>3165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06" office:value-type="float">
            <text:p>390058010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57" office:value-type="float">
            <text:p>3165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07" office:value-type="float">
            <text:p>390058010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58" office:value-type="float">
            <text:p>3165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08" office:value-type="float">
            <text:p>390058010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59" office:value-type="float">
            <text:p>3165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09" office:value-type="float">
            <text:p>390058010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60" office:value-type="float">
            <text:p>3166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10" office:value-type="float">
            <text:p>390058010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61" office:value-type="float">
            <text:p>3166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11" office:value-type="float">
            <text:p>390058010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62" office:value-type="float">
            <text:p>3166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12" office:value-type="float">
            <text:p>390058010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63" office:value-type="float">
            <text:p>3166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13" office:value-type="float">
            <text:p>390058010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64" office:value-type="float">
            <text:p>3166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14" office:value-type="float">
            <text:p>390058010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65" office:value-type="float">
            <text:p>3166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15" office:value-type="float">
            <text:p>390058010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66" office:value-type="float">
            <text:p>3166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16" office:value-type="float">
            <text:p>390058010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67" office:value-type="float">
            <text:p>3166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17" office:value-type="float">
            <text:p>390058010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68" office:value-type="float">
            <text:p>3166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18" office:value-type="float">
            <text:p>390058010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69" office:value-type="float">
            <text:p>3166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19" office:value-type="float">
            <text:p>390058010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70" office:value-type="float">
            <text:p>3167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20" office:value-type="float">
            <text:p>390058010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71" office:value-type="float">
            <text:p>3167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21" office:value-type="float">
            <text:p>390058010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72" office:value-type="float">
            <text:p>3167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22" office:value-type="float">
            <text:p>390058010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73" office:value-type="float">
            <text:p>3167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23" office:value-type="float">
            <text:p>390058010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74" office:value-type="float">
            <text:p>3167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24" office:value-type="float">
            <text:p>390058010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75" office:value-type="float">
            <text:p>3167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25" office:value-type="float">
            <text:p>390058010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76" office:value-type="float">
            <text:p>3167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26" office:value-type="float">
            <text:p>390058010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77" office:value-type="float">
            <text:p>3167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27" office:value-type="float">
            <text:p>390058010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78" office:value-type="float">
            <text:p>3167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28" office:value-type="float">
            <text:p>390058010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79" office:value-type="float">
            <text:p>3167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29" office:value-type="float">
            <text:p>390058010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80" office:value-type="float">
            <text:p>3168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30" office:value-type="float">
            <text:p>390058010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81" office:value-type="float">
            <text:p>3168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31" office:value-type="float">
            <text:p>390058010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82" office:value-type="float">
            <text:p>3168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32" office:value-type="float">
            <text:p>390058010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83" office:value-type="float">
            <text:p>3168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33" office:value-type="float">
            <text:p>390058010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84" office:value-type="float">
            <text:p>3168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34" office:value-type="float">
            <text:p>390058010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85" office:value-type="float">
            <text:p>3168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35" office:value-type="float">
            <text:p>390058010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86" office:value-type="float">
            <text:p>3168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36" office:value-type="float">
            <text:p>390058010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87" office:value-type="float">
            <text:p>3168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37" office:value-type="float">
            <text:p>390058010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88" office:value-type="float">
            <text:p>3168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38" office:value-type="float">
            <text:p>390058010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89" office:value-type="float">
            <text:p>3168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39" office:value-type="float">
            <text:p>390058010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90" office:value-type="float">
            <text:p>3169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40" office:value-type="float">
            <text:p>390058010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91" office:value-type="float">
            <text:p>3169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41" office:value-type="float">
            <text:p>390058010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92" office:value-type="float">
            <text:p>3169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42" office:value-type="float">
            <text:p>390058010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93" office:value-type="float">
            <text:p>3169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43" office:value-type="float">
            <text:p>390058010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94" office:value-type="float">
            <text:p>3169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44" office:value-type="float">
            <text:p>390058010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95" office:value-type="float">
            <text:p>3169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45" office:value-type="float">
            <text:p>390058010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96" office:value-type="float">
            <text:p>3169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46" office:value-type="float">
            <text:p>390058010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97" office:value-type="float">
            <text:p>3169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47" office:value-type="float">
            <text:p>390058010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98" office:value-type="float">
            <text:p>3169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48" office:value-type="float">
            <text:p>390058010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699" office:value-type="float">
            <text:p>3169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49" office:value-type="float">
            <text:p>390058010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00" office:value-type="float">
            <text:p>3170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50" office:value-type="float">
            <text:p>390058010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01" office:value-type="float">
            <text:p>3170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51" office:value-type="float">
            <text:p>390058010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02" office:value-type="float">
            <text:p>3170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52" office:value-type="float">
            <text:p>390058010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03" office:value-type="float">
            <text:p>3170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201053" office:value-type="float">
            <text:p>390058010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04" office:value-type="float">
            <text:p>3170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01" office:value-type="float">
            <text:p>390058010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05" office:value-type="float">
            <text:p>3170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02" office:value-type="float">
            <text:p>390058010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06" office:value-type="float">
            <text:p>3170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03" office:value-type="float">
            <text:p>390058010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07" office:value-type="float">
            <text:p>3170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04" office:value-type="float">
            <text:p>390058010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08" office:value-type="float">
            <text:p>3170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05" office:value-type="float">
            <text:p>390058010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09" office:value-type="float">
            <text:p>3170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06" office:value-type="float">
            <text:p>390058010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10" office:value-type="float">
            <text:p>3171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07" office:value-type="float">
            <text:p>390058010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11" office:value-type="float">
            <text:p>3171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08" office:value-type="float">
            <text:p>390058010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12" office:value-type="float">
            <text:p>3171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09" office:value-type="float">
            <text:p>390058010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13" office:value-type="float">
            <text:p>3171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10" office:value-type="float">
            <text:p>390058010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14" office:value-type="float">
            <text:p>3171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11" office:value-type="float">
            <text:p>390058010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15" office:value-type="float">
            <text:p>3171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12" office:value-type="float">
            <text:p>390058010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16" office:value-type="float">
            <text:p>3171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13" office:value-type="float">
            <text:p>390058010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17" office:value-type="float">
            <text:p>3171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14" office:value-type="float">
            <text:p>390058010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18" office:value-type="float">
            <text:p>3171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15" office:value-type="float">
            <text:p>390058010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19" office:value-type="float">
            <text:p>3171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16" office:value-type="float">
            <text:p>390058010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20" office:value-type="float">
            <text:p>3172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17" office:value-type="float">
            <text:p>390058010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21" office:value-type="float">
            <text:p>3172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18" office:value-type="float">
            <text:p>390058010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22" office:value-type="float">
            <text:p>3172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19" office:value-type="float">
            <text:p>390058010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23" office:value-type="float">
            <text:p>3172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20" office:value-type="float">
            <text:p>390058010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24" office:value-type="float">
            <text:p>3172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21" office:value-type="float">
            <text:p>390058010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25" office:value-type="float">
            <text:p>3172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22" office:value-type="float">
            <text:p>390058010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26" office:value-type="float">
            <text:p>3172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23" office:value-type="float">
            <text:p>390058010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27" office:value-type="float">
            <text:p>3172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24" office:value-type="float">
            <text:p>3900580103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28" office:value-type="float">
            <text:p>3172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25" office:value-type="float">
            <text:p>390058010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29" office:value-type="float">
            <text:p>3172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26" office:value-type="float">
            <text:p>3900580103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30" office:value-type="float">
            <text:p>3173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27" office:value-type="float">
            <text:p>390058010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31" office:value-type="float">
            <text:p>3173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28" office:value-type="float">
            <text:p>390058010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32" office:value-type="float">
            <text:p>3173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29" office:value-type="float">
            <text:p>390058010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33" office:value-type="float">
            <text:p>3173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30" office:value-type="float">
            <text:p>390058010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34" office:value-type="float">
            <text:p>3173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31" office:value-type="float">
            <text:p>390058010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35" office:value-type="float">
            <text:p>3173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32" office:value-type="float">
            <text:p>390058010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36" office:value-type="float">
            <text:p>3173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33" office:value-type="float">
            <text:p>390058010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37" office:value-type="float">
            <text:p>3173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34" office:value-type="float">
            <text:p>390058010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38" office:value-type="float">
            <text:p>3173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35" office:value-type="float">
            <text:p>390058010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39" office:value-type="float">
            <text:p>3173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36" office:value-type="float">
            <text:p>390058010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40" office:value-type="float">
            <text:p>3174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37" office:value-type="float">
            <text:p>390058010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41" office:value-type="float">
            <text:p>3174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38" office:value-type="float">
            <text:p>390058010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42" office:value-type="float">
            <text:p>3174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39" office:value-type="float">
            <text:p>390058010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43" office:value-type="float">
            <text:p>3174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40" office:value-type="float">
            <text:p>390058010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44" office:value-type="float">
            <text:p>3174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41" office:value-type="float">
            <text:p>3900580103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45" office:value-type="float">
            <text:p>3174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42" office:value-type="float">
            <text:p>3900580103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46" office:value-type="float">
            <text:p>3174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43" office:value-type="float">
            <text:p>3900580103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47" office:value-type="float">
            <text:p>3174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44" office:value-type="float">
            <text:p>3900580103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48" office:value-type="float">
            <text:p>3174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45" office:value-type="float">
            <text:p>3900580103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49" office:value-type="float">
            <text:p>3174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46" office:value-type="float">
            <text:p>3900580103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50" office:value-type="float">
            <text:p>3175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47" office:value-type="float">
            <text:p>3900580103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51" office:value-type="float">
            <text:p>3175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48" office:value-type="float">
            <text:p>3900580103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52" office:value-type="float">
            <text:p>3175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49" office:value-type="float">
            <text:p>3900580103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53" office:value-type="float">
            <text:p>3175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50" office:value-type="float">
            <text:p>3900580103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54" office:value-type="float">
            <text:p>3175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8010301051" office:value-type="float">
            <text:p>3900580103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55" office:value-type="float">
            <text:p>3175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01" office:value-type="float">
            <text:p>390059010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56" office:value-type="float">
            <text:p>3175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02" office:value-type="float">
            <text:p>390059010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57" office:value-type="float">
            <text:p>3175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03" office:value-type="float">
            <text:p>390059010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58" office:value-type="float">
            <text:p>3175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04" office:value-type="float">
            <text:p>390059010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59" office:value-type="float">
            <text:p>3175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05" office:value-type="float">
            <text:p>390059010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60" office:value-type="float">
            <text:p>3176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06" office:value-type="float">
            <text:p>390059010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61" office:value-type="float">
            <text:p>3176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07" office:value-type="float">
            <text:p>390059010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62" office:value-type="float">
            <text:p>3176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08" office:value-type="float">
            <text:p>390059010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63" office:value-type="float">
            <text:p>3176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09" office:value-type="float">
            <text:p>390059010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64" office:value-type="float">
            <text:p>3176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10" office:value-type="float">
            <text:p>390059010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65" office:value-type="float">
            <text:p>3176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11" office:value-type="float">
            <text:p>390059010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66" office:value-type="float">
            <text:p>3176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12" office:value-type="float">
            <text:p>390059010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67" office:value-type="float">
            <text:p>3176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13" office:value-type="float">
            <text:p>390059010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68" office:value-type="float">
            <text:p>3176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14" office:value-type="float">
            <text:p>390059010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69" office:value-type="float">
            <text:p>3176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15" office:value-type="float">
            <text:p>390059010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70" office:value-type="float">
            <text:p>3177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16" office:value-type="float">
            <text:p>390059010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71" office:value-type="float">
            <text:p>3177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17" office:value-type="float">
            <text:p>390059010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72" office:value-type="float">
            <text:p>3177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18" office:value-type="float">
            <text:p>390059010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73" office:value-type="float">
            <text:p>3177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19" office:value-type="float">
            <text:p>390059010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74" office:value-type="float">
            <text:p>3177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20" office:value-type="float">
            <text:p>390059010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75" office:value-type="float">
            <text:p>3177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21" office:value-type="float">
            <text:p>390059010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76" office:value-type="float">
            <text:p>3177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22" office:value-type="float">
            <text:p>390059010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77" office:value-type="float">
            <text:p>3177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23" office:value-type="float">
            <text:p>390059010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78" office:value-type="float">
            <text:p>3177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24" office:value-type="float">
            <text:p>390059010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79" office:value-type="float">
            <text:p>3177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25" office:value-type="float">
            <text:p>390059010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80" office:value-type="float">
            <text:p>3178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26" office:value-type="float">
            <text:p>390059010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81" office:value-type="float">
            <text:p>3178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27" office:value-type="float">
            <text:p>390059010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82" office:value-type="float">
            <text:p>3178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28" office:value-type="float">
            <text:p>390059010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83" office:value-type="float">
            <text:p>3178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29" office:value-type="float">
            <text:p>390059010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84" office:value-type="float">
            <text:p>3178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30" office:value-type="float">
            <text:p>390059010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85" office:value-type="float">
            <text:p>3178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31" office:value-type="float">
            <text:p>390059010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86" office:value-type="float">
            <text:p>3178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32" office:value-type="float">
            <text:p>390059010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87" office:value-type="float">
            <text:p>3178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33" office:value-type="float">
            <text:p>390059010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88" office:value-type="float">
            <text:p>3178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34" office:value-type="float">
            <text:p>390059010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89" office:value-type="float">
            <text:p>3178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35" office:value-type="float">
            <text:p>390059010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90" office:value-type="float">
            <text:p>3179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36" office:value-type="float">
            <text:p>390059010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91" office:value-type="float">
            <text:p>3179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37" office:value-type="float">
            <text:p>390059010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92" office:value-type="float">
            <text:p>3179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38" office:value-type="float">
            <text:p>390059010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93" office:value-type="float">
            <text:p>3179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39" office:value-type="float">
            <text:p>390059010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94" office:value-type="float">
            <text:p>3179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40" office:value-type="float">
            <text:p>390059010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95" office:value-type="float">
            <text:p>3179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41" office:value-type="float">
            <text:p>390059010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96" office:value-type="float">
            <text:p>3179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42" office:value-type="float">
            <text:p>390059010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97" office:value-type="float">
            <text:p>3179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43" office:value-type="float">
            <text:p>390059010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98" office:value-type="float">
            <text:p>3179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44" office:value-type="float">
            <text:p>390059010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799" office:value-type="float">
            <text:p>3179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45" office:value-type="float">
            <text:p>390059010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00" office:value-type="float">
            <text:p>3180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46" office:value-type="float">
            <text:p>390059010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01" office:value-type="float">
            <text:p>3180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47" office:value-type="float">
            <text:p>390059010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02" office:value-type="float">
            <text:p>3180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48" office:value-type="float">
            <text:p>390059010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03" office:value-type="float">
            <text:p>3180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49" office:value-type="float">
            <text:p>390059010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04" office:value-type="float">
            <text:p>3180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50" office:value-type="float">
            <text:p>390059010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05" office:value-type="float">
            <text:p>3180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51" office:value-type="float">
            <text:p>390059010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06" office:value-type="float">
            <text:p>3180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401052" office:value-type="float">
            <text:p>390059010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07" office:value-type="float">
            <text:p>3180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01" office:value-type="float">
            <text:p>390059010501001</text:p>
          </table:table-cell>
          <table:table-cell ns41:value-type="string" table:style-name="TL Metadata" office:value-type="string">
            <text:p>3900590105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08" office:value-type="float">
            <text:p>3180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02" office:value-type="float">
            <text:p>390059010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09" office:value-type="float">
            <text:p>3180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03" office:value-type="float">
            <text:p>390059010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10" office:value-type="float">
            <text:p>3181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04" office:value-type="float">
            <text:p>390059010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11" office:value-type="float">
            <text:p>3181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05" office:value-type="float">
            <text:p>390059010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12" office:value-type="float">
            <text:p>3181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06" office:value-type="float">
            <text:p>390059010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13" office:value-type="float">
            <text:p>3181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07" office:value-type="float">
            <text:p>390059010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14" office:value-type="float">
            <text:p>3181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08" office:value-type="float">
            <text:p>390059010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15" office:value-type="float">
            <text:p>3181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09" office:value-type="float">
            <text:p>390059010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16" office:value-type="float">
            <text:p>3181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10" office:value-type="float">
            <text:p>390059010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17" office:value-type="float">
            <text:p>3181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11" office:value-type="float">
            <text:p>390059010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18" office:value-type="float">
            <text:p>3181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12" office:value-type="float">
            <text:p>390059010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19" office:value-type="float">
            <text:p>3181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13" office:value-type="float">
            <text:p>390059010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20" office:value-type="float">
            <text:p>3182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14" office:value-type="float">
            <text:p>390059010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21" office:value-type="float">
            <text:p>3182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15" office:value-type="float">
            <text:p>390059010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22" office:value-type="float">
            <text:p>3182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16" office:value-type="float">
            <text:p>390059010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23" office:value-type="float">
            <text:p>3182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17" office:value-type="float">
            <text:p>390059010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24" office:value-type="float">
            <text:p>3182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18" office:value-type="float">
            <text:p>390059010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25" office:value-type="float">
            <text:p>3182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19" office:value-type="float">
            <text:p>390059010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26" office:value-type="float">
            <text:p>3182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20" office:value-type="float">
            <text:p>390059010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27" office:value-type="float">
            <text:p>3182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21" office:value-type="float">
            <text:p>390059010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28" office:value-type="float">
            <text:p>3182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22" office:value-type="float">
            <text:p>390059010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29" office:value-type="float">
            <text:p>3182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23" office:value-type="float">
            <text:p>390059010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30" office:value-type="float">
            <text:p>3183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24" office:value-type="float">
            <text:p>390059010501024</text:p>
          </table:table-cell>
          <table:table-cell ns41:value-type="string" table:style-name="TL Metadata" office:value-type="string">
            <text:p>3900590105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31" office:value-type="float">
            <text:p>3183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25" office:value-type="float">
            <text:p>390059010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32" office:value-type="float">
            <text:p>3183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26" office:value-type="float">
            <text:p>390059010501026</text:p>
          </table:table-cell>
          <table:table-cell ns41:value-type="string" table:style-name="TL Metadata" office:value-type="string">
            <text:p>3900590105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33" office:value-type="float">
            <text:p>3183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27" office:value-type="float">
            <text:p>390059010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34" office:value-type="float">
            <text:p>3183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28" office:value-type="float">
            <text:p>390059010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35" office:value-type="float">
            <text:p>3183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29" office:value-type="float">
            <text:p>390059010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36" office:value-type="float">
            <text:p>3183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30" office:value-type="float">
            <text:p>390059010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37" office:value-type="float">
            <text:p>3183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31" office:value-type="float">
            <text:p>390059010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38" office:value-type="float">
            <text:p>3183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32" office:value-type="float">
            <text:p>390059010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39" office:value-type="float">
            <text:p>3183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33" office:value-type="float">
            <text:p>390059010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40" office:value-type="float">
            <text:p>3184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34" office:value-type="float">
            <text:p>390059010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41" office:value-type="float">
            <text:p>3184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35" office:value-type="float">
            <text:p>390059010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42" office:value-type="float">
            <text:p>3184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36" office:value-type="float">
            <text:p>390059010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43" office:value-type="float">
            <text:p>3184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37" office:value-type="float">
            <text:p>390059010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44" office:value-type="float">
            <text:p>3184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38" office:value-type="float">
            <text:p>390059010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45" office:value-type="float">
            <text:p>3184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39" office:value-type="float">
            <text:p>390059010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46" office:value-type="float">
            <text:p>3184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40" office:value-type="float">
            <text:p>390059010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47" office:value-type="float">
            <text:p>3184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41" office:value-type="float">
            <text:p>3900590105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48" office:value-type="float">
            <text:p>3184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42" office:value-type="float">
            <text:p>3900590105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49" office:value-type="float">
            <text:p>3184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43" office:value-type="float">
            <text:p>3900590105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50" office:value-type="float">
            <text:p>3185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44" office:value-type="float">
            <text:p>3900590105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51" office:value-type="float">
            <text:p>3185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45" office:value-type="float">
            <text:p>3900590105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52" office:value-type="float">
            <text:p>3185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46" office:value-type="float">
            <text:p>3900590105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53" office:value-type="float">
            <text:p>3185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47" office:value-type="float">
            <text:p>3900590105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54" office:value-type="float">
            <text:p>3185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48" office:value-type="float">
            <text:p>3900590105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55" office:value-type="float">
            <text:p>3185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49" office:value-type="float">
            <text:p>3900590105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56" office:value-type="float">
            <text:p>3185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59010501050" office:value-type="float">
            <text:p>3900590105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57" office:value-type="float">
            <text:p>3185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01" office:value-type="float">
            <text:p>390060010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58" office:value-type="float">
            <text:p>3185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02" office:value-type="float">
            <text:p>390060010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59" office:value-type="float">
            <text:p>3185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03" office:value-type="float">
            <text:p>390060010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60" office:value-type="float">
            <text:p>3186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04" office:value-type="float">
            <text:p>390060010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61" office:value-type="float">
            <text:p>3186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05" office:value-type="float">
            <text:p>390060010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62" office:value-type="float">
            <text:p>3186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06" office:value-type="float">
            <text:p>390060010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63" office:value-type="float">
            <text:p>3186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07" office:value-type="float">
            <text:p>390060010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64" office:value-type="float">
            <text:p>3186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08" office:value-type="float">
            <text:p>390060010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65" office:value-type="float">
            <text:p>3186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09" office:value-type="float">
            <text:p>390060010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66" office:value-type="float">
            <text:p>3186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10" office:value-type="float">
            <text:p>390060010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67" office:value-type="float">
            <text:p>3186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11" office:value-type="float">
            <text:p>390060010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68" office:value-type="float">
            <text:p>3186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12" office:value-type="float">
            <text:p>390060010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69" office:value-type="float">
            <text:p>3186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13" office:value-type="float">
            <text:p>390060010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70" office:value-type="float">
            <text:p>3187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14" office:value-type="float">
            <text:p>390060010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71" office:value-type="float">
            <text:p>3187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15" office:value-type="float">
            <text:p>390060010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72" office:value-type="float">
            <text:p>3187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16" office:value-type="float">
            <text:p>390060010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73" office:value-type="float">
            <text:p>3187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17" office:value-type="float">
            <text:p>390060010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74" office:value-type="float">
            <text:p>3187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18" office:value-type="float">
            <text:p>390060010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75" office:value-type="float">
            <text:p>3187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19" office:value-type="float">
            <text:p>390060010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76" office:value-type="float">
            <text:p>3187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20" office:value-type="float">
            <text:p>390060010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77" office:value-type="float">
            <text:p>3187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21" office:value-type="float">
            <text:p>390060010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78" office:value-type="float">
            <text:p>3187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22" office:value-type="float">
            <text:p>390060010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79" office:value-type="float">
            <text:p>3187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23" office:value-type="float">
            <text:p>390060010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80" office:value-type="float">
            <text:p>3188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24" office:value-type="float">
            <text:p>390060010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81" office:value-type="float">
            <text:p>3188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25" office:value-type="float">
            <text:p>390060010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82" office:value-type="float">
            <text:p>3188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26" office:value-type="float">
            <text:p>390060010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83" office:value-type="float">
            <text:p>3188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27" office:value-type="float">
            <text:p>390060010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84" office:value-type="float">
            <text:p>3188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28" office:value-type="float">
            <text:p>390060010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85" office:value-type="float">
            <text:p>3188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29" office:value-type="float">
            <text:p>390060010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86" office:value-type="float">
            <text:p>3188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30" office:value-type="float">
            <text:p>390060010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87" office:value-type="float">
            <text:p>3188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31" office:value-type="float">
            <text:p>390060010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88" office:value-type="float">
            <text:p>3188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32" office:value-type="float">
            <text:p>390060010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89" office:value-type="float">
            <text:p>3188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33" office:value-type="float">
            <text:p>390060010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90" office:value-type="float">
            <text:p>3189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34" office:value-type="float">
            <text:p>390060010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91" office:value-type="float">
            <text:p>3189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35" office:value-type="float">
            <text:p>390060010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92" office:value-type="float">
            <text:p>3189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36" office:value-type="float">
            <text:p>390060010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93" office:value-type="float">
            <text:p>3189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37" office:value-type="float">
            <text:p>390060010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94" office:value-type="float">
            <text:p>3189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38" office:value-type="float">
            <text:p>390060010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95" office:value-type="float">
            <text:p>3189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39" office:value-type="float">
            <text:p>390060010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96" office:value-type="float">
            <text:p>3189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40" office:value-type="float">
            <text:p>390060010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97" office:value-type="float">
            <text:p>3189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41" office:value-type="float">
            <text:p>390060010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98" office:value-type="float">
            <text:p>3189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42" office:value-type="float">
            <text:p>390060010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899" office:value-type="float">
            <text:p>3189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43" office:value-type="float">
            <text:p>390060010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00" office:value-type="float">
            <text:p>3190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44" office:value-type="float">
            <text:p>390060010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01" office:value-type="float">
            <text:p>3190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45" office:value-type="float">
            <text:p>390060010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02" office:value-type="float">
            <text:p>3190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46" office:value-type="float">
            <text:p>390060010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03" office:value-type="float">
            <text:p>3190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47" office:value-type="float">
            <text:p>390060010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04" office:value-type="float">
            <text:p>3190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48" office:value-type="float">
            <text:p>390060010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05" office:value-type="float">
            <text:p>3190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49" office:value-type="float">
            <text:p>390060010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06" office:value-type="float">
            <text:p>3190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50" office:value-type="float">
            <text:p>390060010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07" office:value-type="float">
            <text:p>3190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51" office:value-type="float">
            <text:p>390060010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08" office:value-type="float">
            <text:p>3190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601052" office:value-type="float">
            <text:p>390060010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09" office:value-type="float">
            <text:p>3190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01" office:value-type="float">
            <text:p>390060010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10" office:value-type="float">
            <text:p>3191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02" office:value-type="float">
            <text:p>390060010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11" office:value-type="float">
            <text:p>3191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03" office:value-type="float">
            <text:p>390060010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12" office:value-type="float">
            <text:p>3191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04" office:value-type="float">
            <text:p>390060010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13" office:value-type="float">
            <text:p>3191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05" office:value-type="float">
            <text:p>390060010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14" office:value-type="float">
            <text:p>3191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06" office:value-type="float">
            <text:p>390060010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15" office:value-type="float">
            <text:p>3191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07" office:value-type="float">
            <text:p>390060010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16" office:value-type="float">
            <text:p>3191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08" office:value-type="float">
            <text:p>390060010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17" office:value-type="float">
            <text:p>3191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09" office:value-type="float">
            <text:p>390060010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18" office:value-type="float">
            <text:p>3191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10" office:value-type="float">
            <text:p>390060010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19" office:value-type="float">
            <text:p>3191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11" office:value-type="float">
            <text:p>390060010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20" office:value-type="float">
            <text:p>3192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12" office:value-type="float">
            <text:p>390060010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21" office:value-type="float">
            <text:p>3192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13" office:value-type="float">
            <text:p>390060010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22" office:value-type="float">
            <text:p>3192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14" office:value-type="float">
            <text:p>390060010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23" office:value-type="float">
            <text:p>3192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15" office:value-type="float">
            <text:p>390060010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24" office:value-type="float">
            <text:p>3192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16" office:value-type="float">
            <text:p>390060010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25" office:value-type="float">
            <text:p>3192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17" office:value-type="float">
            <text:p>390060010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26" office:value-type="float">
            <text:p>3192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18" office:value-type="float">
            <text:p>390060010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27" office:value-type="float">
            <text:p>3192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19" office:value-type="float">
            <text:p>390060010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28" office:value-type="float">
            <text:p>3192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20" office:value-type="float">
            <text:p>390060010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29" office:value-type="float">
            <text:p>3192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21" office:value-type="float">
            <text:p>390060010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30" office:value-type="float">
            <text:p>3193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22" office:value-type="float">
            <text:p>390060010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31" office:value-type="float">
            <text:p>3193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23" office:value-type="float">
            <text:p>390060010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32" office:value-type="float">
            <text:p>3193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24" office:value-type="float">
            <text:p>390060010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33" office:value-type="float">
            <text:p>3193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25" office:value-type="float">
            <text:p>390060010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34" office:value-type="float">
            <text:p>3193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26" office:value-type="float">
            <text:p>390060010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35" office:value-type="float">
            <text:p>3193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27" office:value-type="float">
            <text:p>390060010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36" office:value-type="float">
            <text:p>3193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28" office:value-type="float">
            <text:p>390060010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37" office:value-type="float">
            <text:p>3193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29" office:value-type="float">
            <text:p>390060010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38" office:value-type="float">
            <text:p>3193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30" office:value-type="float">
            <text:p>390060010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39" office:value-type="float">
            <text:p>3193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31" office:value-type="float">
            <text:p>390060010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40" office:value-type="float">
            <text:p>3194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32" office:value-type="float">
            <text:p>390060010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41" office:value-type="float">
            <text:p>3194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33" office:value-type="float">
            <text:p>390060010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42" office:value-type="float">
            <text:p>3194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34" office:value-type="float">
            <text:p>390060010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43" office:value-type="float">
            <text:p>3194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35" office:value-type="float">
            <text:p>390060010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44" office:value-type="float">
            <text:p>3194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36" office:value-type="float">
            <text:p>390060010701036</text:p>
          </table:table-cell>
          <table:table-cell ns41:value-type="string" table:style-name="TL Metadata" office:value-type="string">
            <text:p>3900600107010361 <text:s/>Hieronder twee van onbekenden ouderdom.</text:p>
          </table:table-cell>
          <table:table-cell ns41:value-type="string" table:style-name="TL Metadata" office:value-type="string">
            <text:p>3900600107010362 <text:s/>Hieronder eene van onbekenden ouderdom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45" office:value-type="float">
            <text:p>3194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37" office:value-type="float">
            <text:p>390060010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46" office:value-type="float">
            <text:p>3194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0010701038" office:value-type="float">
            <text:p>390060010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47" office:value-type="float">
            <text:p>3194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01" office:value-type="float">
            <text:p>390061010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48" office:value-type="float">
            <text:p>3194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02" office:value-type="float">
            <text:p>390061010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49" office:value-type="float">
            <text:p>3194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03" office:value-type="float">
            <text:p>390061010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50" office:value-type="float">
            <text:p>3195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04" office:value-type="float">
            <text:p>390061010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51" office:value-type="float">
            <text:p>3195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05" office:value-type="float">
            <text:p>390061010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52" office:value-type="float">
            <text:p>3195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06" office:value-type="float">
            <text:p>390061010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53" office:value-type="float">
            <text:p>3195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07" office:value-type="float">
            <text:p>390061010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54" office:value-type="float">
            <text:p>3195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08" office:value-type="float">
            <text:p>390061010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55" office:value-type="float">
            <text:p>3195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09" office:value-type="float">
            <text:p>390061010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56" office:value-type="float">
            <text:p>3195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10" office:value-type="float">
            <text:p>390061010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57" office:value-type="float">
            <text:p>3195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11" office:value-type="float">
            <text:p>390061010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58" office:value-type="float">
            <text:p>3195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12" office:value-type="float">
            <text:p>390061010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59" office:value-type="float">
            <text:p>3195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13" office:value-type="float">
            <text:p>390061010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60" office:value-type="float">
            <text:p>3196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14" office:value-type="float">
            <text:p>390061010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61" office:value-type="float">
            <text:p>3196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15" office:value-type="float">
            <text:p>390061010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62" office:value-type="float">
            <text:p>3196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16" office:value-type="float">
            <text:p>390061010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63" office:value-type="float">
            <text:p>3196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17" office:value-type="float">
            <text:p>390061010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64" office:value-type="float">
            <text:p>3196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18" office:value-type="float">
            <text:p>390061010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65" office:value-type="float">
            <text:p>3196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19" office:value-type="float">
            <text:p>390061010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66" office:value-type="float">
            <text:p>3196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20" office:value-type="float">
            <text:p>390061010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67" office:value-type="float">
            <text:p>3196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21" office:value-type="float">
            <text:p>390061010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68" office:value-type="float">
            <text:p>3196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22" office:value-type="float">
            <text:p>390061010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69" office:value-type="float">
            <text:p>3196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23" office:value-type="float">
            <text:p>390061010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70" office:value-type="float">
            <text:p>3197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24" office:value-type="float">
            <text:p>390061010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71" office:value-type="float">
            <text:p>3197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25" office:value-type="float">
            <text:p>390061010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72" office:value-type="float">
            <text:p>3197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26" office:value-type="float">
            <text:p>390061010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73" office:value-type="float">
            <text:p>3197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27" office:value-type="float">
            <text:p>390061010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74" office:value-type="float">
            <text:p>3197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28" office:value-type="float">
            <text:p>390061010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75" office:value-type="float">
            <text:p>3197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29" office:value-type="float">
            <text:p>390061010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76" office:value-type="float">
            <text:p>3197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30" office:value-type="float">
            <text:p>390061010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77" office:value-type="float">
            <text:p>3197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31" office:value-type="float">
            <text:p>390061010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78" office:value-type="float">
            <text:p>3197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32" office:value-type="float">
            <text:p>390061010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79" office:value-type="float">
            <text:p>3197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33" office:value-type="float">
            <text:p>390061010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80" office:value-type="float">
            <text:p>3198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34" office:value-type="float">
            <text:p>390061010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81" office:value-type="float">
            <text:p>3198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35" office:value-type="float">
            <text:p>390061010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82" office:value-type="float">
            <text:p>3198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36" office:value-type="float">
            <text:p>390061010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83" office:value-type="float">
            <text:p>3198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37" office:value-type="float">
            <text:p>390061010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84" office:value-type="float">
            <text:p>3198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38" office:value-type="float">
            <text:p>390061010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85" office:value-type="float">
            <text:p>3198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39" office:value-type="float">
            <text:p>390061010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86" office:value-type="float">
            <text:p>3198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40" office:value-type="float">
            <text:p>390061010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87" office:value-type="float">
            <text:p>3198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41" office:value-type="float">
            <text:p>390061010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88" office:value-type="float">
            <text:p>3198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42" office:value-type="float">
            <text:p>390061010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89" office:value-type="float">
            <text:p>3198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43" office:value-type="float">
            <text:p>390061010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90" office:value-type="float">
            <text:p>3199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44" office:value-type="float">
            <text:p>390061010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91" office:value-type="float">
            <text:p>3199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45" office:value-type="float">
            <text:p>390061010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92" office:value-type="float">
            <text:p>3199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46" office:value-type="float">
            <text:p>390061010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93" office:value-type="float">
            <text:p>3199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47" office:value-type="float">
            <text:p>390061010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94" office:value-type="float">
            <text:p>3199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48" office:value-type="float">
            <text:p>390061010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95" office:value-type="float">
            <text:p>3199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49" office:value-type="float">
            <text:p>390061010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96" office:value-type="float">
            <text:p>3199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50" office:value-type="float">
            <text:p>390061010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97" office:value-type="float">
            <text:p>3199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51" office:value-type="float">
            <text:p>390061010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98" office:value-type="float">
            <text:p>3199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52" office:value-type="float">
            <text:p>390061010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1999" office:value-type="float">
            <text:p>3199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801053" office:value-type="float">
            <text:p>3900610108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00" office:value-type="float">
            <text:p>3200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01" office:value-type="float">
            <text:p>390061010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01" office:value-type="float">
            <text:p>3200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02" office:value-type="float">
            <text:p>390061010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02" office:value-type="float">
            <text:p>3200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03" office:value-type="float">
            <text:p>390061010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03" office:value-type="float">
            <text:p>3200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04" office:value-type="float">
            <text:p>390061010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04" office:value-type="float">
            <text:p>3200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05" office:value-type="float">
            <text:p>390061010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05" office:value-type="float">
            <text:p>3200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06" office:value-type="float">
            <text:p>390061010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06" office:value-type="float">
            <text:p>3200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07" office:value-type="float">
            <text:p>390061010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07" office:value-type="float">
            <text:p>3200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08" office:value-type="float">
            <text:p>390061010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08" office:value-type="float">
            <text:p>3200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09" office:value-type="float">
            <text:p>390061010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09" office:value-type="float">
            <text:p>3200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10" office:value-type="float">
            <text:p>390061010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10" office:value-type="float">
            <text:p>3201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11" office:value-type="float">
            <text:p>390061010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11" office:value-type="float">
            <text:p>3201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12" office:value-type="float">
            <text:p>390061010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12" office:value-type="float">
            <text:p>3201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13" office:value-type="float">
            <text:p>390061010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13" office:value-type="float">
            <text:p>3201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14" office:value-type="float">
            <text:p>390061010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14" office:value-type="float">
            <text:p>3201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15" office:value-type="float">
            <text:p>390061010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15" office:value-type="float">
            <text:p>3201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16" office:value-type="float">
            <text:p>390061010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16" office:value-type="float">
            <text:p>3201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17" office:value-type="float">
            <text:p>390061010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17" office:value-type="float">
            <text:p>3201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18" office:value-type="float">
            <text:p>390061010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18" office:value-type="float">
            <text:p>3201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19" office:value-type="float">
            <text:p>390061010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19" office:value-type="float">
            <text:p>3201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20" office:value-type="float">
            <text:p>390061010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20" office:value-type="float">
            <text:p>3202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21" office:value-type="float">
            <text:p>390061010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21" office:value-type="float">
            <text:p>3202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22" office:value-type="float">
            <text:p>390061010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22" office:value-type="float">
            <text:p>3202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23" office:value-type="float">
            <text:p>390061010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23" office:value-type="float">
            <text:p>3202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24" office:value-type="float">
            <text:p>3900610109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24" office:value-type="float">
            <text:p>3202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25" office:value-type="float">
            <text:p>390061010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25" office:value-type="float">
            <text:p>3202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26" office:value-type="float">
            <text:p>3900610109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26" office:value-type="float">
            <text:p>3202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27" office:value-type="float">
            <text:p>390061010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27" office:value-type="float">
            <text:p>3202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28" office:value-type="float">
            <text:p>390061010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28" office:value-type="float">
            <text:p>3202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29" office:value-type="float">
            <text:p>390061010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29" office:value-type="float">
            <text:p>3202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30" office:value-type="float">
            <text:p>390061010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30" office:value-type="float">
            <text:p>3203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31" office:value-type="float">
            <text:p>390061010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31" office:value-type="float">
            <text:p>3203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32" office:value-type="float">
            <text:p>390061010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32" office:value-type="float">
            <text:p>3203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33" office:value-type="float">
            <text:p>390061010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33" office:value-type="float">
            <text:p>3203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34" office:value-type="float">
            <text:p>390061010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34" office:value-type="float">
            <text:p>3203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35" office:value-type="float">
            <text:p>390061010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35" office:value-type="float">
            <text:p>3203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36" office:value-type="float">
            <text:p>390061010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36" office:value-type="float">
            <text:p>3203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37" office:value-type="float">
            <text:p>390061010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37" office:value-type="float">
            <text:p>3203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38" office:value-type="float">
            <text:p>390061010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38" office:value-type="float">
            <text:p>3203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39" office:value-type="float">
            <text:p>390061010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39" office:value-type="float">
            <text:p>3203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40" office:value-type="float">
            <text:p>390061010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40" office:value-type="float">
            <text:p>3204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41" office:value-type="float">
            <text:p>390061010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41" office:value-type="float">
            <text:p>3204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42" office:value-type="float">
            <text:p>3900610109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42" office:value-type="float">
            <text:p>3204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43" office:value-type="float">
            <text:p>390061010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43" office:value-type="float">
            <text:p>3204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44" office:value-type="float">
            <text:p>390061010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44" office:value-type="float">
            <text:p>3204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45" office:value-type="float">
            <text:p>3900610109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45" office:value-type="float">
            <text:p>3204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46" office:value-type="float">
            <text:p>390061010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46" office:value-type="float">
            <text:p>3204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47" office:value-type="float">
            <text:p>390061010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47" office:value-type="float">
            <text:p>3204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48" office:value-type="float">
            <text:p>390061010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48" office:value-type="float">
            <text:p>3204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49" office:value-type="float">
            <text:p>3900610109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49" office:value-type="float">
            <text:p>3204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50" office:value-type="float">
            <text:p>390061010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50" office:value-type="float">
            <text:p>3205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1010901051" office:value-type="float">
            <text:p>3900610109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51" office:value-type="float">
            <text:p>3205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01" office:value-type="float">
            <text:p>390062011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52" office:value-type="float">
            <text:p>3205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02" office:value-type="float">
            <text:p>390062011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53" office:value-type="float">
            <text:p>3205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03" office:value-type="float">
            <text:p>390062011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54" office:value-type="float">
            <text:p>3205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04" office:value-type="float">
            <text:p>390062011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55" office:value-type="float">
            <text:p>3205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05" office:value-type="float">
            <text:p>390062011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56" office:value-type="float">
            <text:p>3205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06" office:value-type="float">
            <text:p>390062011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57" office:value-type="float">
            <text:p>3205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07" office:value-type="float">
            <text:p>390062011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58" office:value-type="float">
            <text:p>3205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08" office:value-type="float">
            <text:p>390062011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59" office:value-type="float">
            <text:p>3205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09" office:value-type="float">
            <text:p>390062011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60" office:value-type="float">
            <text:p>3206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10" office:value-type="float">
            <text:p>390062011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61" office:value-type="float">
            <text:p>3206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11" office:value-type="float">
            <text:p>390062011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62" office:value-type="float">
            <text:p>3206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12" office:value-type="float">
            <text:p>390062011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63" office:value-type="float">
            <text:p>3206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13" office:value-type="float">
            <text:p>390062011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64" office:value-type="float">
            <text:p>3206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14" office:value-type="float">
            <text:p>390062011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65" office:value-type="float">
            <text:p>3206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15" office:value-type="float">
            <text:p>390062011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66" office:value-type="float">
            <text:p>3206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16" office:value-type="float">
            <text:p>390062011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67" office:value-type="float">
            <text:p>3206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17" office:value-type="float">
            <text:p>390062011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68" office:value-type="float">
            <text:p>3206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18" office:value-type="float">
            <text:p>390062011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69" office:value-type="float">
            <text:p>3206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19" office:value-type="float">
            <text:p>390062011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70" office:value-type="float">
            <text:p>3207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20" office:value-type="float">
            <text:p>390062011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71" office:value-type="float">
            <text:p>3207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21" office:value-type="float">
            <text:p>390062011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72" office:value-type="float">
            <text:p>3207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22" office:value-type="float">
            <text:p>390062011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73" office:value-type="float">
            <text:p>3207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23" office:value-type="float">
            <text:p>390062011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74" office:value-type="float">
            <text:p>3207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24" office:value-type="float">
            <text:p>390062011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75" office:value-type="float">
            <text:p>3207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25" office:value-type="float">
            <text:p>390062011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76" office:value-type="float">
            <text:p>3207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26" office:value-type="float">
            <text:p>390062011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77" office:value-type="float">
            <text:p>3207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27" office:value-type="float">
            <text:p>390062011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78" office:value-type="float">
            <text:p>3207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28" office:value-type="float">
            <text:p>390062011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79" office:value-type="float">
            <text:p>3207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29" office:value-type="float">
            <text:p>390062011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80" office:value-type="float">
            <text:p>3208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30" office:value-type="float">
            <text:p>390062011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81" office:value-type="float">
            <text:p>3208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31" office:value-type="float">
            <text:p>390062011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82" office:value-type="float">
            <text:p>3208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32" office:value-type="float">
            <text:p>390062011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83" office:value-type="float">
            <text:p>3208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33" office:value-type="float">
            <text:p>390062011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84" office:value-type="float">
            <text:p>3208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34" office:value-type="float">
            <text:p>390062011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85" office:value-type="float">
            <text:p>3208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35" office:value-type="float">
            <text:p>390062011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86" office:value-type="float">
            <text:p>3208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36" office:value-type="float">
            <text:p>390062011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87" office:value-type="float">
            <text:p>3208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37" office:value-type="float">
            <text:p>390062011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88" office:value-type="float">
            <text:p>3208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38" office:value-type="float">
            <text:p>390062011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89" office:value-type="float">
            <text:p>3208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39" office:value-type="float">
            <text:p>390062011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90" office:value-type="float">
            <text:p>3209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40" office:value-type="float">
            <text:p>390062011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91" office:value-type="float">
            <text:p>3209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41" office:value-type="float">
            <text:p>390062011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92" office:value-type="float">
            <text:p>3209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42" office:value-type="float">
            <text:p>390062011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93" office:value-type="float">
            <text:p>3209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43" office:value-type="float">
            <text:p>390062011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94" office:value-type="float">
            <text:p>3209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44" office:value-type="float">
            <text:p>390062011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95" office:value-type="float">
            <text:p>3209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45" office:value-type="float">
            <text:p>390062011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96" office:value-type="float">
            <text:p>3209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46" office:value-type="float">
            <text:p>390062011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97" office:value-type="float">
            <text:p>3209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47" office:value-type="float">
            <text:p>390062011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98" office:value-type="float">
            <text:p>3209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48" office:value-type="float">
            <text:p>390062011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099" office:value-type="float">
            <text:p>3209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49" office:value-type="float">
            <text:p>390062011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00" office:value-type="float">
            <text:p>3210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50" office:value-type="float">
            <text:p>390062011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01" office:value-type="float">
            <text:p>3210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51" office:value-type="float">
            <text:p>390062011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02" office:value-type="float">
            <text:p>3210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001052" office:value-type="float">
            <text:p>390062011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03" office:value-type="float">
            <text:p>3210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01" office:value-type="float">
            <text:p>390062011101001</text:p>
          </table:table-cell>
          <table:table-cell ns41:value-type="string" table:style-name="TL Metadata" office:value-type="string">
            <text:p>3900620111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04" office:value-type="float">
            <text:p>3210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02" office:value-type="float">
            <text:p>390062011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05" office:value-type="float">
            <text:p>3210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03" office:value-type="float">
            <text:p>390062011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06" office:value-type="float">
            <text:p>3210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04" office:value-type="float">
            <text:p>390062011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07" office:value-type="float">
            <text:p>3210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05" office:value-type="float">
            <text:p>390062011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08" office:value-type="float">
            <text:p>3210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06" office:value-type="float">
            <text:p>390062011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09" office:value-type="float">
            <text:p>3210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07" office:value-type="float">
            <text:p>390062011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10" office:value-type="float">
            <text:p>3211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08" office:value-type="float">
            <text:p>390062011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11" office:value-type="float">
            <text:p>3211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09" office:value-type="float">
            <text:p>390062011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12" office:value-type="float">
            <text:p>3211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10" office:value-type="float">
            <text:p>390062011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13" office:value-type="float">
            <text:p>3211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11" office:value-type="float">
            <text:p>390062011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14" office:value-type="float">
            <text:p>3211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12" office:value-type="float">
            <text:p>390062011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15" office:value-type="float">
            <text:p>3211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13" office:value-type="float">
            <text:p>390062011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16" office:value-type="float">
            <text:p>3211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14" office:value-type="float">
            <text:p>390062011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17" office:value-type="float">
            <text:p>3211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15" office:value-type="float">
            <text:p>390062011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18" office:value-type="float">
            <text:p>3211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16" office:value-type="float">
            <text:p>390062011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19" office:value-type="float">
            <text:p>3211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17" office:value-type="float">
            <text:p>390062011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20" office:value-type="float">
            <text:p>3212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18" office:value-type="float">
            <text:p>390062011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21" office:value-type="float">
            <text:p>3212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19" office:value-type="float">
            <text:p>390062011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22" office:value-type="float">
            <text:p>3212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20" office:value-type="float">
            <text:p>390062011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23" office:value-type="float">
            <text:p>3212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21" office:value-type="float">
            <text:p>390062011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24" office:value-type="float">
            <text:p>3212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22" office:value-type="float">
            <text:p>390062011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25" office:value-type="float">
            <text:p>3212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23" office:value-type="float">
            <text:p>390062011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26" office:value-type="float">
            <text:p>3212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24" office:value-type="float">
            <text:p>390062011101024</text:p>
          </table:table-cell>
          <table:table-cell ns41:value-type="string" table:style-name="TL Metadata" office:value-type="string">
            <text:p>3900620111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27" office:value-type="float">
            <text:p>3212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25" office:value-type="float">
            <text:p>390062011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28" office:value-type="float">
            <text:p>3212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26" office:value-type="float">
            <text:p>390062011101026</text:p>
          </table:table-cell>
          <table:table-cell ns41:value-type="string" table:style-name="TL Metadata" office:value-type="string">
            <text:p>3900620111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29" office:value-type="float">
            <text:p>3212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27" office:value-type="float">
            <text:p>390062011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30" office:value-type="float">
            <text:p>3213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28" office:value-type="float">
            <text:p>390062011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31" office:value-type="float">
            <text:p>3213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29" office:value-type="float">
            <text:p>390062011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32" office:value-type="float">
            <text:p>3213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30" office:value-type="float">
            <text:p>390062011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33" office:value-type="float">
            <text:p>3213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31" office:value-type="float">
            <text:p>390062011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34" office:value-type="float">
            <text:p>3213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32" office:value-type="float">
            <text:p>390062011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35" office:value-type="float">
            <text:p>3213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33" office:value-type="float">
            <text:p>390062011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36" office:value-type="float">
            <text:p>3213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34" office:value-type="float">
            <text:p>390062011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37" office:value-type="float">
            <text:p>3213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35" office:value-type="float">
            <text:p>390062011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38" office:value-type="float">
            <text:p>3213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36" office:value-type="float">
            <text:p>390062011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39" office:value-type="float">
            <text:p>3213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37" office:value-type="float">
            <text:p>390062011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40" office:value-type="float">
            <text:p>3214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38" office:value-type="float">
            <text:p>390062011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41" office:value-type="float">
            <text:p>3214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39" office:value-type="float">
            <text:p>390062011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42" office:value-type="float">
            <text:p>3214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40" office:value-type="float">
            <text:p>390062011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43" office:value-type="float">
            <text:p>3214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41" office:value-type="float">
            <text:p>390062011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44" office:value-type="float">
            <text:p>3214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42" office:value-type="float">
            <text:p>390062011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45" office:value-type="float">
            <text:p>3214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43" office:value-type="float">
            <text:p>390062011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46" office:value-type="float">
            <text:p>3214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44" office:value-type="float">
            <text:p>390062011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47" office:value-type="float">
            <text:p>3214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45" office:value-type="float">
            <text:p>390062011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48" office:value-type="float">
            <text:p>3214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46" office:value-type="float">
            <text:p>390062011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49" office:value-type="float">
            <text:p>3214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47" office:value-type="float">
            <text:p>390062011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50" office:value-type="float">
            <text:p>3215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48" office:value-type="float">
            <text:p>390062011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51" office:value-type="float">
            <text:p>3215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49" office:value-type="float">
            <text:p>390062011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52" office:value-type="float">
            <text:p>3215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2011101050" office:value-type="float">
            <text:p>390062011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53" office:value-type="float">
            <text:p>3215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01" office:value-type="float">
            <text:p>390063011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54" office:value-type="float">
            <text:p>3215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02" office:value-type="float">
            <text:p>390063011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55" office:value-type="float">
            <text:p>3215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03" office:value-type="float">
            <text:p>390063011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56" office:value-type="float">
            <text:p>3215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04" office:value-type="float">
            <text:p>390063011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57" office:value-type="float">
            <text:p>3215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05" office:value-type="float">
            <text:p>390063011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58" office:value-type="float">
            <text:p>3215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06" office:value-type="float">
            <text:p>390063011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59" office:value-type="float">
            <text:p>3215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07" office:value-type="float">
            <text:p>390063011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60" office:value-type="float">
            <text:p>3216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08" office:value-type="float">
            <text:p>390063011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61" office:value-type="float">
            <text:p>3216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09" office:value-type="float">
            <text:p>390063011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62" office:value-type="float">
            <text:p>3216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10" office:value-type="float">
            <text:p>390063011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63" office:value-type="float">
            <text:p>3216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11" office:value-type="float">
            <text:p>390063011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64" office:value-type="float">
            <text:p>3216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12" office:value-type="float">
            <text:p>390063011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65" office:value-type="float">
            <text:p>3216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13" office:value-type="float">
            <text:p>390063011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66" office:value-type="float">
            <text:p>3216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14" office:value-type="float">
            <text:p>390063011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67" office:value-type="float">
            <text:p>3216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15" office:value-type="float">
            <text:p>390063011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68" office:value-type="float">
            <text:p>3216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16" office:value-type="float">
            <text:p>390063011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69" office:value-type="float">
            <text:p>3216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17" office:value-type="float">
            <text:p>390063011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70" office:value-type="float">
            <text:p>3217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18" office:value-type="float">
            <text:p>390063011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71" office:value-type="float">
            <text:p>3217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19" office:value-type="float">
            <text:p>390063011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72" office:value-type="float">
            <text:p>3217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20" office:value-type="float">
            <text:p>390063011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73" office:value-type="float">
            <text:p>3217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21" office:value-type="float">
            <text:p>390063011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74" office:value-type="float">
            <text:p>3217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22" office:value-type="float">
            <text:p>390063011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75" office:value-type="float">
            <text:p>3217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23" office:value-type="float">
            <text:p>390063011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76" office:value-type="float">
            <text:p>3217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24" office:value-type="float">
            <text:p>390063011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77" office:value-type="float">
            <text:p>3217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25" office:value-type="float">
            <text:p>390063011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78" office:value-type="float">
            <text:p>3217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26" office:value-type="float">
            <text:p>390063011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79" office:value-type="float">
            <text:p>3217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27" office:value-type="float">
            <text:p>390063011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80" office:value-type="float">
            <text:p>3218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28" office:value-type="float">
            <text:p>390063011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81" office:value-type="float">
            <text:p>3218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29" office:value-type="float">
            <text:p>390063011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82" office:value-type="float">
            <text:p>3218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30" office:value-type="float">
            <text:p>390063011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83" office:value-type="float">
            <text:p>3218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31" office:value-type="float">
            <text:p>390063011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84" office:value-type="float">
            <text:p>3218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32" office:value-type="float">
            <text:p>390063011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85" office:value-type="float">
            <text:p>3218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33" office:value-type="float">
            <text:p>390063011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86" office:value-type="float">
            <text:p>3218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34" office:value-type="float">
            <text:p>390063011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87" office:value-type="float">
            <text:p>3218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35" office:value-type="float">
            <text:p>390063011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88" office:value-type="float">
            <text:p>3218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36" office:value-type="float">
            <text:p>390063011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89" office:value-type="float">
            <text:p>3218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37" office:value-type="float">
            <text:p>390063011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90" office:value-type="float">
            <text:p>3219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38" office:value-type="float">
            <text:p>390063011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91" office:value-type="float">
            <text:p>3219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39" office:value-type="float">
            <text:p>390063011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92" office:value-type="float">
            <text:p>3219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40" office:value-type="float">
            <text:p>390063011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93" office:value-type="float">
            <text:p>3219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41" office:value-type="float">
            <text:p>390063011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94" office:value-type="float">
            <text:p>3219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42" office:value-type="float">
            <text:p>390063011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95" office:value-type="float">
            <text:p>3219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43" office:value-type="float">
            <text:p>390063011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96" office:value-type="float">
            <text:p>3219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44" office:value-type="float">
            <text:p>390063011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97" office:value-type="float">
            <text:p>3219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45" office:value-type="float">
            <text:p>390063011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98" office:value-type="float">
            <text:p>3219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46" office:value-type="float">
            <text:p>390063011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199" office:value-type="float">
            <text:p>3219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47" office:value-type="float">
            <text:p>390063011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00" office:value-type="float">
            <text:p>3220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48" office:value-type="float">
            <text:p>390063011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01" office:value-type="float">
            <text:p>3220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49" office:value-type="float">
            <text:p>390063011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02" office:value-type="float">
            <text:p>3220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50" office:value-type="float">
            <text:p>390063011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03" office:value-type="float">
            <text:p>3220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51" office:value-type="float">
            <text:p>390063011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04" office:value-type="float">
            <text:p>3220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201052" office:value-type="float">
            <text:p>390063011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05" office:value-type="float">
            <text:p>3220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01" office:value-type="float">
            <text:p>390063011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06" office:value-type="float">
            <text:p>3220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02" office:value-type="float">
            <text:p>390063011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07" office:value-type="float">
            <text:p>3220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03" office:value-type="float">
            <text:p>390063011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08" office:value-type="float">
            <text:p>3220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04" office:value-type="float">
            <text:p>390063011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09" office:value-type="float">
            <text:p>3220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05" office:value-type="float">
            <text:p>390063011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10" office:value-type="float">
            <text:p>3221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06" office:value-type="float">
            <text:p>390063011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11" office:value-type="float">
            <text:p>3221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07" office:value-type="float">
            <text:p>390063011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Kolom 9 (totaal mannen): de gedrukte bron geeft 0. Dit moet zijn 1; Kolom 11 (algemeen totaal): de gedrukte bron geeft 0. Dit moet zijn 1. Zie de verbeteringen na het deel Algemeen Overzicht. Hier zijn de gegevens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32212" office:value-type="float">
            <text:p>3221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08" office:value-type="float">
            <text:p>390063011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Kolom 9 (totaal mannen): de gedrukte bron geeft 2. Dit moet zijn 1; Kolom 11 (algemeen totaal): de gedrukte bron geeft 2. Dit moet zijn 1. Zie de verbeteringen na het deel Algemeen Overzicht. Hier zijn de gegevens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32213" office:value-type="float">
            <text:p>3221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09" office:value-type="float">
            <text:p>390063011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14" office:value-type="float">
            <text:p>3221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10" office:value-type="float">
            <text:p>390063011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15" office:value-type="float">
            <text:p>3221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11" office:value-type="float">
            <text:p>390063011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16" office:value-type="float">
            <text:p>3221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12" office:value-type="float">
            <text:p>390063011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17" office:value-type="float">
            <text:p>3221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13" office:value-type="float">
            <text:p>390063011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18" office:value-type="float">
            <text:p>3221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14" office:value-type="float">
            <text:p>390063011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19" office:value-type="float">
            <text:p>3221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15" office:value-type="float">
            <text:p>390063011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20" office:value-type="float">
            <text:p>3222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16" office:value-type="float">
            <text:p>390063011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21" office:value-type="float">
            <text:p>3222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17" office:value-type="float">
            <text:p>390063011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22" office:value-type="float">
            <text:p>3222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18" office:value-type="float">
            <text:p>390063011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23" office:value-type="float">
            <text:p>3222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19" office:value-type="float">
            <text:p>390063011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24" office:value-type="float">
            <text:p>3222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20" office:value-type="float">
            <text:p>390063011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25" office:value-type="float">
            <text:p>3222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21" office:value-type="float">
            <text:p>390063011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26" office:value-type="float">
            <text:p>3222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22" office:value-type="float">
            <text:p>390063011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27" office:value-type="float">
            <text:p>3222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23" office:value-type="float">
            <text:p>390063011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28" office:value-type="float">
            <text:p>3222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24" office:value-type="float">
            <text:p>3900630113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29" office:value-type="float">
            <text:p>3222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25" office:value-type="float">
            <text:p>390063011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30" office:value-type="float">
            <text:p>3223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26" office:value-type="float">
            <text:p>3900630113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31" office:value-type="float">
            <text:p>3223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27" office:value-type="float">
            <text:p>390063011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32" office:value-type="float">
            <text:p>3223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28" office:value-type="float">
            <text:p>390063011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33" office:value-type="float">
            <text:p>32233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29" office:value-type="float">
            <text:p>390063011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34" office:value-type="float">
            <text:p>32234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30" office:value-type="float">
            <text:p>390063011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35" office:value-type="float">
            <text:p>32235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31" office:value-type="float">
            <text:p>390063011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36" office:value-type="float">
            <text:p>32236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32" office:value-type="float">
            <text:p>390063011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37" office:value-type="float">
            <text:p>32237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33" office:value-type="float">
            <text:p>390063011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38" office:value-type="float">
            <text:p>32238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34" office:value-type="float">
            <text:p>390063011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39" office:value-type="float">
            <text:p>32239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35" office:value-type="float">
            <text:p>390063011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40" office:value-type="float">
            <text:p>32240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36" office:value-type="float">
            <text:p>390063011301036</text:p>
          </table:table-cell>
          <table:table-cell ns41:value-type="string" table:style-name="TL Metadata" office:value-type="string">
            <text:p>3900630113010361 <text:s/>Hieronder vijf van onbekenden ouderdom.</text:p>
          </table:table-cell>
          <table:table-cell ns41:value-type="string" table:style-name="TL Metadata" office:value-type="string">
            <text:p>3900630113010362 <text:s/>Hieronder vijf van onbekenden ouderdom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41" office:value-type="float">
            <text:p>32241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37" office:value-type="float">
            <text:p>390063011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32242" office:value-type="float">
            <text:p>32242</text:p>
          </table:table-cell>
          <table:table-cell ns41:value-type="string" table:style-name="TL Metadata" office:value-type="string">
            <text:p>Nb-4edl</text:p>
          </table:table-cell>
          <table:table-cell ns41:value-type="float" table:style-name="TL Metadata" office:value="390063011301038" office:value-type="float">
            <text:p>390063011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 table:number-rows-repeated="104708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page-layout-name="Mpm3" style:display-name="PageStyle_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48:42</meta:creation-date>
    <dc:creator>Helpdesk</dc:creator>
    <dc:date>2004-12-20T18:31:32</dc:date>
    <meta:document-statistic meta:object-count="0" meta:cell-count="13597" meta:table-count="2"/>
    <meta:generator>ODFPY/1.3.0dev</meta:generator>
  </office:meta>
</office:document-meta>
</file>